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Brochure" svg:font-family="Brochure" style:font-family-generic="roman" style:font-pitch="variable"/>
    <style:font-face style:name="GaramondT_rk" svg:font-family="Garamond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Brochure1" svg:font-family="Brochure" style:font-family-generic="system" style:font-pitch="variable"/>
    <style:font-face style:name="GaramondT_rk1" svg:font-family="GaramondT_r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LINTI_2a_">
      <style:paragraph-properties fo:margin-left="0cm" fo:margin-right="0.3cm" fo:margin-top="0cm" fo:margin-bottom="0cm" loext:contextual-spacing="false" fo:line-height="0.564cm" fo:text-indent="1cm" style:auto-text-indent="false"/>
      <style:text-properties style:font-name="DejaVu Sans" fo:font-size="11pt" fo:font-style="italic" style:font-size-asian="11pt" style:font-style-asian="italic"/>
    </style:style>
    <style:style style:name="P3" style:family="paragraph" style:parent-style-name="ANA_20_METIN">
      <style:paragraph-properties fo:margin-left="0cm" fo:margin-right="0.3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fo:language="de" fo:country="DE"/>
    </style:style>
    <style:style style:name="P5" style:family="paragraph" style:parent-style-name="ANA_20_METIN">
      <style:paragraph-properties fo:margin-left="0cm" fo:margin-right="0.3cm" fo:text-indent="1cm" style:auto-text-indent="false"/>
      <style:text-properties style:font-name="DejaVu Sans" fo:font-size="18pt" fo:language="de" fo:country="DE" fo:font-weight="bold" style:font-size-asian="18pt" style:font-weight-asian="bold"/>
    </style:style>
    <style:style style:name="P6" style:family="paragraph" style:parent-style-name="ANA_20_METIN">
      <style:paragraph-properties fo:margin-left="0cm" fo:margin-right="0.3cm" fo:line-height="0.564cm" fo:text-indent="1cm" style:auto-text-indent="false"/>
      <style:text-properties style:font-name="DejaVu Sans"/>
    </style:style>
    <style:style style:name="P7" style:family="paragraph" style:parent-style-name="ANA_20_METIN">
      <style:paragraph-properties fo:margin-left="0cm" fo:margin-right="0.3cm" fo:line-height="0.564cm" fo:text-indent="1cm" style:auto-text-indent="false"/>
      <style:text-properties style:font-name="DejaVu Sans" fo:font-size="16pt" style:font-size-asian="16pt"/>
    </style:style>
    <style:style style:name="P8" style:family="paragraph" style:parent-style-name="ANA_20_METIN">
      <style:paragraph-properties fo:margin-left="0cm" fo:margin-right="0.3cm" fo:line-height="0.564cm" fo:text-indent="1cm" style:auto-text-indent="false" fo:break-before="page"/>
      <style:text-properties style:font-name="DejaVu Sans"/>
    </style:style>
    <style:style style:name="P9" style:family="paragraph" style:parent-style-name="ANA_20_METIN">
      <style:paragraph-properties fo:margin-left="0cm" fo:margin-right="0.3cm" fo:line-height="0.564cm" fo:text-indent="0cm" style:auto-text-indent="false"/>
      <style:text-properties style:font-name="DejaVu Sans"/>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style>
    <style:style style:name="P1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1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4" style:family="paragraph" style:parent-style-name="B-ANA_20_METIN">
      <style:paragraph-properties fo:margin-left="0cm" fo:margin-right="0.3cm" fo:line-height="0.564cm" fo:text-indent="1cm" style:auto-text-indent="false"/>
      <style:text-properties style:font-name="DejaVu Sans"/>
    </style:style>
    <style:style style:name="P1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1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7"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18" style:family="paragraph" style:parent-style-name="BASLIK">
      <style:paragraph-properties fo:margin-left="0cm" fo:margin-right="0.3cm" fo:margin-top="0cm" fo:margin-bottom="0cm" loext:contextual-spacing="false" fo:text-align="start" style:justify-single-word="false" fo:text-indent="1cm" style:auto-text-indent="false"/>
      <style:text-properties style:font-name="DejaVu Sans"/>
    </style:style>
    <style:style style:name="P19"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20" style:family="paragraph" style:parent-style-name="BASLIK_20_BUYU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21" style:family="paragraph" style:parent-style-name="BASLIK_20_BUYU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2" style:family="paragraph" style:parent-style-name="BASLIK_20_BUYUK_20_ALT">
      <style:paragraph-properties fo:margin-left="0cm" fo:margin-right="0.3cm" fo:margin-top="0cm" fo:margin-bottom="0cm" loext:contextual-spacing="false" fo:text-align="start" style:justify-single-word="false" fo:text-indent="1cm" style:auto-text-indent="false"/>
      <style:text-properties style:font-name="DejaVu Sans"/>
    </style:style>
    <style:style style:name="P23" style:family="paragraph" style:parent-style-name="BASLIK_20_BUYU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4" style:family="paragraph" style:parent-style-name="BASLIK_20_BUYUK_20_AL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25" style:family="paragraph" style:parent-style-name="BASLIK_20_BİYİK_20_İS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6" style:family="paragraph" style:parent-style-name="BASLIK_20_BİYİK_20_İ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27" style:family="paragraph" style:parent-style-name="BASLIK_20_BİYİK_20_İS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28" style:family="paragraph" style:parent-style-name="BASLIK_20_BİYİK_20_İST">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29" style:family="paragraph" style:parent-style-name="BASLIK_20_İST">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30" style:family="paragraph" style:parent-style-name="BASLIK_20_İST">
      <style:paragraph-properties fo:margin-left="0cm" fo:margin-right="0.3cm" fo:text-align="justify" style:justify-single-word="false" fo:text-indent="1cm" style:auto-text-indent="false"/>
      <style:text-properties style:font-name="DejaVu Sans"/>
    </style:style>
    <style:style style:name="P31" style:family="paragraph" style:parent-style-name="BASLIK_20_İST">
      <style:paragraph-properties fo:margin-left="0cm" fo:margin-right="0.3cm" fo:text-align="start" style:justify-single-word="false" fo:text-indent="1cm" style:auto-text-indent="false"/>
      <style:text-properties style:font-name="DejaVu Sans"/>
    </style:style>
    <style:style style:name="P32" style:family="paragraph" style:parent-style-name="BASLIK_20_İST">
      <style:paragraph-properties fo:margin-left="1cm" fo:margin-right="0.3cm" fo:text-align="start" style:justify-single-word="false" fo:text-indent="0cm" style:auto-text-indent="false"/>
      <style:text-properties style:font-name="DejaVu Sans"/>
    </style:style>
    <style:style style:name="P33" style:family="paragraph" style:parent-style-name="Heading_20_1">
      <style:paragraph-properties fo:margin-left="0cm" fo:margin-right="0.3cm" fo:text-align="justify" style:justify-single-word="false" fo:text-indent="1cm" style:auto-text-indent="false"/>
      <style:text-properties style:font-name="DejaVu Sans"/>
    </style:style>
    <style:style style:name="P34" style:family="paragraph" style:parent-style-name="Heading_20_1">
      <style:paragraph-properties fo:margin-left="0cm" fo:margin-right="0.3cm" fo:text-align="justify" style:justify-single-word="false" fo:text-indent="1cm" style:auto-text-indent="false" fo:break-before="page"/>
      <style:text-properties style:font-name="DejaVu Sans"/>
    </style:style>
    <style:style style:name="P35" style:family="paragraph" style:parent-style-name="Heading_20_2">
      <style:paragraph-properties fo:margin-left="0cm" fo:margin-right="0.3cm" fo:text-indent="1cm" style:auto-text-indent="false"/>
      <style:text-properties style:font-name="DejaVu Sans"/>
    </style:style>
    <style:style style:name="P36" style:family="paragraph" style:parent-style-name="Heading_20_2">
      <style:paragraph-properties fo:margin-left="0cm" fo:margin-right="0.3cm" fo:text-indent="1cm" style:auto-text-indent="false" fo:break-before="page"/>
      <style:text-properties style:font-name="DejaVu Sans"/>
    </style:style>
    <style:style style:name="P37" style:family="paragraph" style:parent-style-name="Heading_20_3">
      <style:paragraph-properties fo:margin-left="0cm" fo:margin-right="0.3cm" fo:text-align="center" style:justify-single-word="false" fo:text-indent="1cm" style:auto-text-indent="false"/>
      <style:text-properties style:font-name="DejaVu Sans"/>
    </style:style>
    <style:style style:name="P38" style:family="paragraph" style:parent-style-name="Heading_20_3">
      <style:paragraph-properties fo:margin-left="0cm" fo:margin-right="0.3cm" fo:text-align="center" style:justify-single-word="false" fo:text-indent="1cm" style:auto-text-indent="false" fo:break-before="page"/>
      <style:text-properties style:font-name="DejaVu Sans"/>
    </style:style>
    <style:style style:name="P39" style:family="paragraph" style:parent-style-name="Standard">
      <style:paragraph-properties fo:margin-left="0cm" fo:margin-right="0.3cm" fo:text-indent="1cm" style:auto-text-indent="false"/>
      <style:text-properties style:font-name="DejaVu Sans"/>
    </style:style>
    <style:style style:name="P40" style:family="paragraph" style:parent-style-name="Standard">
      <style:paragraph-properties fo:margin-left="0cm" fo:margin-right="0.3cm" fo:text-align="center" style:justify-single-word="false" fo:text-indent="1cm" style:auto-text-indent="false"/>
      <style:text-properties style:font-name="DejaVu Sans" fo:font-size="36pt" fo:letter-spacing="0.009cm" fo:font-weight="bold" style:font-size-asian="36pt" style:font-weight-asian="bold"/>
    </style:style>
    <style:style style:name="P41" style:family="paragraph" style:parent-style-name="Standard">
      <style:paragraph-properties fo:margin-left="0cm" fo:margin-right="0.3cm" fo:text-align="center" style:justify-single-word="false" fo:text-indent="1cm" style:auto-text-indent="false"/>
      <style:text-properties style:font-name="DejaVu Sans"/>
    </style:style>
    <style:style style:name="P42" style:family="paragraph" style:parent-style-name="Standard">
      <style:paragraph-properties fo:margin-left="0cm" fo:margin-right="0.3cm" fo:line-height="0.564cm" fo:text-align="center" style:justify-single-word="false" fo:text-indent="1cm" style:auto-text-indent="false"/>
      <style:text-properties style:font-name="DejaVu Sans" fo:font-size="11pt" fo:letter-spacing="0.009cm" fo:font-weight="bold" style:font-size-asian="11pt" style:font-weight-asian="bold"/>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style>
    <style:style style:name="P44"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45"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6"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de" fo:country="DE" style:font-size-asian="11pt"/>
    </style:style>
    <style:style style:name="P4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de" fo:country="DE" style:font-size-asian="11pt"/>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de" fo:country="DE" fo:font-style="italic" fo:font-weight="bold" style:font-size-asian="11pt" style:font-style-asian="italic" style:font-weight-asian="bold"/>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style>
    <style:style style:name="P51"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5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53" style:family="paragraph" style:parent-style-name="Standard">
      <style:paragraph-properties fo:margin-left="0cm" fo:margin-right="0.3cm" fo:text-align="justify" style:justify-single-word="false" fo:text-indent="1cm" style:auto-text-indent="false"/>
      <style:text-properties style:font-name="DejaVu Sans"/>
    </style:style>
    <style:style style:name="P54" style:family="paragraph" style:parent-style-name="Standard">
      <style:paragraph-properties fo:margin-left="0cm" fo:margin-right="0.3cm" fo:text-indent="1cm" style:auto-text-indent="false"/>
      <style:text-properties style:font-name="DejaVu Sans" fo:font-size="16pt" fo:font-weight="bold" style:font-size-asian="16pt" style:font-weight-asian="bold"/>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DejaVu Sans" fo:font-size="16pt" fo:font-weight="bold" style:font-size-asian="16pt" style:font-weight-asian="bold"/>
    </style:style>
    <style:style style:name="P56"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57"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58"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59" style:family="paragraph" style:parent-style-name="Standard" style:master-page-name="Standard">
      <style:paragraph-properties fo:margin-left="0cm" fo:margin-right="0.3cm" fo:text-align="center" style:justify-single-word="false" fo:text-indent="1cm" style:auto-text-indent="false" style:page-number="auto"/>
      <style:text-properties style:font-name="DejaVu Sans" fo:font-size="36pt" fo:letter-spacing="0.009cm" fo:font-weight="bold" style:font-size-asian="36pt" style:font-weight-asian="bold"/>
    </style:style>
    <style:style style:name="P60" style:family="paragraph" style:parent-style-name="Standard">
      <style:paragraph-properties fo:margin-left="0cm" fo:margin-right="0.3cm" fo:text-align="justify" style:justify-single-word="false" fo:text-indent="0cm" style:auto-text-indent="false"/>
      <style:text-properties style:font-name="DejaVu Sans" fo:language="de" fo:country="DE"/>
    </style:style>
    <style:style style:name="P61"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de" fo:country="DE" style:font-size-asian="11pt"/>
    </style:style>
    <style:style style:name="P62"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63"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64"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65"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66" style:family="paragraph" style:parent-style-name="ayet_20_orta">
      <style:paragraph-properties fo:margin-left="0cm" fo:margin-right="0.3cm" fo:line-height="0.564cm" fo:text-indent="1cm" style:auto-text-indent="false"/>
      <style:text-properties style:font-name="DejaVu Sans" fo:font-size="11pt" style:font-size-asian="11pt"/>
    </style:style>
    <style:style style:name="P67" style:family="paragraph" style:parent-style-name="ayet_20_orta">
      <style:paragraph-properties fo:margin-left="0cm" fo:margin-right="0.3cm" fo:line-height="0.564cm" fo:text-indent="1cm" style:auto-text-indent="false"/>
      <style:text-properties style:font-name="DejaVu Sans"/>
    </style:style>
    <style:style style:name="P68" style:family="paragraph" style:parent-style-name="ayet_20__b8_st">
      <style:paragraph-properties fo:margin-left="0cm" fo:margin-right="0.3cm" fo:margin-top="0cm" fo:margin-bottom="0cm" loext:contextual-spacing="false" fo:line-height="0.564cm" fo:text-indent="1cm" style:auto-text-indent="false"/>
      <style:text-properties style:font-name="DejaVu Sans"/>
    </style:style>
    <style:style style:name="P69" style:family="paragraph" style:parent-style-name="ayet_20__b8_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70" style:family="paragraph" style:parent-style-name="evrim_20_alinti">
      <style:paragraph-properties fo:margin-left="0cm" fo:margin-right="0.3cm" fo:margin-top="0cm" fo:margin-bottom="0cm" loext:contextual-spacing="false" fo:line-height="0.564cm" fo:text-indent="1cm" style:auto-text-indent="false"/>
      <style:text-properties style:font-name="DejaVu Sans"/>
    </style:style>
    <style:style style:name="T1" style:family="text">
      <style:text-properties style:font-name="Times New Roman"/>
    </style:style>
    <style:style style:name="T2" style:family="text">
      <style:text-properties style:font-name="Times New Roman" fo:font-size="36pt" fo:letter-spacing="0.009cm" fo:font-weight="bold" style:font-size-asian="36pt" style:font-weight-asian="bold"/>
    </style:style>
    <style:style style:name="T3" style:family="text">
      <style:text-properties style:font-name="Times New Roman" fo:font-size="26pt" fo:letter-spacing="0.009cm" fo:font-weight="bold" style:font-size-asian="26pt" style:font-weight-asian="bold"/>
    </style:style>
    <style:style style:name="T4" style:family="text">
      <style:text-properties style:font-name="Times New Roman" fo:font-size="11pt" style:font-size-asian="11pt"/>
    </style:style>
    <style:style style:name="T5" style:family="text">
      <style:text-properties style:font-name="Times New Roman" fo:font-size="11pt" fo:letter-spacing="0.009cm" fo:font-weight="bold" style:font-size-asian="11pt" style:font-weight-asian="bold"/>
    </style:style>
    <style:style style:name="T6" style:family="text">
      <style:text-properties style:font-name="Times New Roman" fo:font-size="11pt" fo:letter-spacing="0.018cm" style:text-underline-style="solid" style:text-underline-width="auto" style:text-underline-color="font-color" style:font-size-asian="11pt"/>
    </style:style>
    <style:style style:name="T7" style:family="text">
      <style:text-properties style:font-name="Times New Roman" fo:font-size="11pt" fo:language="de" fo:country="DE" style:font-size-asian="11pt"/>
    </style:style>
    <style:style style:name="T8" style:family="text">
      <style:text-properties style:font-name="Times New Roman" fo:font-size="11pt" fo:language="de" fo:country="DE" fo:font-weight="bold" style:font-size-asian="11pt" style:font-weight-asian="bold"/>
    </style:style>
    <style:style style:name="T9" style:family="text">
      <style:text-properties style:font-name="Times New Roman" fo:font-size="11pt" fo:language="de" fo:country="DE" fo:font-style="italic" style:font-size-asian="11pt" style:font-style-asian="italic"/>
    </style:style>
    <style:style style:name="T10" style:family="text">
      <style:text-properties style:font-name="Times New Roman" fo:font-size="11pt" fo:letter-spacing="-0.009cm" style:font-size-asian="11pt"/>
    </style:style>
    <style:style style:name="T11" style:family="text">
      <style:text-properties style:font-name="Times New Roman" fo:font-size="11pt" fo:font-weight="bold" style:font-size-asian="11pt" style:font-weight-asian="bold"/>
    </style:style>
    <style:style style:name="T12" style:family="text">
      <style:text-properties style:font-name="Times New Roman" fo:font-size="11pt" fo:font-style="italic" fo:font-weight="bold" style:font-size-asian="11pt" style:font-style-asian="italic" style:font-weight-asian="bold"/>
    </style:style>
    <style:style style:name="T13" style:family="text">
      <style:text-properties style:font-name="Times New Roman" fo:font-size="11pt" fo:font-style="italic" fo:font-weight="normal" style:font-size-asian="11pt" style:font-style-asian="italic" style:font-weight-asian="normal"/>
    </style:style>
    <style:style style:name="T14" style:family="text">
      <style:text-properties style:font-name="Times New Roman" fo:font-size="11pt" fo:font-style="italic" style:font-size-asian="11pt" style:font-style-asian="italic"/>
    </style:style>
    <style:style style:name="T15" style:family="text">
      <style:text-properties style:font-name="Times New Roman" fo:font-size="11pt" fo:font-weight="normal" style:font-size-asian="11pt" style:font-weight-asian="normal"/>
    </style:style>
    <style:style style:name="T16" style:family="text">
      <style:text-properties style:font-name="Times New Roman" fo:font-size="18pt" fo:language="de" fo:country="DE" fo:font-weight="bold" style:font-size-asian="18pt" style:font-weight-asian="bold"/>
    </style:style>
    <style:style style:name="T17" style:family="text">
      <style:text-properties style:font-name="Times New Roman" fo:font-size="18pt" fo:letter-spacing="0.123cm" fo:font-weight="bold" style:font-size-asian="18pt" style:font-weight-asian="bold"/>
    </style:style>
    <style:style style:name="T18" style:family="text">
      <style:text-properties style:font-name="Times New Roman" fo:font-size="18pt" style:font-size-asian="18pt"/>
    </style:style>
    <style:style style:name="T19" style:family="text">
      <style:text-properties style:font-name="Times New Roman" fo:font-size="18pt" fo:font-weight="bold" style:font-size-asian="18pt" style:font-weight-asian="bold"/>
    </style:style>
    <style:style style:name="T20" style:family="text">
      <style:text-properties style:font-name="Times New Roman" fo:font-weight="bold" style:font-weight-asian="bold"/>
    </style:style>
    <style:style style:name="T21" style:family="text">
      <style:text-properties style:font-name="Times New Roman" fo:font-size="16pt" style:font-size-asian="16pt"/>
    </style:style>
    <style:style style:name="T22" style:family="text">
      <style:text-properties style:font-name="Times New Roman" fo:font-size="16pt" fo:letter-spacing="0.062cm" style:font-size-asian="16pt"/>
    </style:style>
    <style:style style:name="T23" style:family="text">
      <style:text-properties style:font-name="Times New Roman" fo:font-size="16pt" fo:font-weight="bold" style:font-size-asian="16pt" style:font-weight-asian="bold"/>
    </style:style>
    <style:style style:name="T24" style:family="text">
      <style:text-properties style:font-name="Times New Roman" fo:font-style="italic" style:font-style-asian="italic"/>
    </style:style>
    <style:style style:name="T25" style:family="text">
      <style:text-properties style:font-name="Times New Roman" fo:font-size="14pt" style:font-size-asian="14pt"/>
    </style:style>
    <style:style style:name="T26" style:family="text">
      <style:text-properties style:font-name="Times New Roman" fo:font-size="14pt" fo:letter-spacing="0.062cm" fo:font-weight="bold" style:font-size-asian="14pt" style:font-weight-asian="bold"/>
    </style:style>
    <style:style style:name="T27" style:family="text">
      <style:text-properties style:font-name="Times New Roman" fo:letter-spacing="-0.009cm"/>
    </style:style>
    <style:style style:name="T28" style:family="text">
      <style:text-properties style:font-name="Times New Roman" fo:letter-spacing="-0.009cm" fo:font-style="italic" style:font-style-asian="italic"/>
    </style:style>
    <style:style style:name="T29" style:family="text">
      <style:text-properties style:font-name="Times New Roman" fo:letter-spacing="0.009cm" fo:font-weight="bold" style:font-weight-asian="bold"/>
    </style:style>
    <style:style style:name="T30" style:family="text">
      <style:text-properties fo:language="de" fo:country="DE"/>
    </style:style>
    <style:style style:name="T31" style:family="text">
      <style:text-properties fo:text-transform="uppercase" style:font-name="Times New Roman" fo:font-size="18pt" fo:font-weight="bold" style:font-size-asian="18pt" style:font-weight-asian="bold"/>
    </style:style>
    <style:style style:name="T32" style:family="text">
      <style:text-properties fo:text-transform="uppercase" style:font-name="Times New Roman" fo:font-size="18pt" fo:font-style="normal" fo:font-weight="bold" style:font-size-asian="18pt" style:font-style-asian="normal" style:font-weight-asian="bold"/>
    </style:style>
    <style:style style:name="T33" style:family="text">
      <style:text-properties fo:text-transform="uppercase" style:font-name="Times New Roman" fo:font-size="18pt" fo:font-style="normal" style:font-size-asian="18pt" style:font-style-asian="normal"/>
    </style:style>
    <style:style style:name="T34" style:family="text">
      <style:text-properties fo:text-transform="uppercase" style:font-name="Times New Roman" fo:font-size="18pt" fo:language="de" fo:country="DE" fo:font-weight="bold" style:font-size-asian="18pt" style:font-weight-asian="bold"/>
    </style:style>
    <style:style style:name="T35" style:family="text">
      <style:text-properties fo:text-transform="uppercase" fo:font-size="18pt" fo:font-weight="bold" style:font-size-asian="18pt" style:font-weight-asian="bold"/>
    </style:style>
    <style:style style:name="T36" style:family="text">
      <style:text-properties fo:text-transform="uppercase" fo:font-size="18pt" fo:font-style="normal" fo:font-weight="bold" style:font-size-asian="18pt" style:font-style-asian="normal" style:font-weight-asian="bold"/>
    </style:style>
    <style:style style:name="T37" style:family="text">
      <style:text-properties fo:text-transform="uppercase" fo:font-size="18pt" fo:font-style="normal" style:font-size-asian="18pt" style:font-style-asian="normal"/>
    </style:style>
    <style:style style:name="T38" style:family="text">
      <style:text-properties fo:text-transform="uppercase" fo:font-size="18pt" fo:language="de" fo:country="DE" fo:font-weight="bold" style:font-size-asian="18pt" style:font-weight-asian="bold"/>
    </style:style>
    <style:style style:name="T39" style:family="text">
      <style:text-properties style:text-position="27% 100%"/>
    </style:style>
    <style:style style:name="T40" style:family="text">
      <style:text-properties style:text-position="27% 100%" style:font-name="Times New Roman"/>
    </style:style>
    <style:style style:name="T41" style:family="text">
      <style:text-properties style:text-position="27% 100%" style:font-name="Times New Roman" fo:font-size="11pt" fo:font-weight="normal" style:font-size-asian="11pt" style:font-weight-asian="normal"/>
    </style:style>
    <style:style style:name="T42" style:family="text">
      <style:text-properties style:text-position="27% 100%" style:font-name="Times New Roman" fo:font-size="11pt" fo:font-style="italic" style:font-size-asian="11pt" style:font-style-asian="italic"/>
    </style:style>
    <style:style style:name="T43" style:family="text">
      <style:text-properties style:text-position="27% 100%" style:font-name="Times New Roman" fo:font-size="11pt" style:font-size-asian="11pt"/>
    </style:style>
    <style:style style:name="T44" style:family="text">
      <style:text-properties style:text-position="27% 100%" style:font-name="Times New Roman" fo:font-size="11pt" fo:letter-spacing="-0.009cm" style:font-size-asian="11pt"/>
    </style:style>
    <style:style style:name="T45" style:family="text">
      <style:text-properties style:text-position="27% 100%" style:font-name="Times New Roman" fo:letter-spacing="-0.009cm"/>
    </style:style>
    <style:style style:name="T46" style:family="text">
      <style:text-properties style:text-position="27% 100%" fo:font-size="11pt" fo:font-weight="normal" style:font-size-asian="11pt" style:font-weight-asian="normal"/>
    </style:style>
    <style:style style:name="T47" style:family="text">
      <style:text-properties style:text-position="27% 100%" fo:font-size="11pt" fo:font-style="italic" style:font-size-asian="11pt" style:font-style-asian="italic"/>
    </style:style>
    <style:style style:name="T48" style:family="text">
      <style:text-properties style:text-position="27% 100%" fo:font-size="11pt" style:font-size-asian="11pt"/>
    </style:style>
    <style:style style:name="T49" style:family="text">
      <style:text-properties style:text-position="27% 100%" fo:font-size="11pt" fo:letter-spacing="-0.009cm" style:font-size-asian="11pt"/>
    </style:style>
    <style:style style:name="T50" style:family="text">
      <style:text-properties style:text-position="27% 100%" fo:letter-spacing="-0.009cm"/>
    </style:style>
    <style:style style:name="T51" style:family="text">
      <style:text-properties style:font-name="Times New Roman Tur" fo:font-size="11pt" style:font-size-asian="11pt"/>
    </style:style>
    <style:style style:name="T52" style:family="text">
      <style:text-properties fo:font-size="36pt" fo:letter-spacing="0.009cm" fo:font-weight="bold" style:font-size-asian="36pt" style:font-weight-asian="bold"/>
    </style:style>
    <style:style style:name="T53" style:family="text">
      <style:text-properties fo:font-size="26pt" fo:letter-spacing="0.009cm" fo:font-weight="bold" style:font-size-asian="26pt" style:font-weight-asian="bold"/>
    </style:style>
    <style:style style:name="T54" style:family="text">
      <style:text-properties fo:font-size="11pt" style:font-size-asian="11pt"/>
    </style:style>
    <style:style style:name="T55" style:family="text">
      <style:text-properties fo:font-size="11pt" fo:letter-spacing="0.009cm" fo:font-weight="bold" style:font-size-asian="11pt" style:font-weight-asian="bold"/>
    </style:style>
    <style:style style:name="T56" style:family="text">
      <style:text-properties fo:font-size="11pt" fo:letter-spacing="0.018cm" style:text-underline-style="solid" style:text-underline-width="auto" style:text-underline-color="font-color" style:font-size-asian="11pt"/>
    </style:style>
    <style:style style:name="T57" style:family="text">
      <style:text-properties fo:font-size="11pt" fo:language="de" fo:country="DE" style:font-size-asian="11pt"/>
    </style:style>
    <style:style style:name="T58" style:family="text">
      <style:text-properties fo:font-size="11pt" fo:language="de" fo:country="DE" fo:font-weight="bold" style:font-size-asian="11pt" style:font-weight-asian="bold"/>
    </style:style>
    <style:style style:name="T59" style:family="text">
      <style:text-properties fo:font-size="11pt" fo:language="de" fo:country="DE" fo:font-style="italic" style:font-size-asian="11pt" style:font-style-asian="italic"/>
    </style:style>
    <style:style style:name="T60" style:family="text">
      <style:text-properties fo:font-size="11pt" fo:letter-spacing="-0.009cm" style:font-size-asian="11pt"/>
    </style:style>
    <style:style style:name="T61" style:family="text">
      <style:text-properties fo:font-size="11pt" fo:font-weight="bold" style:font-size-asian="11pt" style:font-weight-asian="bold"/>
    </style:style>
    <style:style style:name="T62" style:family="text">
      <style:text-properties fo:font-size="11pt" fo:font-style="italic" fo:font-weight="bold" style:font-size-asian="11pt" style:font-style-asian="italic" style:font-weight-asian="bold"/>
    </style:style>
    <style:style style:name="T63" style:family="text">
      <style:text-properties fo:font-size="11pt" fo:font-style="italic" fo:font-weight="normal" style:font-size-asian="11pt" style:font-style-asian="italic" style:font-weight-asian="normal"/>
    </style:style>
    <style:style style:name="T64" style:family="text">
      <style:text-properties fo:font-size="11pt" fo:font-style="italic" style:font-size-asian="11pt" style:font-style-asian="italic"/>
    </style:style>
    <style:style style:name="T65" style:family="text">
      <style:text-properties fo:font-size="11pt" fo:font-weight="normal" style:font-size-asian="11pt" style:font-weight-asian="normal"/>
    </style:style>
    <style:style style:name="T66" style:family="text">
      <style:text-properties fo:font-size="18pt" fo:language="de" fo:country="DE" fo:font-weight="bold" style:font-size-asian="18pt" style:font-weight-asian="bold"/>
    </style:style>
    <style:style style:name="T67" style:family="text">
      <style:text-properties fo:font-size="18pt" fo:letter-spacing="0.123cm" fo:font-weight="bold" style:font-size-asian="18pt" style:font-weight-asian="bold"/>
    </style:style>
    <style:style style:name="T68" style:family="text">
      <style:text-properties fo:font-size="18pt" style:font-size-asian="18pt"/>
    </style:style>
    <style:style style:name="T69" style:family="text">
      <style:text-properties fo:font-size="18pt" fo:font-weight="bold" style:font-size-asian="18pt" style:font-weight-asian="bold"/>
    </style:style>
    <style:style style:name="T70" style:family="text">
      <style:text-properties fo:font-weight="bold" style:font-weight-asian="bold"/>
    </style:style>
    <style:style style:name="T71" style:family="text">
      <style:text-properties fo:font-size="16pt" style:font-size-asian="16pt"/>
    </style:style>
    <style:style style:name="T72" style:family="text">
      <style:text-properties fo:font-size="16pt" fo:letter-spacing="0.062cm" style:font-size-asian="16pt"/>
    </style:style>
    <style:style style:name="T73" style:family="text">
      <style:text-properties fo:font-size="16pt" fo:font-weight="bold" style:font-size-asian="16pt" style:font-weight-asian="bold"/>
    </style:style>
    <style:style style:name="T74" style:family="text">
      <style:text-properties fo:font-style="italic" style:font-style-asian="italic"/>
    </style:style>
    <style:style style:name="T75" style:family="text">
      <style:text-properties fo:font-size="14pt" style:font-size-asian="14pt"/>
    </style:style>
    <style:style style:name="T76" style:family="text">
      <style:text-properties fo:font-size="14pt" fo:letter-spacing="0.062cm" fo:font-weight="bold" style:font-size-asian="14pt" style:font-weight-asian="bold"/>
    </style:style>
    <style:style style:name="T77" style:family="text">
      <style:text-properties fo:letter-spacing="-0.009cm"/>
    </style:style>
    <style:style style:name="T78" style:family="text">
      <style:text-properties fo:letter-spacing="-0.009cm" fo:font-style="italic" style:font-style-asian="italic"/>
    </style:style>
    <style:style style:name="T79" style:family="text">
      <style:text-properties fo:letter-spacing="0.009cm"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40"/>
      <text:p text:style-name="P40"/>
      <text:p text:style-name="P40"/>
      <text:p text:style-name="P41"><text:span text:style-name="T52">TERRORISM: THE RITUAL OF THE DEVIL</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1"><text:span text:style-name="T53">HARUN YAHYA</text:span></text:p>
      <text:p text:style-name="P42"/>
      <text:p text:style-name="P42"/>
      <text:p text:style-name="P42"/>
      <text:p text:style-name="P43"/>
      <text:p text:style-name="P43"/>
      <text:p text:style-name="P51"/>
      <text:p text:style-name="P56"><text:span text:style-name="T54">© ALL RIGHTS RESERVED</text:span></text:p>
      <text:p text:style-name="P51"><text:span text:style-name="T54">TERRORISM: THE RITUAL OF THE DEVIL</text:span></text:p>
      <text:p text:style-name="P51"><text:span text:style-name="T54">HARUN YAHYA</text:span></text:p>
      <text:p text:style-name="P51"><text:span text:style-name="T54">Edited by:David Livingstone</text:span></text:p>
      <text:p text:style-name="P44"/>
      <text:p text:style-name="P51"><text:span text:style-name="T55">DECEMBER 2002</text:span></text:p>
      <text:p text:style-name="P44"/>
      <text:p text:style-name="P51"><text:span text:style-name="T54">ISBN No.: 81-7231-435-3</text:span></text:p>
      <text:p text:style-name="P44"/>
      <text:p text:style-name="P51"><text:span text:style-name="T54">Edition:2002</text:span></text:p>
      <text:p text:style-name="P51"><text:span text:style-name="T54">Published by Abdul Naeem for</text:span></text:p>
      <text:p text:style-name="P51"><text:span text:style-name="T54">Islamic Book Service</text:span></text:p>
      <text:p text:style-name="P51"><text:span text:style-name="T54">2241, Kucha Chelan, Darya Ganj, New Delhi - 110 002 (INDIA)</text:span></text:p>
      <text:p text:style-name="P51"><text:span text:style-name="T54">Ph.: 3253514, 3265380, 3286551 Fax: 3277913</text:span></text:p>
      <text:p text:style-name="P51"><text:span text:style-name="T54">e-mail:ibsdelhi@del2.vsnl.net.in &amp; ibsdelhi@mantraonline.com</text:span></text:p>
      <text:p text:style-name="P51"><text:span text:style-name="T54">website: http://www.islamic-india.com</text:span></text:p>
      <text:p text:style-name="P44"/>
      <text:p text:style-name="P51"><text:span text:style-name="T56">OUR ASSOCIATES</text:span></text:p>
      <text:p text:style-name="P51"><text:span text:style-name="T54">Islamic Book Service Inc.</text:span></text:p>
      <text:p text:style-name="P51"><text:span text:style-name="T54">136, Charlotte Ave, Hicksville, N. Y. 11801</text:span></text:p>
      <text:p text:style-name="P51"><text:span text:style-name="T54">Tel.: 516-870-0427, Fax: 516-870-0429</text:span></text:p>
      <text:p text:style-name="P51"><text:span text:style-name="T54">Toll Free: # 866-242-41BS</text:span></text:p>
      <text:p text:style-name="P44"/>
      <text:p text:style-name="P51"><text:span text:style-name="T54">Al Munna Book Shop Ltd.</text:span></text:p>
      <text:p text:style-name="P51"><text:span text:style-name="T54">P.O. Box-3449Sharjah (U.A.E.), Tel.: 06-561-5483, 06-561-4650</text:span></text:p>
      <text:p text:style-name="P51"><text:span text:style-name="T57">E-mail: nusrat@emirates.net.ae</text:span></text:p>
      <text:p text:style-name="P51"><text:span text:style-name="T54">Dubai Branch: Tel.: 04-3529294</text:span></text:p>
      <text:p text:style-name="P44"/>
      <text:p text:style-name="P51"><text:span text:style-name="T54">Printed at:</text:span></text:p>
      <text:p text:style-name="P51"><text:span text:style-name="T54">Noida Printing Press</text:span></text:p>
      <text:p text:style-name="P51"><text:span text:style-name="T54">C-31, Sector 7, Noida (U.P.)</text:span></text:p>
      <text:p text:style-name="P51"><text:span text:style-name="T54">Ph.:91-4528211</text:span></text:p>
      <text:p text:style-name="P44"/>
      <text:p text:style-name="P51"><text:span text:style-name="T54">All translations from the Qur'an are from "The Noble Qur'an: a New Rendering of</text:span></text:p>
      <text:p text:style-name="P51"><text:span text:style-name="T54">its Meaning in English" by Hajj Abdalhaqq and Aisha Bewley, published by Bookwork,</text:span></text:p>
      <text:p text:style-name="P51"><text:span text:style-name="T57">Norwich, UK. 1420 CE/1999 AH.</text:span></text:p>
      <text:p text:style-name="P46"/>
      <text:p text:style-name="P51"><text:span text:style-name="T58">Website: http: // www.harunyahya.com</text:span></text:p>
      <text:p text:style-name="P51"><text:span text:style-name="T58">E-mail: info@harunyahya.com</text:span></text:p>
      <text:p text:style-name="P4"><text:soft-page-break/></text:p>
      <text:p text:style-name="P5"/>
      <text:p text:style-name="P3"><text:span text:style-name="T66">CONTENTS</text:span></text:p>
      <text:p text:style-name="P4"/>
      <text:p text:style-name="P4"/>
      <text:p text:style-name="P6">INTRODUCTION</text:p>
      <text:p text:style-name="P6"/>
      <text:p text:style-name="P6">THE ANTICHRIST</text:p>
      <text:p text:style-name="P6"/>
      <text:p text:style-name="P6">THE NATURE OF THE ANTICHRIST AS DESCRIBED IN THE QUR’AN</text:p>
      <text:p text:style-name="P6"/>
      <text:p text:style-name="P6">TERRORISM: THE RITE OF THE ANTICHRIST</text:p>
      <text:p text:style-name="P6"/>
      <text:p text:style-name="P6">CONCLUSION</text:p>
      <text:p text:style-name="P6"/>
      <text:p text:style-name="P6">THE EVOLUTION DECEPTION</text:p>
      <text:p text:style-name="P6"/>
      <text:p text:style-name="P51"/>
      <text:p text:style-name="P56"><text:span text:style-name="T55">In the name of God, Most Gracious, Most Merciful</text:span></text:p>
      <text:p text:style-name="P44"/>
      <text:p text:style-name="P41"><text:span text:style-name="T67">TO THE READER</text:span></text:p>
      <text:p text:style-name="P45"/>
      <text:p text:style-name="P45"/>
      <text:p text:style-name="P52"><text:span text:style-name="T54">The reason why a special chapter is assigned to the collapse of the theory of evolution is that this theory constitutes the basis of all anti-spiritual philosophies. Since Darwinism rejects the fact of creation, and therefore the existence of God,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span></text:p>
      <text:p text:style-name="P52"><text:span text:style-name="T54">In all the books by the author, faith-related issues are explained in the light of Qur'anic verses, and people are invited to learn God's words and to live by them. All the subjects that concern 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52"><text:span text:style-name="T54">This book and all the other works by Harun Yahya can be read individually or discussed in a group. Those readers who are willing to profit from the books will find discussion very useful in that they will be able to relate their own reflections and experiences to one another. </text:span></text:p>
      <text:p text:style-name="P52"><text:span text:style-name="T54">In addition, it is a great service to the religion to contribute to the presentation and circulation of these books, which are written solely for the good pleasure of God. All the books of the author are extremely convincing, so, for those who want to communicate the religion to other people, one of the most effective methods is to encourage them to read these books.</text:span></text:p>
      <text:p text:style-name="P52"><text:span text:style-name="T54">It is hoped that the reader will take time to look through the review of other books on the final pages of the book, and appreciate the rich source of material on faith-related issues, which are very useful and a pleasure to read. </text:span></text:p>
      <text:p text:style-name="P52"><text:span text:style-name="T54">In them, one will not find, as in some other books, the personal views of the author, explanations based on dubious sources, styles unobservant of the respect and reverence due to sacred subjects, or hopeless, doubt-creating, and pessimistic accounts that create deviations in the heart.</text:span></text:p>
      <text:p text:style-name="P6"/>
      <text:p text:style-name="P6"/>
      <text:p text:style-name="P6"/>
      <text:p text:style-name="P41"><text:soft-page-break/></text:p>
      <text:p text:style-name="P57"><text:span text:style-name="T35">About The Author</text:span></text:p>
      <text:p text:style-name="P49"/>
      <text:p text:style-name="P49"/>
      <text:p text:style-name="P52"><text:span text:style-name="T54">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52"><text:span text:style-name="T54">His pen-name is made up of the names "Harun" (Aaron) and "Yahya" (John), in memory of the two esteemed prophets who fought against lack of faith. The Prophet's seal on the cover of the books is symbolic and is linked to the their contents. It represents the Qur'an (the final scripture) and the Prophet Muhammad, the last of the prophets. Under the guidance of the Qur'an and sunnah, the author makes it his purpose to disprove each one of the fundamental tenets of godless ideologies and to have the "last word", so as to completely silence the objections raised against religion. The seal of the final Prophet, who attained ultimate wisdom and moral perfection, is used as a sign of his intention of saying this last word. </text:span></text:p>
      <text:p text:style-name="P52"><text:span text:style-name="T54">All author's works center around one goal: to convey the Qur'an's message to people, encourage them to think about basic faith-related issues (such as the existence of God, His unity and the Hereafter), and to expose the feeble foundations and perverted ideologies of godless systems. </text:span></text:p>
      <text:p text:style-name="P52"><text:span text:style-name="T54">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and they are enjoyed by readers worldwide. </text:span></text:p>
      <text:p text:style-name="P52"><text:span text:style-name="T54">Greatly appreciated all around the world, these works have been instrumental in many people recovering their faith in God and in many others gaining a deeper insight into their faith. The wisdom, and the sincere and easy-to-understand style gives these books a distinct touch which directly effects any one who reads or studies them. Immune to objections,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d such ideologies from their very foundations. All contemporary movements of denial are now ideologically defeated, thanks to the collection of books written by Harun Yahya. </text:span></text:p>
      <text:p text:style-name="P52"><text:soft-page-break/><text:span text:style-name="T54">There is no doubt that these features result from the wisdom and lucidity of the Qur'an. The author modestly intends to serve as a means in humanity's search for God's right path. No material gain is sought in the publication of these works.</text:span></text:p>
      <text:p text:style-name="P52"><text:span text:style-name="T54">Considering these facts, those who encourage people to read these books, which open the "eyes" of the heart and guide them to become more devoted servants of God, render an invaluable service. </text:span></text:p>
      <text:p text:style-name="P52"><text:span text:style-name="T54">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and impact of this service are manifest in readers' conviction. </text:span></text:p>
      <text:p text:style-name="P52"><text:span text:style-name="T60">One point should be kept in mind: The main reason for the continuing cruelty, conflict, and all the ordeals the majority of people undergo is the ideological prevalence of disbelief. This state can only be ended with the ideological defeat of disbelief and by conveying the wonders of creation and Qur'anic morality so that people can live by it. Considering the state of the world today, which leads people into the downward spiral of violence, corruption and conflict, it is clear that this service has to be provided more speedily and effectively. Otherwise, it may be too late. </text:span></text:p>
      <text:p text:style-name="P52"><text:span text:style-name="T54">It is no exaggeration to say that the collection of books by Harun Yahya have assumed this leading role. By the will of God, these books will be a means through which people in the 21st century will attain the peace, justice and happiness promised in the Qur'an.</text:span></text:p>
      <text:p text:style-name="P52"><text:span text:style-name="T61">The works of the author include </text:span><text:span text:style-name="T62">The New Masonic Order, Judaism and Freemasonry, Global Freemasonry, Knight Templars, Islam Denounces Terrorism, Terrorism:The Ritual of the Devil, The Disasters Darwinism Brought to Humanity, Communism in Ambush, Fascism:The Bloody Ideology of Darwinism, The 'Secret Hand' in Bosnia, Behind the Scenes of The Holocaust, Behind the Scenes of Terrorism, Israel's Kurdish Card, The Oppression Policy of Communist China and Eastern Turkestan,Palestine, Solution: The Values of the Qur'an, The Winter of Islam and Its Expected Spring, Articles 1-2-3, A Weapon of Satan:Romanticism, Signs from the Chapter of the Cave to the Last Times, Signs of the Last Day, The Last Times and The Beast of the Earth, Truths 1-2, The Western World Turns to God, The Evolution Deceit, Precise Answers to Evolutionists, The Blunders of Evolutionists, Confessions of Evolutionists, The Qur'an Denies Darwinism, Perished Nations, For Men of Understanding, The Prophet Musa, The Prophet Yusuf, The Prophet Muhammad (saas), The Prophet </text:span><text:soft-page-break/><text:span text:style-name="T62">Sulayman, The Golden Age, Allah's Artistry in Colour, Glory is Everywhere, The Importance of the Evidences of Creation, The Truth of the Life of This World, The Nightmare of Disbelief, Knowing the Truth, Eternity Has Already Begun, Timelessness and the Reality of Fate, Matter:Another Name for Illusion, The Little Man in the Tower, Islam and the Philosophy of Karma, The Dark Magic of Darwinism, The Religion of Darwinism, The Collapse of the Theory of Evolution in 20 Questions, Allah is Known Through Reason, The Qur'an Leads the Way to Science, The Real Origin of Life, Consciousness in the Cell, Technology Imitates Nature,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Miracle of Microworld, The Secrets of DNA.</text:span></text:p>
      <text:p text:style-name="P52"><text:span text:style-name="T61">The author's childrens books are: </text:span><text:span text:style-name="T62">Wonders of Allah's Creation, The World of Animals, The Glory in the Heavens, Wonderful Creatures, Let's Learn Our Islam, The World of Our Little Friends:The Ants, Honeybees That Build Perfect Combs, Skillful Dam Builders:Beavers.</text:span></text:p>
      <text:p text:style-name="P52"><text:span text:style-name="T61">The author's other works on Quranic topics include: </text:span><text:span text:style-name="T62">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Return, Beauties Presented by the Qur'an for Life, A Bouquet of the Beauties of Allah 1-2-3-4, The Iniquity Called "Mockery," The Mystery of the Test, The True Wisdom According to the Qur'an, The Struggle with the Religion </text:span><text:soft-page-break/><text:span text:style-name="T62">of Irreligion, The School of Yusuf, The Alliance of the Good, Slanders Spread Against Muslims Throughout History, The Importance of Following the Good Word, Why Do You Deceive Yourself?, Islam: The Religion of Ease, Enthusiasm and Excitement in the Qur'an, Seeing Good in Everything, How do the Unwise Interpret the Qur'an?, Some Secrets of the Qur'an, The Courage of Believers, Being Hopeful in the Qur'an, Justice and Tolerance in the Qur'an, Basic Tenets of Islam, Those Who do not Listen to the Qur'an, Taking the Qur'an as a Guide, A Lurking Threat:Heedlessness, Sincerity in the Qur'an.</text:span></text:p>
      <text:p text:style-name="P6"/>
      <text:h text:style-name="P33" text:outline-level="1"/>
      <text:h text:style-name="P34" text:outline-level="1"><text:span text:style-name="T36">Introduction</text:span></text:h>
      <text:p text:style-name="P6"/>
      <text:p text:style-name="P6"/>
      <text:p text:style-name="P6">Throughout their entire lives, everyone is at war with an enemy, the extent of whose strength and influence they perhaps fail to fully comprehend. The main feature of this enemy is subtlety. He constantly invites mankind to commit evil, and many people he uses without them even being aware of it. Those who are constantly in conflict with others, who always believe that violence is the answer, who take pleasure in brutality, murder, chaos and anarchy, in short, those who harm the peace and security of the world, have lost the war against this foe, whether they realize it or not, and have fallen under his control. This most dangerous enemy is the Devil, described to us in all his aspects by God in the Qur'an. The Devil is a force who, ever since the time of the Prophet Adam, has been doing all in his power to turn man away from God. One of the most common errors people commit is their failure to adequately estimate the Devil, that one who incites them to wickedness and leads them to Hell. The fact is, however, that the Devil poses a serious danger to man, and is his declared enemy. In a verse, God reveals:</text:p>
      <text:p text:style-name="P10"/>
      <text:p text:style-name="P13"><text:span text:style-name="T54">The Devil is your enemy so treat him as an enemy. He summons his party so they will be among the people of the Searing Blaze. (Qur'an, 35: 6)</text:span></text:p>
      <text:p text:style-name="P6"/>
      <text:p text:style-name="P6">One of the most devious quagmires that the Devil sets up for people is conflict, terror and anarchy. As God revealed in another verse, <text:span text:style-name="T70">"The Devil wants to stir up trouble between them"</text:span> <text:span text:style-name="T70">(Qur'an, 17: 53)</text:span>; to destroy feelings of friendship, love, compassion, forgiveness, peace and trust between people, and to incite them towards violence, are the objectives of the Devil. However, one point should be stressed here. Although the Devil appears to be a creature who is active on many fronts, he is, in fact, under God's control and is His subject. He knows that God has granted him a set time until the day of judgement, and that he will have to pay for sins when that time comes. The promises he fabricates to encourage people to join him, and the schemes he sets in motion, are all part of his deceptions. God describes this fact of the Devil:</text:p>
      <text:p text:style-name="P10"/>
      <text:p text:style-name="P13"><text:span text:style-name="T54">They are like the Devil when he says to a human being, "Disbelieve," and then when he disbelieves, says, "I wash my hands of you. Truly I fear God, the Lord of all the worlds." (Surat al-Hasr: 16)</text:span></text:p>
      <text:p text:style-name="P6"/>
      <text:p text:style-name="P6">Nevertheless, the Devil is able to influence certain people (those who do not believe in God, and who do not know or fear Him as they should). The degree of this influence depends on the circumstances. He is often behind certain events which impel human societies into disaster and which cause harm to the innocent. One of the greatest sources of misery effected by the Devil in our time is, without a doubt, terrorism.</text:p>
      <text:p text:style-name="P6"><text:soft-page-break/>The hadiths of the Prophet Muhammad, peace be upon him, also mention that, during the end times, a devilish power will emerge, one of whose most important attributes will be that he disrupts the peace and order of mankind. Many people, though, attach little importance to that power, known as the Antichrist (Dajjal). That is because, most people either have little knowledge of the matter, or have never heard of it at all. However, the subject of the Antichrist is very prominent in those of the Prophet's hadiths which point out that the last day is approaching, and about which a substantial amount of information has been provided. The aim of this book is to describe the characteristics of the Antichrist, one of the Devil's primary minions on earth, as set out in the hadiths, and to allow the reader to acquire more familiarity with this Devilish power, of which God's messenger (pbuh) has warned us.</text:p>
      <text:p text:style-name="P6">From the hadiths, one would ordinarily think of him as an individual. However, as well as an individual, it can also be an ideology that tends towards violence and savagery, possesses devilish characteristics, and inflicts suffering on mankind. Later chapters of this book will treat that aspect, and demonstrate that the Antichrist is a perverted ideological movement that has enormous influence in the world. That movement holds whole communities under its spell, attracts followers despite all its manifest absurdities and errors, and even has its own differing sects within it.</text:p>
      <text:p text:style-name="P6">Another important matter that will be considered in this book is the way this movement inspires fear and unease in people, giving rise to chaos and anarchy, and destroying peace and security, in order to consolidate its hold on the entire world. One of the most frequently employed methods that the movement in question resorts to, in order to achieve its aims, is acts of violence and terrorism aimed at the innocent. In other words, terrorism is the most prominent element of the way of the Antichrist. That element is employed by the disciples of the system, in hysteria and rage, as if it were a holy rite.</text:p>
      <text:p text:style-name="P6">The wars, conflicts, acts of brutal terrorism, slaughter and acts of genocide that still go on in various parts of the world today, are the work of the Antichrist, the principle devilish power in the run-up to the last day. The main aim of that system is to turn people away from religious belief, proper morality, spiritual depth, love and all human values, and to turn them into uncompassionate and aggressive creatures that take pleasure in savagery and violence, and thus turn the whole world into a battleground. However, it must never be forgotten that this plan will not succeed, and that the system of the Antichrist is doomed to annihilation. Whatever the degree of the strife and chaos it manages to create, the ideological system of the Antichrist is doomed, under the law of God, to ultimate defeat and destruction. By the will of God, that defeat will come about by means of a war of ideas waged by those who turn to Him with true sincerity and strive to bring about the spread of belief and proper morality all over the world. That is a promise made by God to the believers. The following verse is the way in which God says that the truth will be made known in the end and falsehood be overcome:</text:p>
      <text:p text:style-name="P10"><text:soft-page-break/></text:p>
      <text:p text:style-name="P13"><text:span text:style-name="T54">Say: "Truth has come and falsehood has vanished. Falsehood is always bound to vanish." (Qur'an, 17: 81)</text:span></text:p>
      <text:p text:style-name="P41"/>
      <text:p text:style-name="P57"><text:span text:style-name="T35">The Antichrist</text:span></text:p>
      <text:p text:style-name="P10"/>
      <text:p text:style-name="P11"/>
      <text:p text:style-name="P13"><text:span text:style-name="T65">Dajjal is an Arabic word with various meanings, such as "a liar and imposter, someone who lies, covers the earth with his followers, and covers the truth by disbelief."</text:span><text:span text:style-name="T46">1</text:span><text:span text:style-name="T65"> In many of the hadiths of the Prophet Muhammad (pbuh) which discuss the matter of end times, it is repeated as one of the most important signs of the doomsday. The present state of the world bears many similarities to that time as described by the Prophet. In the hadiths, that period appears as one in which </text:span><text:span text:style-name="T63">fitnah</text:span><text:span text:style-name="T65"> (chaos and wickedness), anarchy and violence will spread far and wide, when there will be no peace in the world, when people will battle evils such as hunger, poverty and shortages, and when oppression will prevail. (for details, see </text:span><text:span text:style-name="T63">The Signs of The Last Day, </text:span><text:span text:style-name="T65">Harun Yahya, 2001). The Antichrist is the ideological infrastructure which causes that chaos and instability, that encourages people to immorality and evil, condemns whole communities to denial and rebellion, and is the ultimate root of terrorism and violence. The Antichrist spreads immorality by portraying good as evil, and evil as good. One of the hadiths on the subject reads: </text:span></text:p>
      <text:p text:style-name="P1"><text:span text:style-name="T64">When Al-Dajjal appears, he will have fire and water along with him. What the people will consider as cold water, will be fire that will burn (things). So, if anyone of you comes across this, he should fall in the thing which will appear to him as fire, for in reality, it will be fresh cold water.</text:span><text:span text:style-name="T47">2</text:span></text:p>
      <text:p text:style-name="P6">In the hadiths, the Prophet Muhammad (pbuh) states that the Antichrist will undoubtedly appear before doomsday, and describes the kind of conditions in which he will do so. The period when he appears will be one when people fail to live by the morality condoned by religion, when the existence of God is openly denied, when immorality, chaos, war and conflict are everywhere, and when terrorism, murder and violence become a part of normal, everyday life. Although there have been times all through history that have witnessed anarchy and chaos, the state of chaos and confusion that will be created by the Antichrist will be on an unprecedented scale.</text:p>
      <text:p text:style-name="P6">The Prophet (pbuh) emphasized that fact in a hadith: </text:p>
      <text:p text:style-name="P1"><text:span text:style-name="T64">There would be no creation (creating more trouble) than the Dajjal, from the creation of Adam to the Last Hour. </text:span><text:span text:style-name="T47">3</text:span></text:p>
      <text:p text:style-name="P45"/>
      <text:p text:style-name="P15"/>
      <text:p text:style-name="P16"><text:span text:style-name="T71">DARWINISM IS THE RELIGION</text:span></text:p>
      <text:p text:style-name="P16"><text:span text:style-name="T71">OF THE ANTICHRIST</text:span></text:p>
      <text:p text:style-name="P6"/>
      <text:p text:style-name="P6">The characteristics described by many of the hadiths discussing the Antichrist become much clearer when considered as ideology. All ideas and systems of thought, therefore, that encourage people to deny the existence of God, turn them away from <text:soft-page-break/>religious morality and encourage strife and chaos between them actually represent the Antichrist.</text:p>
      <text:p text:style-name="P6">Today, materialism, and the various ideologies and movements that it gives birth to, are the primary components contributing to corruption in the world. All such movements, in effect, received their so-called scientific justification from the same source, and share the same fundamental foundation: Darwinism. Ever since Darwinism was first put forward, it has been the principle justification for materialist and anti-religious ideologies and movements, and even itself been elevated to the status of a religion by those who support such ideologies. The great Islamic scholar Bediuzzaman Said Nursi stressed that Darwinism would become the religion of the Antichrist in the end of times: </text:p>
      <text:p text:style-name="P1"><text:span text:style-name="T54">A tyrannical current born of Naturalist and Materialist philosophy will gradually become strong and spread at the end of time by means of materialist philosophy, reaching such a degree that it denies God.</text:span><text:span text:style-name="T48">4</text:span></text:p>
      <text:p text:style-name="P6">As Bediuzzaman made clear, with the words "a tyrannical current born of Naturalist and Materialist philosophy," Darwinism is a teaching that attributes an independent power to nature, claims that life was not created, but emerged as a result of chance, and tries to distance mankind from belief in God. In the book <text:span text:style-name="T74">Teysir-al Wusul ila Jami-al Usul</text:span>, which contains the collected hadiths of the Prophet Muhammad (pbuh), together with a commentary on them, the subject is dealt with in these terms:</text:p>
      <text:p text:style-name="P1"><text:span text:style-name="T54">The clearest and most important feature of the strife of the end times that the Antichrist gives rise to is the fact that it is opposed to religion. Various humanist views and values that will emerge at that time will attempt to replace religion. This new religion takes denial as its basis in order to do away with all forms of divine rule over man … It is an anti-religious religion whose basic deity is matter and man</text:span><text:span text:style-name="T48">5</text:span><text:span text:style-name="T54"> </text:span></text:p>
      <text:p text:style-name="P6">The humanist views mentioned in the above quote have today actually taken on the aspects of a religion. Modern humanism is an atheistic religion in which the existence of God is denied, and man is regarded as a sacred being to be venerated. When one examines the publications of humanists, it is clear that their world view is entirely based on the theory of evolution. (For further details, see <text:span text:style-name="T74">Global Freemasonry</text:span>, by Harun Yahya, Istanbul, 2002)</text:p>
      <text:p text:style-name="P6">Blind chance is the central premise employed in Darwinism for maintaining that life came about out of inanimate matter and developed by means of an evolutionary process. According to this deceptive ideology, all living species began from one single cell that came about by chance, in other words from one common ancestor, and then evolved from one another over time by means of minute changes, again by pure coincidence. The theory lacks any scientific or rational basis, is nothing but a fantasy, and was widely accepted in Darwin's day on account of the primitive level of science and the sociological conditions at the time. However, as science and technology progressed it was realized that the theory was actually complete nonsense. Yet, despite that, there are <text:soft-page-break/>still people today who are unable to abandon the nonsensical theory, as we shall see later. </text:p>
      <text:p text:style-name="P6">Ever since Darwinism was first advanced, it has been the primary theoretical justification for materialist and anti-religious ideologies and movements, and has been elevated to the near status of creed by their proponents.</text:p>
      <text:p text:style-name="P6">When those who believe in this superstition are asked how life might have first come about, they reply "Living things came about by chance." In actual fact, however, chance is an uncontrolled, unreasoning and aimless force. God, however, creates everything according to a plan, in an ordered, intelligent and specific manner. When a person examines an object of creation, he realizes that it is part of a design and was brought into existence by an intelligent and conscious being. Moreover, it is not a conclusion that requires a great deal of thought to arrive at. It is immediately apparent. For instance, when someone enters a room he knows that when he sees a chair, table, clock and a television, that they were made by someone and placed in that room. He also knows that someone installed everything in that room according to a specific order. He would certainly never consider that the table, chair, clock and television had come into being by themselves, or had entered the room and placed themselves of their own doing. If anyone were to believe that such a thing were possible, his sanity would have to be questioned. </text:p>
      <text:p text:style-name="P6">In the same way, someone who believes in such a senseless notion as Darwinism is in effect claiming that apples, oranges, strawberries, grapes, melons, watermelons, cherries, plums, peaches, apricots, roses, lilacs, hyacinths, violets, magnolias, carnations, cats, antelopes, tigers, rabbits, squirrels, zebras, giraffes, and all the myriad other species in the world, and even engineers, doctors, professors, academics, artists and statesmen, in short everyone in the world, had come about of their own accord as the result of chance. To put it another way, such a person believes that everything he sees is the result of chance. That means that "chance" is that person's god. Yet on careful inspection, that so-called god is one with no power of reason at all, and thus the most unintelligent god imaginable. That "god" is unaware of even its own existence, as well of that of what it has brought into being.</text:p>
      <text:p text:style-name="P6">In one hadith regarding the Antichrist, the Prophet Muhammad (pbuh) said, "Ad-Dajjal is blind."<text:span text:style-name="T39">6</text:span> Some Islamic scholars have interpreted that hadith to mean "The eye of the Antichrist's heart is blind."<text:span text:style-name="T39">7 </text:span>That interpretation helps us to better understand the facts we just mentioned. In the same way, the eye of the heart of someone who makes a god out of blind chance is also blind, as is the eye of his reason. Such people immediately object when it is suggested that "God created the whole universe with superior intelligence, order and design." Yet when it is suggested that "Everything is the result of blind chance," they find that completely logical. Instead of an intelligent and conscious creator, they prefer the totally unreasonable idea that blind chance, lacking all intelligence and creative ability, created everything out of anarchy and chaos. Therefore, <text:soft-page-break/>Darwinism is the most illogical and superstitious religion in the history of the world. Another surprising fact is the way in which a number of highly educated people adopt it as their religion, even though it is clearly false. Professors, politicians, teachers, lawyers and even doctors allow themselves to believe in this nonsense. This shows to what extent the ideas of the Antichrist entrance people like a magic spell.</text:p>
      <text:p text:style-name="P6">So, just what is it that leads certain people to believe such an irrational and illogical claim, and to even fiercely defend it?</text:p>
      <text:p text:style-name="P6">What we are dealing with here is an intensive propaganda campaign aimed at spreading the ideological system of the Antichrist in the time before the last days. In order to render this campaign as effective as possible, people are bombarded with indoctrination throughout their lives, and thus over time are coerced into adopting that twisted religion. This indoctrination, which people are exposed to even from childhood, consists of various phases, during each one of which people take a further step in the direction of the dark world of the Antichrist. The most effective way of protecting oneself from that bombardment is to listen to only the voice of one's conscience. Because, by the grace of God, our conscience is a guide that ensures our adherence to the true path. Darwinism, on the other hand, which has suffered a complete collapse scientifically, is today only defended as an ideological viewpoint, the senselessness of which can be demonstrated not only by the scientific evidence but also by listening to the voice of one's own conscience. </text:p>
      <text:p text:style-name="P6">In order to be on one's guard against such constant indoctrination, and to understand the workings of it, we need to examine its various phases.</text:p>
      <text:p text:style-name="P6"/>
      <text:p text:style-name="P16"><text:span text:style-name="T75">Stage 1 </text:span></text:p>
      <text:p text:style-name="P16"><text:span text:style-name="T75">People are told the lie that "life is the work of chance."</text:span></text:p>
      <text:p text:style-name="P6">A child perceives and evaluates that which goes on around him in a way different from adults. Children are constantly asking questions, and for the reason of things that happen around them, such as where they came from, how are they able to speak, how other things in nature came to exist, who created plants, how it is that the sun rises and sets, how the moon stays up in the sky, and many other such things. There is actually only one true answer that can be given to a child with respect of all these questions. Yet, people tend to offer two types of answers. The first, and correct, answer is that it was God that created everything, himself included, and that people are responsible to God, who created them from nothing and enables them to grow, eat, drink and breathe, and who protects them. God holds the entire universe under His control, is omnipresent, and sees and hears everything. </text:p>
      <text:p text:style-name="P6">Some people, however, do not give their children the true answer to these questions. They may say that God created everything, but they do not go on to say that He is Lord and Ruler of all, and that everything happens by His will. Another group <text:soft-page-break/>mislead their children in an even worse manner. They offer the mistaken claim that the entire universe is the result of unconscious and blind chance. That is because they in turn were instructed by their own parents or their teachers with the same answers. They had constantly been exposed to the indoctrination denying the existence of God, in schools, newspapers and on the television. That deception has over time become part of their basic outlook.</text:p>
      <text:p text:style-name="P6">What is more, this indoctrination has led to such a mindset in people that, despite the myriad miracles in creation, they have become used to ignoring what they see with their own eyes and recognize with their conscience. In actual fact, the whole situation is itself another miracle of creation. The fact that people deny so many miracles that can clearly be seen with their own eyes is a miracle, revealed to us in the Qur'an. In the following verse, God reveals how some people will continue to deny all the various miracles they are made to witness: </text:p>
      <text:p text:style-name="P10"/>
      <text:p text:style-name="P13"><text:span text:style-name="T54">Even if We sent down angels to them, and the dead spoke to them, and We gathered together everything in front of them right before their eyes, they would still not believe unless God willed. The truth is that most of them are ignorant. (Qur'an, 6: 111)</text:span></text:p>
      <text:p text:style-name="P6"/>
      <text:p text:style-name="P6">The kind of ideas with which these people educate their children is in accordance with the religion of the Antichrist, as it is the one they themselves believe in. That is how a great many people are raised, even from an early age, in the belief that everything is the result of chance, never considering the existence of God and the art of His creation. Some families provide their children no information on the subject at all, and leave them totally vulnerable to atheistic indoctrination, which they are certain to encounter on the television and in films, newspapers and books.</text:p>
      <text:p text:style-name="P45"/>
      <text:p text:style-name="P25"><text:span text:style-name="T75">Stage 2</text:span></text:p>
      <text:p text:style-name="P25"><text:span text:style-name="T75">People are taught the lie that life is a </text:span></text:p>
      <text:p text:style-name="P25"><text:span text:style-name="T75">struggle founded on violence</text:span></text:p>
      <text:p text:style-name="P6"><text:span text:style-name="T77">Someone who thinks that life is the result of chance and coincidence, even if he is not fully conscious in the early stages of his believing in it, comes to believe that matter is the only absolute existence. Here he has completed the first stage of his indoctrination. As a consequence, in those cultures where people raised under such propaganda are in the majority, another important suggestion that roots itself in a child's mind is that he can "only survive so long as he is strong and selfish."</text:span></text:p>
      <text:p text:style-name="P6">That idea is first instilled by the family, and then becomes stronger and more broadly based when the child starts school. The indoctrination the child receives from his family and his surroundings is reinforced by entirely unscientific theories, which are nevertheless portrayed as sanctioned by science, along the lines of "the ancestors of <text:soft-page-break/>man were animals, for which reason the relationships between animals also apply to those between people." In this way, the child begins to learn the lie that there is a constant state of conflict between individuals and in society, that the weak ought to be eliminated, and that he needs to behave in that manner in order to survive. According to this principle, the most essential lesson, and the one that must never be forgotten, is that force, violence and deception can be employed, if necessary, in order to survive.</text:p>
      <text:p text:style-name="P6"><text:span text:style-name="T77">Such indoctrination is not restricted to the educational system. The child continues to receive intensive Social Darwinist indoctrination in the lyrics of the songs he listens to, the films he watches, in advertisements, videos, and even the computer games he plays, in short, in every sphere of his life. As a result of this intensive indoctrination, he builds his relationships with others on a materialistic foundation. That, in turn, means that ruthlessness, selfishness, self-interest and deceit come to dominate every moment of his life. As an inevitable consequence of this mentality, he is pushed away from true moral values and into a world of darkness.</text:span></text:p>
      <text:p text:style-name="P6">However, the morality of the Qur'an offers a life at total variance with this model. In the Qur'an, people are called to peace and security. Societies where the morality of the Qur'an prevails are characterized by love, compassion, tolerance, honesty, self-sacrifice and humanitarianism. The proper morality that God commands people to abide by is revealed in these terms: </text:p>
      <text:p text:style-name="P12"/>
      <text:p text:style-name="P13"><text:span text:style-name="T60">They give food, despite their love for it, to the poor and orphans and captives: "We feed you only out of desire for the Face of God. We do not want any repayment from you or any thanks. Truly we fear from our Lord a glowering, calamitous Day." So God has safeguarded them from the evil of that Day and has made them meet with radiance and pure joy. (Qur'an, 76: 8-11)</text:span></text:p>
      <text:p text:style-name="P15"/>
      <text:p text:style-name="P16"><text:span text:style-name="T75">Stage 3</text:span></text:p>
      <text:p text:style-name="P16"><text:span text:style-name="T75">People are taught they are not responsible to anyone else</text:span></text:p>
      <text:p text:style-name="P6">A child who is given a materialist and Darwinist answer to every question he asks will inevitably come to share those views. Even if he is still unable to openly explain them, he will begin to regard himself and all those around him as merely a highly evolved species of animal. </text:p>
      <text:p text:style-name="P6">Yet, there remains another important phase in his education. That is the teaching of the falsehood that he is responsible to nobody but himself. According to this superstition, if matter has always existed and will always continue to do so, if life is solely the product of chance, and furthermore, if death is total extinction, then the only thing that matters is material gain. In a world made up only of matter, spiritual values can have no place. That being the case, the only thing people ought to think about is satisfying their own desires and passions, by whatever means necessary. According to the following verse in <text:soft-page-break/>the Qur'an, <text:span text:style-name="T70">"Did you suppose that We created you for amusement and that you would not return to Us?" (Qur'an, 23: 115),</text:span> God clearly reveals the distorted outlook of these ignorant people.</text:p>
      <text:p text:style-name="P6">People who genuinely believe that they can live unfettered lives, and that they will in the end merely cease to exist, are committing a serious mistake. We are responsible to our Lord, who created us from nothing. It is God who created man to accord with a particular destiny, who knows each person's past, present and future, who at death will call him to account for his past deeds, and reward or punish him accordingly. Unlike animals, God has created man with a soul, a mind, free-will and conscience. In other words, even if someone feels a certain temptation during a specific situation, he has been created with the necessary qualities to prevent him committing evil.</text:p>
      <text:p text:style-name="P6">Someone who is unaware of or who ignores this truth will obviously pose a danger to the society of which he is a part. For instance, someone who is angered by something that has happened can behave quite ruthlessly, and harm the person responsible without thinking. It makes no difference if that person were defenseless. All that matters is venting his anger. Yet, someone who knows that he possesses a soul given him by God, who exercises his reason and his conscience, is capable of controlling his anger. He always remains in self-control and conscientious. Such a person would not dare to do the slightest thing that could earn him punishment from God. If he does happen to commit a sin, he repents and puts things right.</text:p>
      <text:p text:style-name="P6">This is how God reminds those who imagine that they are free from restraint that they have been created and will be resurrected after death: </text:p>
      <text:p text:style-name="P10"/>
      <text:p text:style-name="P13"><text:span text:style-name="T54">Does man reckon he will be left to go on unchecked?</text:span></text:p>
      <text:p text:style-name="P13"><text:span text:style-name="T54">Was he not a drop of ejaculated sperm,</text:span></text:p>
      <text:p text:style-name="P13"><text:span text:style-name="T54">then a blood-clot which He created and shaped,</text:span></text:p>
      <text:p text:style-name="P13"><text:span text:style-name="T54">making from it both sexes, male and female?</text:span></text:p>
      <text:p text:style-name="P13"><text:span text:style-name="T54">Is He who does this not able to bring the dead to life? (Qur'an, 75: 36-40)</text:span></text:p>
      <text:p text:style-name="P6"/>
      <text:p text:style-name="P6">Another verse states that human beings are inspired to commit evil and mischief, as well as to guard themselves against every inclination to evil. <text:span text:style-name="T70">(Qur'an, 91: 7-10)</text:span> The fundamental reason, therefore, for peoples' degeneracy, and the crimes they commit, is that they do not believe in God, do not think that they will have to account for their deeds to Him, and thus have no fear of Him. However, the fact is that there is a purpose behind creation, and in a verse this is revealed as being the responsibility to worship God, <text:span text:style-name="T70">"I only created … man to worship Me" (Qur'an, 51: 56) </text:span>Human beings are tested in this life, and if they fail to fulfill their responsibilities, they will be held to account for it. Some of these responsibilities are set out in the following verse: </text:p>
      <text:p text:style-name="P10"/>
      <text:p text:style-name="P13"><text:soft-page-break/><text:span text:style-name="T54">They were only ordered to worship only God, making their religion sincerely His as people of pure natural belief, and to attend their prayers (salat) and give alms (zakat)—surely the correct.religion (Qur'an, 98: 5)</text:span></text:p>
      <text:p text:style-name="P6"/>
      <text:p text:style-name="P6">The true religion is the religion of God, yet, as a result of the indoctrination that people are subjected to, many people are turned away from it. Someone who has gone through the various phases of the Social Darwinist education is presented with very few alternatives. His view of life and mankind is shaped in the light of materialist-Darwinist thought. He will then struggle for only himself and to defend his own interests, will usually see violence, oppression and deception as the only means of doing so, and will be driven from transgression to transgression, lost in the nightmare of atheism. What is more, there will be nothing to prevent him from doing so. The number of people who are constantly "looking for trouble," behave aggressively towards the defenseless, oppress the weak and trample on their rights, take pleasure in violence, regard the suffering of others as the means to their own happiness, and, in short, have lost touch with all finer human feelings, is increasing daily. </text:p>
      <text:p text:style-name="P6">The most important reason for this is that the terrifying truth taught by the religion of the Antichrist is portrayed as if it were a mere fact of life.</text:p>
      <text:p text:style-name="P45"/>
      <text:p text:style-name="P15"/>
      <text:p text:style-name="P16"><text:span text:style-name="T71">SECTS OF THE RELIGION OF THE ANTICHRIST</text:span></text:p>
      <text:p text:style-name="P6"/>
      <text:p text:style-name="P6">It is revealed in the hadiths how the Antichrist will sow discord throughout the world. One indication of this is the way that people from all religions, nations and beliefs abide by that system. Since that discord will be very great and wide-ranging, many people, either knowingly or unknowingly, will fall into the trap, adopting the lifestyle promoted by the Antichrist. To put it another way, no matter what their world-view may be, all those who create and support anarchy, who commit and defend the use of violence, or carry out actions harmful to peace are actually adherents of the religion of the Antichrist.</text:p>
      <text:p text:style-name="P6">That religion may also be sub-divided into a number of "sects." When we look at the century we have just passed, we can see the terribly destructive effects of the two main ideologies that sprung from Darwinism: communism and fascism.</text:p>
      <text:p text:style-name="P6">These two ideologies can be regarded as the two main sects of the religion of the Antichrist. The founders and major leaders of both ideologies were all devoted to Darwinism, which lies at the root of the philosophy of the Antichrist, and both movements were heavily influenced by Darwinism. These two sects brought untold misery to the world, turning it into one huge battleground. And, when we examine these two ideologies closely, an interesting picture begins to emerge. No matter how much <text:soft-page-break/>they might appear diametrically opposed to each other, they actually have a greater number of points in common than is otherwise recognized, and it becomes quite obvious how they were both inspired from the same source: Darwinism. (For details, see <text:span text:style-name="T74">The Disasters Darwinism Brought to Humanity</text:span>, Harun Yahya, 2000) The main ideas of Darwinism, the root of these similarities, are as follows:</text:p>
      <text:p text:style-name="P6"/>
      <text:p text:style-name="P16"><text:span text:style-name="T75">Darwinism</text:span></text:p>
      <text:p text:style-name="P6">Darwinism's starting point is total denial of a Creator. Its principle aim is the formation of a society in which people are completely dissociated from religion. Darwinism, in effect, has become a religion, whose gods are chance and coincidence.</text:p>
      <text:p text:style-name="P6">It maintains that there is a "struggle for survival" in nature, for which reason ruthlessness must prevail. According to this claim, the merciless struggle that takes places among other living things must also apply to man. In an environment where everyone sees everyone else as a rival, the most frequently encountered feelings are anger, greed and hatred.</text:p>
      <text:p text:style-name="P6">There is no room for tolerance, compassion or dialogue in the survival of the fittest. If only the strongest can survive, then tolerance, compassion and dialogue will be among the very last things anyone is dependent upon.</text:p>
      <text:p text:style-name="P6">Essentially, Darwinism is one enormous deception. All of its claims have been disproved by modern science.</text:p>
      <text:p text:style-name="P16"><text:span text:style-name="T75">Communism</text:span></text:p>
      <text:p text:style-name="P6">Communism describes religion as the opiate of the masses. Its first struggle in all the societies where it has come to power has been against religious beliefs.</text:p>
      <text:p text:style-name="P6">As Lenin put it, with the words "development is the 'struggle' of opposites,"<text:span text:style-name="T39">8</text:span> communism maintains that progress can only come about by means of conflict. It believes that there can be no progress and development without bloodshed.</text:p>
      <text:p text:style-name="P6">Armed uprisings and revolution are essential elements of communism. At the base of these lies the anger felt towards other classes of society, and a ruthless desire for revenge.</text:p>
      <text:p text:style-name="P6">Communism resolutely opposes all opposition and differences. Differences mean only one thing: conflict. There can only be one kind of everything in communist regimes, including human beings. Everything that seeks to oppose this uniformity is seen as an enemy of the regime, and harsh measures are taken against it. In such a climate there can be no tolerance, and no chance of establishing dialogue.</text:p>
      <text:p text:style-name="P6">In practice, the implementation of communism has been a clear indication of just how deceptive can be those concepts such as equality, social justice and freedom that communism upholds in order to attract adherents. These concepts are nothing but the propaganda tools of communism, a despotic and totalitarian system.</text:p>
      <text:p text:style-name="P45"/>
      <text:p text:style-name="P16"><text:span text:style-name="T75">Fascism</text:span></text:p>
      <text:p text:style-name="P6"><text:soft-page-break/>Fascism, and all its methods, is diametrically opposed to religious morality. One of the distinguishing characteristics of fascism is its tendency to kill thousands of innocent people in the name of its own so-called "sacred" values, and of actually regarding that slaughter as virtuous. That is why war and conflict are inseparable components of fascism. </text:p>
      <text:p text:style-name="P6">The anger and hatred directed towards people of different races is another fundamental element of fascism. This racist tendency has inspired numerous wars, conflicts, death and ethnic cleansings.</text:p>
      <text:p text:style-name="P6">Strict discipline is an inherent part of a fascist regime. All ideas that conflict with it are eliminated. The burning of thousands of books during Hitler's Reich, simply because they contained "non-German ideas," is just one example of this.</text:p>
      <text:p text:style-name="P6">In order to win people over, fascism instills in people the notion that their race is superior to all others. The real aim is the construction of a system built upon the concept of race. It is clear, however, that in an environment in which every race thinks it is superior there will never be an end to war and conflict. The disasters that fascist dictators, such as Hitler and Mussolini, have inflicted on their people are some of the most striking proofs of the fact that the ideas espoused by fascism are nothing but falsehoods.</text:p>
      <text:p text:style-name="P6">The above-mentioned characteristics are just a few examples to give you a general idea of these ideologies. When one considers the way these ideologies are implemented, it becomes still more obvious to what extent they are inherently violent and brutal. Yet, the truly important thing to note is the way of the Antichrist, and the ideologies linked to it, can be adopted by whole segments of society, despite all the terrible destruction they inflict. For that reason, it is most important to examine the way in which the system of the Antichrist brings society under its control. To reveal how that is done will be the first round shot in the war of ideas to be waged against that system. That is to say, that people do not suddenly become selfish, aggressive, ruthless individuals filled with hatred and a thirst for revenge overnight. As we have already seen, they can only be accustomed to the system of the Antichrist over time, in stages. The process begins when people first become conscious of their surroundings beginning the learning process, and it continues throughout their lives. That indoctrination starts with turning people away from faith in God.</text:p>
      <text:p text:style-name="P6">The primary sects we have been considering themselves consist of different groups and adherents. Subsequent chapters of this book will examine the links between the Antichrist and terrorism and these sub-groups. However, it will first be useful to have a look at how the Antichrist is treated in the Qur'an.</text:p>
      <text:p text:style-name="P41"/>
      <text:p text:style-name="P57"><text:span text:style-name="T35">The Nature Of The Antichrist As Described In The Qur'an</text:span></text:p>
      <text:p text:style-name="P6"/>
      <text:p text:style-name="P6"/>
      <text:p text:style-name="P6">The Prophet Muhammad's descriptions of the Antichrist in the hadiths strongly resemble the criminal-sinner character that appears in the Qur'an. The examples of immorality described in the Qur'an, such as lying, injustice, ruthlessness, cruelty, encouraging wickedness amongst people, as well as what the disbelievers attempt to pass off as morality in order to turn people away from religion, are also the principle characteristics of those ideologies disbelievers by Darwinism.</text:p>
      <text:p text:style-name="P6">The people that God refers to as "evildoers" in the Qur'an are those who spread chaos and terror in the world, who scheme various plans towards that end, and side with evil. Such people refuse to recognize the limits set by God, refuse to live by the morality of religion, and have a tendency to sin and wickedness. As God says, <text:span text:style-name="T70">"The evildoers are indeed misguided and insane"</text:span> <text:span text:style-name="T70">(Qur'an, 54: 47),</text:span> the road taken by those who adopt that version of morality is a deviant one. Various features of the evildoers are set out in the Qur'an, and we are warned to be on our guard against them: </text:p>
      <text:p text:style-name="P10"/>
      <text:p text:style-name="P13"><text:span text:style-name="T54">Who could do greater wrong than someone who invents lies against God or denies His Signs? Evildoers are certainly not successful. (Qur'an, 10: 17)</text:span></text:p>
      <text:p text:style-name="P10"/>
      <text:p text:style-name="P13"><text:span text:style-name="T54">We destroyed generations before you when they did wrong. Their Messengers brought them the Clear Signs, but they were never going to believe. That is how We repay evildoers. (Qur'an, 10: 13)</text:span></text:p>
      <text:p text:style-name="P6"/>
      <text:p text:style-name="P6">If we bear in mind the fact that one of the distinguishing features of materialist ideologies, such as communism and fascism, which are founded on Darwinism, is destroying the social order and fomenting chaos, then it becomes clear that those who live by and seek to further these systems are the evildoers defined in the Qur'an. In one verse, God says: </text:p>
      <text:p text:style-name="P10"/>
      <text:p text:style-name="P13"><text:span text:style-name="T54">And likewise in every city We set up its greatest wrongdoers to plot in it. They plot against themselves alone, but they are not aware of it. (Qur'an, 6: 123)</text:span></text:p>
      <text:p text:style-name="P6"/>
      <text:p text:style-name="P6">As the verse states, these people will lay plans in order to spread and consolidate their own power. This being the case, a war of ideas against people of that type, and those who seek to further such systems, is of the utmost importance. Peace can only come to replace wickedness, and stability to take the place of conflict and chaos, if the activities of those who engage in evil are prevented. That, in turn, can only come about if <text:soft-page-break/>the rottenness of these peoples' ideological foundations is established and then brought down. Only believers can assume this responsibility, since the strife caused by the system of the Antichrist can never influence true believers. The faithful are those who fiercely refuse to adopt the mentality of the evildoer, nor to allow themselves to be tainted by even the slightest trace of it. This is how God reveals the responsibility of preventing wickedness that falls on the shoulders of the believers: </text:p>
      <text:p text:style-name="P13"><text:span text:style-name="T54">Would that there had been more people with a vestige of good among the generations of those who came before you, who forbade corruption in the earth, other than the few among them whom We saved. Those who did wrong gladly pursued the life of luxury that they were given and were evildoers. (Qur'an, 11: 116)</text:span></text:p>
      <text:p text:style-name="P45"/>
      <text:p text:style-name="P15"/>
      <text:p text:style-name="P17"><text:span text:style-name="T71">THE METHOD OF THE ANTICHRIST </text:span></text:p>
      <text:p text:style-name="P17"><text:span text:style-name="T71">IS BUILT UPON INDULGENCE</text:span></text:p>
      <text:p text:style-name="P6"/>
      <text:p text:style-name="P6">One of the most important traits of evildoers is the way they are misled by their own passions and individual desires, instead of by the morality of the Qur'an. However, being dominated by one's ego (<text:span text:style-name="T74">an-nafs</text:span>) loses one in a terrible nightmare. When someone begins to act in conformity to his lower self, it leads to internal mental chaos and a complete lack of restraint. Instead of the peace of mind and tranquility that come from listening to the voice of one's conscience, comes insecurity, restlessness, worry and discontent. As God informs us in a verse of the Qur'an, <text:span text:style-name="T70">"…The self indeed commands to evil acts—except for those my Lord has mercy on…"</text:span> <text:span text:style-name="T70">(Qur'an, 12: 53),</text:span> the lower self continually encourages one to wickedness. It constantly encourages jealousy, envy, anger, hatred, insensitivity, ruthlessness, disrespect, irresponsibility, and other examples of poor morality. A believer, however, listens to the voice of his conscience, not his lower soul, employs his free-will and adopts a decent and pleasing morality. That is because, in the Qur'an, God commands man to eschew the evils of his lower soul, a commandment which must be obeyed by making us of one's conscience. In other words, since we know what is right and wrong, we also know how to avoid it. This fact is expressed in the following terms in the Qur'an: </text:p>
      <text:p text:style-name="P10"/>
      <text:p text:style-name="P13"><text:span text:style-name="T54">And the self and what proportioned it and inspired it with depravity and a fear of God, he who purifies it has succeeded, he who covers it up has failed. (Qur'an, 91: 7-10)</text:span></text:p>
      <text:p text:style-name="P6"/>
      <text:p text:style-name="P6">Nevertheless, a great number of people suppress and ignore the voice of their conscience, and allow themselves to be ruled by their egos. There are enormous differences between a man who is ruled by his ego and the man who is governed by his <text:soft-page-break/>conscience. Someone who listens to the voice of his conscience behaves with moderation and controls his anger when faced with a trying situation. He who obeys his ego, however, is swept away by his anger and acts out feelings of hatred and vengeance. In the same way, when someone who has experienced an injustice listens to the voice of his conscience, he knows that he must answer that injustice with fairness and even-handedness, not with a further injustice. The person who follows only his selfish desires, on the other hand, will want to retaliate against the person who committed the injustice against him. The man who listens to his conscience is compassionate, tolerant, patient and willing to make personal sacrifices. The man who listens to his ego is ruthless, cruel, impatient and selfish. That is why it is impossible to speak of peace in any society where those who listen only to their own egos are the majority. In fact, God has revealed that there will be no stability in the world as long as people hearken to their selfish desires: </text:p>
      <text:p text:style-name="P13"><text:span text:style-name="T54">If the truth were to follow their whims and desires, the heavens and the earth and everyone in them would have been brought to ruin. No indeed! We have given them their Reminder, but they have turned away from it. (Qur'an, 23: 71)</text:span></text:p>
      <text:p text:style-name="P6"/>
      <text:p text:style-name="P6">That is one of the reasons why the Antichrist targets religious and spiritual values. The morality of religion requires people to listen to the voice of their conscience and avoid the wickedness their desires might provoke. The ideology of the Antichrist seeks just the opposite, which is why it harms those very elements that bind people together and ensure social cohesion (the most important of these elements are religious morality and the spiritual values that arise from it), and encourages people towards discord and conflict. In a hadith, the Prophet Muhammad (pbuh) described what the world would be like in a system based on that of the Antichrist, when people are dominated by their desires: <text:span text:style-name="T74">"The dissension of the end of time will be so terrible that no one will be able to restrain themselves."</text:span><text:span text:style-name="T39">9</text:span> </text:p>
      <text:p text:style-name="P6">Commenting upon this hadith, Islamic scholars have explained that the Antichrist will call on people to follow their passions and desires, which will be portrayed as a good thing. Bediuzzaman Said Nursi, for instance, said: "The men, ...defeated by their instinctual souls, and with drunken joy, fall into the fire and are burnt. (The dissension of the end of time and the dissension of the Antichrist) will draw the pleasure-seekers around them like moths, intoxicating them."<text:span text:style-name="T39">10</text:span></text:p>
      <text:p text:style-name="P45"/>
      <text:p text:style-name="P29"/>
      <text:p text:style-name="P30"><text:span text:style-name="T71">THE ANTICHRIST SPREADS CORRUPTION </text:span></text:p>
      <text:p text:style-name="P17"><text:span text:style-name="T71">THROUGHOUT THE WORLD</text:span></text:p>
      <text:p text:style-name="P6"/>
      <text:p text:style-name="P6">The most harmful aspect of the system of the Antichrist is that it is built on spreading corruption and damaging peace and order. The defining characteristic of the <text:soft-page-break/>Antichrist is to encourage terror and anarchy in order to spread corruption. The latter of course has wide-ranging ramifications, and can include frightening people and making them uneasy, and wreaking peace and security. Unjustified wars between nations, internal conflict sparked off by artificial causes, terrorist attacks aimed at innocent civilians, and acts of violence in daily life can all be regarded as instances of corruption. In the present day, the ever-increasing examples of wars and conflicts are important from the point of view of revealing the dimension of the corruption of the Antichrist.</text:p>
      <text:p text:style-name="P6">Corruption is described in the Qur'an as one of the dangers to be avoided by people. God has forbidden them to cause corruption, and has revealed that He has no love for those who do. The following verse reveals how it is that those who deny God constantly try to spread corruption, conflict, chaos and war: </text:p>
      <text:p text:style-name="P10"/>
      <text:p text:style-name="P13"><text:span text:style-name="T54">...We have incited enmity and hatred between them until the Day of Rising. Each time they kindle the fire of war, God extinguishes it. They rush about the earth corrupting it. God does not love corrupters. (Qur'an, 5: 64)</text:span></text:p>
      <text:p text:style-name="P6"/>
      <text:p text:style-name="P6">As we have seen, this verse emphasizes how these people are constantly trying to bring about war. Grave acts of brutality such as war, conflict and terror, are the methods most frequently resorted to by the Antichrist. Another verse discusses the mentality of the Antichrist in these terms: </text:p>
      <text:p text:style-name="P13"><text:span text:style-name="T54">Those who break God's contract after it has been agreed, and sever what God has commanded to be joined, and cause corruption on the earth, it is they who are the lost. (Qur'an, 2: 27)</text:span></text:p>
      <text:p text:style-name="P6"/>
      <text:p text:style-name="P6">The morality of the Qur'an, on the other hand, contributes to peace and security. The aim, as revealed in the Qur'an, is the development of an environment in which people of all beliefs and nations can live together in safety. The problems of the world can only be alleviated by living by the morality of religion, and by people listening to the voice of their conscience. The command in the Qur'an reads: </text:p>
      <text:p text:style-name="P10"/>
      <text:p text:style-name="P13"><text:span text:style-name="T54">Do not corrupt the earth after it has been put right. Call on Him fearfully and eagerly. God's mercy is close to the good-doers. (Qur'an, 7: 56)</text:span></text:p>
      <text:p text:style-name="P10"/>
      <text:p text:style-name="P10"/>
      <text:p text:style-name="P13"><text:span text:style-name="T72">CORRUPTION LEADS TO THE SPREAD </text:span></text:p>
      <text:p text:style-name="P13"><text:span text:style-name="T72">OF VIOLENCE</text:span></text:p>
      <text:p text:style-name="P6"/>
      <text:p text:style-name="P6">In the hearts of those who cause corruption, tolerance and patience are replaced by feelings of hatred and vengeance. Those who foment strife, conflict and acts of terrorism, are people who lack any concept of restraint, or of the need to rule justly, but prefer to <text:soft-page-break/>settle disputes through violence instead of negotiation. Similarly, adherents of the religion of the Antichrist are disposed to conflict instead of compromise. This tendency encourages feelings of hatred, anger and enmity, and leads to a culture that turns people against each other. It is revealed in the hadiths that the Antichrist will come at a time when hatred, anger and violence are widespread, a condition which he will take advantage of. Some of these hadiths are as follows:</text:p>
      <text:p text:style-name="P1"><text:span text:style-name="T64">The Antichrist will appear at a time when religion is weakened and knowledge is insufficient.</text:span><text:span text:style-name="T47">11</text:span><text:span text:style-name="T64"> </text:span></text:p>
      <text:p text:style-name="P1"><text:span text:style-name="T64">Those are the days when minds are confused. When people kill one another. To such an extent that people can murder their neighbours, cousins and relatives. The killer knows not why he kills, nor the victim why he was killed.</text:span><text:span text:style-name="T47">12</text:span><text:span text:style-name="T64"> </text:span></text:p>
      <text:p text:style-name="P6">Actually, these characteristics are also some of the basic features of the Devil. He is also rebellious, opposed to compromise, and full of hatred and anger, and his aim is to encourage others to act along those lines. That is why the Devil always tries to come between people and cause friction between them. God warns of this danger in the Qur'an: </text:p>
      <text:p text:style-name="P10"/>
      <text:p text:style-name="P13"><text:span text:style-name="T54">Say to My servants that they should only say the best. The Devil wants to stir up trouble between them. The Devil is an outright enemy to man. (Qur'an, 17: 53)</text:span></text:p>
      <text:p text:style-name="P6"/>
      <text:p text:style-name="P6">Those who fall under the Devil's influence greatly overreact to incidents that could otherwise be better dealt with a little tolerance. They react angrily to everything that they do not like or which does not agree with their views. Swept away by their anger, they are unable to think clearly, nor to consider matters fairly and objectively. The Devil exploits those who had merely started out being unable to think clearly, and eventually turns them into such with criminal tendencies. He indoctrinates them with the idea that they will never find peace as long as they are unable to satisfy their anger.</text:p>
      <text:p text:style-name="P6">The story in the Qur'an, which relates the incident that took place between the sons of the Prophet Adam (pbuh), is an important example of how someone who acts under the influence of the Devil can be unrestrained and aggressive in character: </text:p>
      <text:p text:style-name="P10"/>
      <text:p text:style-name="P13"><text:span text:style-name="T54">Recite to them the true report of Adam's two sons when they offered a sacrifice and it was accepted from one of them but not accepted from the other. The one said, "I shall kill you." The other said, "God only accepts from the righteous (who fear Him). Even if you do raise your hand against me to kill me, I am not going to raise my hand against you to kill you. Truly I fear God, the Lord of all the worlds. I want you to take on both my wrongdoing and your wrongdoing and so become one of the Companions of the Fire. That is the </text:span><text:soft-page-break/><text:span text:style-name="T54">repayment of the wrongdoers." So his lower self persuaded him to kill his brother, and he killed him and became one of the lost. (Qur'an, 5: 27-30)</text:span></text:p>
      <text:p text:style-name="P6"/>
      <text:p text:style-name="P6">As can be seen from these verses, the brother who followed his lower self, and the suggestion of the Devil, acted out of anger and jealousy, even leading him to committing murder. The other brother, on the other hand, who exhibited the morality of a believer, did not lose his composure in spite of the aggressive attitude and unfair behavior of the other, but behaved in a proper moral manner.</text:p>
      <text:p text:style-name="P6">In the same way, the brothers of the Prophet Joseph (pbuh) planned to kill him, out of jealousy and anger at the blessings that God had (pbuh) bestowed on him. When the Prophet Joseph again met his brothers at a later time, he was tolerant and forgiving towards them. This is a requirement of the superior morality that God has commanded the faithful to adopt. The proper morality of Muslims is described in a verse in the following way: </text:p>
      <text:p text:style-name="P10"/>
      <text:p text:style-name="P13"><text:span text:style-name="T54">Those who give in times of both ease and hardship, those who control their rage and pardon other people—God loves the good-doers. (Qur'an, 3: 134)</text:span></text:p>
      <text:p text:style-name="P45"/>
      <text:p text:style-name="P29"/>
      <text:p text:style-name="P30"><text:span text:style-name="T71">THE ANTICHRIST ENCOURAGES PEOPLE </text:span></text:p>
      <text:p text:style-name="P17"><text:span text:style-name="T71">TOWARDS EXTREMISM</text:span></text:p>
      <text:p text:style-name="P6"/>
      <text:p text:style-name="P6">Another method employed by the Antichrist to cause corruption and confusion in the world is to encourage people towards extremism, or fanaticism. In this way, people are led to believe that they are justified in behaving in a fanatical manner for the sake of their beliefs or ideals. They are led astray by the idea that results that could otherwise be obtained by compromise and dialogue can only be reached by resorting to violence. Through this state of mind, simple envy or unjustified anger can result in savage brutality. Because extremism often represents the very opposite of moderation, common sense, and rational behavior. Such people follow only their emotions. Their reactions and general comportment are governed by violence and rage. That is what leads to the emergence of groups and individuals who too easily resort to all forms of violence without ever questioning why, nor feeling any pang of conscience. </text:p>
      <text:p text:style-name="P6">The Qur'an, however, warns people against turning to extremism and going beyond the normal bounds. In one verse, God warns people not to follow those who turn towards fanaticism and let themselves to be ruled by their emotions, or against the trap set for them by the Antichrist: </text:p>
      <text:p text:style-name="P13"><text:soft-page-break/><text:span text:style-name="T54">… And do not obey someone whose heart We have made neglectful of Our remembrance and who follows his own whims and desires and whose life has transgressed all bounds. (Qur'an, 18: 28)</text:span></text:p>
      <text:p text:style-name="P6"/>
      <text:p text:style-name="P6">Extremism turns man away from the Qur'an. One of the most important characteristics of believers is that, no matter what the circumstances, they are always moderate and well balanced, and never abandon their modesty, restraint and tolerance. The responsibility believers recognize upon themselves commands them to behave well towards others and to avoid evil. This is a responsibility that is to be fulfilled by explaining the morality of religion to people and waging a war of ideas against atheistic philosophies. As the believer fulfils that responsibility, he knows that his only duty is to tell the truth and show people the true path. He is not to oblige people to believe. As God has commanded by the words <text:span text:style-name="T70">"There is no compulsion where religion is concerned." (Qur'an, 2: 256), </text:span>people must not be brought under any compulsion. It is God who turns people to the right way, in other words, who grants them faith. Believers merely strive to be a means whereby this can come about: </text:p>
      <text:p text:style-name="P10"/>
      <text:p text:style-name="P13"><text:span text:style-name="T54">You are not responsible for their guidance, but God guides whoever He wills… (Qur'an, 2: 272)</text:span></text:p>
      <text:p text:style-name="P10"/>
      <text:p text:style-name="P29"/>
      <text:p text:style-name="P32"><text:span text:style-name="T71">THE COMMON CHARACTERISTIC OF ALL THOSE WHO ARE DUPED BY THE ANTICHRIST: </text:span></text:p>
      <text:p text:style-name="P18"><text:span text:style-name="T71">ACTING BY THE DEVIL'S LOGIC</text:span></text:p>
      <text:p text:style-name="P2"/>
      <text:p text:style-name="P1"><text:span text:style-name="T64">He (Antichrist) will have two flowing rivers: one will appear to be pure water, and the other will appear to be flaming fire. Whosoever lives to see that, let him choose the river which seems to be fire, …for it will be cold water.</text:span><text:span text:style-name="T47">13</text:span><text:span text:style-name="T62"> </text:span></text:p>
      <text:p text:style-name="P1"><text:span text:style-name="T64">The Antichrist…will bring with him what will resemble Hell and Paradise, and what he will call Paradise will be actually Hell.</text:span><text:span text:style-name="T47">14</text:span><text:span text:style-name="T64"> </text:span></text:p>
      <text:p text:style-name="P6">The above hadiths are two accounts revealing that the Antichrist will portray good as bad, and bad as good. In the same way that the Antichrist encourages people towards anarchy and terror, the Devil claims that people can only be saved by turning to him, and that he is the true way. While encouraging people to atheism and a morality that denies God, he also tells the lie that he wants only what is good: </text:p>
      <text:p text:style-name="P10"/>
      <text:p text:style-name="P13"><text:span text:style-name="T54">Say: "Are we to call on something besides God which can neither help nor harm us, and to turn on our heels after God has guided us, like someone the </text:span><text:soft-page-break/><text:span text:style-name="T54">satans have lured away in the earth, leaving him confused and stupefied, despite the fact that he has companions calling him to guidance, saying, 'Come with us!'?" Say: "God's guidance, that is true guidance. We are commanded to submit as Muslims to the Lord of all the worlds." (Qur'an, 6: 71)</text:span></text:p>
      <text:p text:style-name="P6"/>
      <text:p text:style-name="P6">Likewise, the way that those who follow the Devil claim that they too want only what is good has been revealed in the Qur'an: </text:p>
      <text:p text:style-name="P10"/>
      <text:p text:style-name="P13"><text:span text:style-name="T54">How will it be when a disaster strikes them because of what they have done, and then they come to you swearing by God: "We desired nothing but good and reconciliation"? (Qur'an, 4: 62)</text:span></text:p>
      <text:p text:style-name="P6"/>
      <text:p text:style-name="P6">One of the most striking examples of the way in which the Antichrist makes people think that what is evil is actually good is the way they begin to regard violence, fighting and conflict as normal; or, as we have seen earlier, those who have convinced themselves and others that the most efficacious way of obtaining what they want is the use of violence. They kill innocent people, imagining themselves to be engaged in a just struggle, as they harm others who have committed no crime at all. When members of terrorist organizations, or people who have been responsible for wars and conflicts in various regions of the world, are interviewed, they all declare how justified they were to resort to violence. Yet, they are entirely wrong, and merely despotic. No struggle that employs violence against innocent and defenseless people can ever be justified.</text:p>
      <text:p text:style-name="P6">At the root of this error lies the fact that such people have followed the way of the Devil and the Antichrist, who is an extension of the Devil. In other words, they act according to the Devil's logic. God, however, the Creator of all, has commanded people never to follow in the way of the Devil. This is how that commandment is expressed in the verses of the Qu'ran: </text:p>
      <text:p text:style-name="P10"/>
      <text:p text:style-name="P13"><text:span text:style-name="T54">Mankind! eat what is good and lawful on the earth. And do not follow in the footsteps of the Devil. He truly is an outright enemy to you. (Qur'an, 2: 168)</text:span></text:p>
      <text:p text:style-name="P10"/>
      <text:p text:style-name="P13"><text:span text:style-name="T54">The Devil is your enemy so treat him as an enemy. He summons his party so they will be among the people of the Searing Blaze. (Qur'an, 35: 6)</text:span></text:p>
      <text:p text:style-name="P6"/>
      <text:p text:style-name="P6">People who act in line with the Devil's logic, despite all of our Lord's commandments to the contrary, seal off their hearts and minds. That narrow-mindedness is a common characteristic of those who deny God and refuse to live by the morality of religion. God has sealed the hearts of such people:</text:p>
      <text:p text:style-name="P12"/>
      <text:p text:style-name="P13"><text:soft-page-break/><text:span text:style-name="T60">As for those who disbelieve, it makes no difference to them whether you warn them or do not warn them, they will not believe. God has sealed up their hearts and hearing and over their eyes is a blindfold. They will have a terrible punishment. (Qur'an, 2: 6- 7)</text:span></text:p>
      <text:p text:style-name="P10"/>
      <text:p text:style-name="P13"><text:span text:style-name="T54">We have made all kinds of examples for people in this Qur'an. If you bring them a Sign those who disbelieve will say, "You are just purveyors of falsehood!" In that way God seals up the hearts of those who do not know. (Qur'an, 30: 58-59)</text:span></text:p>
      <text:p text:style-name="P6"/>
      <text:p text:style-name="P6">As another verse of the Qur'an, <text:span text:style-name="T70">(Qur'an, 7: 179),</text:span> says: <text:span text:style-name="T79">"…They have hearts they do not understand with. They have eyes they do not see with. They have ears they do not hear with. Such people are like cattle. No, they are even further astray! They are the unaware."</text:span> That kind of diminution of their state of awareness shows that those who follow the system of the Antichrist are cruel, having completely abandoned their conscience, and therefore lost the ability to distinguish between right and wrong. That kind of person attaches no importance to the possible harm his reactions to a given situation might cause, and has no qualms in acting tyrannically. He is thoroughly taken in by the lies of the Antichrist, and begins to think that black is white, and white black. The condition of such people is described in these terms in the Qur'an: </text:p>
      <text:p text:style-name="P10"/>
      <text:p text:style-name="P13"><text:span text:style-name="T54">Those who deny Our Signs are deaf and dumb in utter darkness. God misguides whoever He wills, and puts whoever He wills on a straight path. (Qur'an, 6: 39)</text:span></text:p>
      <text:p text:style-name="P6"/>
      <text:p text:style-name="P6">God has also revealed that these cruel persons, who collaborate with the Devil, and try to perpetuate the Devil's logic in the world, will be suitably repaid in the hereafter: </text:p>
      <text:p text:style-name="P10"/>
      <text:p text:style-name="P13"><text:span text:style-name="T54">He makes promises to them and fills them with false hopes. But what the Devil promises them is nothing but delusion. The shelter of such people will be Hell. They will find no way to escape from it. (Qur'an, 4: 120-121)</text:span></text:p>
      <text:p text:style-name="P10"/>
      <text:p text:style-name="P29"/>
      <text:p text:style-name="P31"><text:span text:style-name="T71">THE PLOTS OF THE ANTICHRIST ARE WITHIN THE</text:span></text:p>
      <text:p text:style-name="P22"><text:span text:style-name="T71">CONTROL OF GOD</text:span></text:p>
      <text:p text:style-name="P6"/>
      <text:p text:style-name="P6">In the hadiths, the Prophet Muhammad (pbuh) warned of the deceptiveness of the plots devised by the Antichrist so that we might avoid them. Truly, the corruption sown <text:soft-page-break/>by the Antichrist is set on such a degree of deviousness that most, apart from those who have sincere faith, will easily fall into its influence. We need merely to consider the state of moral decline and general havoc in the world today, to recognize the scale of it. Most are familiar with this degeneration and chaos, no matter what country, nation or race they come from. </text:p>
      <text:p text:style-name="P6">There is here another matter which is very important to keep in mind. It has been revealed in numerous verses of the Qur'an that the true lord over all the plots devised by the disbelievers, is God. In order to test people, and to make know and to educate the righteous, as well as to demonstrate the disbelief of the unbelievers, and for many other reasons, God has allowed the works of the Devil in this world, and therefore the Antichrist, as set within His preordained plan. For that reason, the plots devised by those who deny God, can never, by His will, achieve their objectives. This is confirmed in a verse: </text:p>
      <text:p text:style-name="P10"/>
      <text:p text:style-name="P13"><text:span text:style-name="T54">They concocted their plots, but their plots were with God, even if they were such as to make the mountains vanish. (Qur'an, 14: 46)</text:span></text:p>
      <text:p text:style-name="P6"/>
      <text:p text:style-name="P6">All through history, those who have denied God, and sought to encourage others to do the same, have devised all kinds of plots to ensnare others. Yet, according to God's command, all such ploys have ultimately failed, and only rebounded against themselves. This is an immutable law from God, as revealed in the following verse: </text:p>
      <text:p text:style-name="P10"/>
      <text:p text:style-name="P13"><text:span text:style-name="T54">…But then when a warner did come to them, it only increased their aversion, shown by their arrogance in the land and evil plotting. But evil plotting envelops only those who do it. Do they expect anything but the pattern of previous peoples? You will not find any changing in the pattern of God. You will not find any alteration in the pattern of God (Qur'an, 35: 42-43)</text:span></text:p>
      <text:p text:style-name="P6"/>
      <text:p text:style-name="P6">The same fate is destined for the plots devised by the Antichrist and his ideological system. That entire system itself is a method of deception specifically designed to keep people from the way of God. No matter how complex the plots, and how wide-ranging and effective the plan, everything is under the control of God. The Antichrist and his plots exist only by virtue of the will of God. As stated in another verse, <text:span text:style-name="T70">"But you will not will unless God wills."</text:span> <text:span text:style-name="T70">(Qur'an, 76: 30),</text:span> none has the power to desire anything, neither to devise a plot, nor to put it into action, unless God so ordains.</text:p>
      <text:p text:style-name="P6"/>
      <text:p text:style-name="P6"/>
      <text:p text:style-name="P6"/>
      <text:h text:style-name="P35" text:outline-level="2"/>
      <text:h text:style-name="P36" text:outline-level="2"><text:span text:style-name="T37">Terrorism: The Rite Of The Antichrist</text:span></text:h>
      <text:p text:style-name="P6"/>
      <text:p text:style-name="P6"/>
      <text:p text:style-name="P6">We have so far looked at the kind of movement the Antichrist, the greatest purveyor of discord in the days leading up to doomsday, represents, and what kind of people are ensnared by it. In this chapter, we shall consider terrorism, one of the gravest contributors to this strife.</text:p>
      <text:p text:style-name="P6">Although it is one of the most commonly heard terms in the world today, there is still no definition of it that all can agree on. One of the main reasons for this is that people who are regarded as terrorists by some, are regarded by others as those engaged in a just struggle. Whatever the aim may be, it is never possible to regard any group that resorts to violence and targets innocent people as just. Individuals or societies may desire different things, and these aspirations may be entirely valid. Yet, violence is not the way to bring them about. Force should only be used in self-defense. For that reason, any act of violence aimed at innocent people may be regarded as an act of terrorism.</text:p>
      <text:p text:style-name="P6">The fundamental strategy of terrorism is the spreading of fear, and by it to gain influence. Instead of working for their aspirations through more peaceable and reasonable means, terrorist groups turn to violence, which they regard is far more effective. According to them, the more ruthless and destructive an act of terrorism is, the more terrifying it is, in other words the nearer it will have come to achieving its aim.</text:p>
      <text:p text:style-name="P6">One of the most dreadful aspects of terrorism is the fact that it is devoid of all moral values and recognizes no rules. People who turn to terrorism lack all love, affection, compassion and tolerance, and are solely governed by feelings of hatred, anger and revenge. Unconsciously, such people's intention is to relieve their anger and take revenge, without considering the result of their actions. The idea of the damage that their actions might result in causes not the slightest stirrings of their conscience. Because, conscience of the kind of person who regards terrorism as any kind of solution is obstructed, as, therefore, are his reason, foresight and understanding.</text:p>
      <text:p text:style-name="P6">According to the morality of the Qur'an, however, there is no room for anger. God has revealed that so long as people act in the light of individual emotions, such as anger, there will be corruption and chaos in the world. He has therefore commanded us for all time to behave with a tolerant, peaceful and brotherly spirit. When people abide by that morality, however, the system of the Antichrist, based as it is in violence, will completely collapse, terror and anarchy will disappear, and the climate of chaos that currently prevails in the world will come to an end. This is how God recommends that morality in one verse; </text:p>
      <text:p text:style-name="P10"/>
      <text:p text:style-name="P13"><text:span text:style-name="T54">Make allowances for people, command what is right, and turn away from the ignorant. (Qur'an, 7: 199)</text:span></text:p>
      <text:p text:style-name="P45"/>
      <text:p text:style-name="P26"><text:soft-page-break/></text:p>
      <text:p text:style-name="P27"><text:span text:style-name="T71">Those who Engage in Terrorism </text:span></text:p>
      <text:p text:style-name="P17"><text:span text:style-name="T71">in the Name of Religion</text:span></text:p>
      <text:p text:style-name="P6"/>
      <text:p text:style-name="P6">The morality of religion forbids all kinds of terrorist acts, and yet, a number of terrorist groups still claim that they are acting in its name. Yet, when one has a close look at the world-views of those who carry out massacres or employ violence as a method, it is quite clear that such people are deviant. They have no idea of truth of religion, and are unable to live by or comprehend its morality. Anyone who genuinely believes in the existence of God, who truly fears Him and abides by the book revealed by Him would never be able to take any kind of action that might harm innocent and defenseless people. Those who carry out acts of terrorism and violence in the name of Islam, therefore, cannot possibly be called religious groups.</text:p>
      <text:p text:style-name="P6">The true message of a religion or other system of ideas may sometimes be twisted by its so-called supporters, or interpreted incorrectly. That applies to Judaism as well as Christianity. The Crusaders, for instance, were European Christians who set out from Europe at the end of the 11th century with the aim of liberating the Holy Land. They may have set out with an alleged religious agenda, but they spread fear and barbarity wherever they went.</text:p>
      <text:p text:style-name="P6">The savagery of these barbarians who misinterpreted Christianity, which is a religion of love and certainly has no room for violence, clearly had nothing to do with genuine religion at all.</text:p>
      <text:p text:style-name="P6">Most of those who resort to terror in the name of religion are fanatical groups linked to pagan beliefs or newly developed mystical teachings, not the divine religions at all. These groups, and especially those in America and Japan, carry out terrible acts of violence against their own members as well as other people. These include the groups that burned themselves to death on a farm, or committed mass suicide in their beds, or the people who harmed others by releasing poison gas in the Japanese underground system. Other groups that have come to notice, due to their acts of terrorism, include fanatical racists such as the Ku Klux Klan and neo-Nazi groups. Over the last 20 years in particular, there has been a visible increase in racist and fascist ideas among young people, and that has led to an increase in the number of acts of violence. The attacks perpetrated against Turks in Germany a few years ago, the abuse and assaults aimed at people of Asian and African origin in other European countries, and the acts of violence against Blacks and Arabs that still take place in the United States even today, can all be included among the range of methods employed by such groups. </text:p>
      <text:p text:style-name="P6">It must not be forgotten that, at the basis of all deviant movements, both those considered in this book and others that we have not dealt with, lies the fact that people have turned their backs on the morality of religion, and have been raised without true knowledge of the religion The common religious morality of Islam, Christianity and <text:soft-page-break/>Judaism is diametrically opposed to the system of the Antichrist, built as it is on violence and savagery. At the root of religion lies love, affection and compassion. God has commanded us to treat one another with justice, tolerance, understanding, compassion and respect. Furthermore, people are charged with effecting that kind of behavior no matter what the religion, language, race or gender of the person they are dealing with. For that reason, it is impossible for there to be violence in a society where the morality of religion prevails. The morality of religion is the only system that can lead people to peace and security. God reveals in one verse: </text:p>
      <text:p text:style-name="P10"/>
      <text:p text:style-name="P13"><text:span text:style-name="T54">You who believe! Enter absolutely into peace (Islam). Do not follow in the footsteps of the Devil. He is an outright enemy to you. (Qur'an, 2: 208)</text:span></text:p>
      <text:p text:style-name="P6"/>
      <text:p text:style-name="P6">The following pages contain some information about groups and organizations that regard violence as normal and essential. The aim behind the preparation of this section is not to provide information about these terrorist organizations. It is to reveal the ideological system of the Antichrist, which deceives these groups that regard violence as a solution, no matter what their respective ideologies may be. The information here is of the utmost importance from the point of view of demonstrating the complexity of the system of the Antichrist, one which is currently so prevalent in the world.</text:p>
      <text:p text:style-name="P6"/>
      <text:p text:style-name="P15"/>
      <text:p text:style-name="P16"><text:span text:style-name="T71">RACIST TERROR</text:span></text:p>
      <text:p text:style-name="P7"/>
      <text:p text:style-name="P6">World War II was madness sparked off by a racist and fascist ideology. Violence and conflict, the so-called sacred values of these ideologies, briskly infected the entire world, leading to 55 million people falling victim to fascist savagery. Though the fact that victory fell upon the Allies meant that fascism was defeated, it did not disappear. It merely went underground. As a whole, there has been a discernable rise in the number of racist and fascist organizations and acts of violence in the world over the last 10 years. While Europe battles with acts of violence perpetrated by neo-Nazis, the United States has had to deal with a resurgence of the Ku Klux Klan and similar "white supremacy" organizations. Today, both the neo-Nazis and the members of the Ku Klux Klan are carrying out attacks and encouraging their members to commits acts of terror and violence.</text:p>
      <text:p text:style-name="P6">Many people may imagine that the Ku Klux Klan had carried out most of its attacks on and oppression of Blacks merely in the 1920s and 1930s, but that in modern times it had been consigned to the waste bin of history. The Klan is still alive, however. Today, in the United States as a whole, there are a great many Ku Klux Klan churches, even if they happen to go by other names, and many racist organizations linked to that church's teachings. That church and the organizations linked to it are not just against Blacks, but <text:soft-page-break/>oppose all non-European races, especially the Muslims living in America, believing that a concerted struggle needs to be waged against them. That "struggle" includes the formation of armed units.</text:p>
      <text:p text:style-name="P6">It is no secret that the basis of the Klan's teachings is that European whites are superior to all other races, and that the white race should never be polluted by those others. In order to prevent such contamination, other races must not be permitted to live in areas inhabited by the white race. The idea is that the other races have no right to the kinds of opportunities enjoyed by the whites. These races are regarded as parasites trying to contaminate the purity and superiority of the whites, and it is believed that all kinds of measures need to be taken to oppose them. These views of the Klan are the basis for the attacks carried out against other races in America. At the root of these ideas, lies hatred and aggression instead of love, tolerance and dialogue.</text:p>
      <text:p text:style-name="P6">The so-called scientific justification for the concept of the superiority of the white race is Darwin's theory of evolution. Darwin had suggested that certain races, the European race for instance, had progressed further than other races during the evolutionary process. Those outside these advanced races were in his view primitive creatures little better than apes. To put it another way, while some races had made enormous evolutionary progress, others were still at a level not far removed from man's primitive ancestor, the ape. Darwin indulged in racist speculation about the future, and wrote: </text:p>
      <text:p text:style-name="P1"><text:span text:style-name="T54">At some future period, not very distant as measured by centuries, the civilised races of man will almost certainly exterminate, and replace, the savage races throughout the world. At the same time the anthropomorphous (manlike) apes, …will no doubt be exterminated. The break between man and his nearest allies will then be wider.</text:span><text:span text:style-name="T48">15</text:span></text:p>
      <text:p text:style-name="P6">These racist views of Darwin's became an important justification used in the service of the colonialist powers of the time to disguise their own brutality. The claim that Darwin put forward to demonstrate his theory is extremely interesting in the point of view of revealing his ignorance and prejudice. In a letter to a scientist named W. Graham in 1881, Darwin cited the Turkish nation as a proof of his theory. According to this nonsense of Darwin's, the Turkish nation was one of those backward peoples that would soon disappear: </text:p>
      <text:p text:style-name="P1"><text:span text:style-name="T54">I could show fight on natural selection having done and doing more for the progress of civilization than you seem inclined to admit. Remember what risk the nations of Europe ran, not so many centuries ago of being overwhelmed by the Turks, and how ridiculous such an idea now is! The more civilised so-called Caucasian races have beaten the Turkish hollow in the struggle for existence. Looking to the world at no very distant date, what an endless number of the lower races will have been eliminated by the higher civilized races throughout the world.</text:span><text:span text:style-name="T48">16</text:span></text:p>
      <text:p text:style-name="P6">Even today we still hear of churches belonging to Blacks in various states in America being burned, of attacks on mosques and synagogues, and assaults of members <text:soft-page-break/>of other races. Following the terrorist attack on the World Trade Center on September 11, 2001, in particular, certain circles influenced by this and similar organizations stepped up their attacks. Businesses, mosques and associations belonging to Muslims in a number of states were attacked. Muslim students were not allowed into school, and Muslim children were assaulted in the streets. Everyone not totally devoid of reason and logic knows that the Islamic world, and innocent Muslim civilian and children in particular, cannot be held responsible for those ruthless attacks. (In fact, following September 11, there emerged a significant reaction, on the part of those with intelligence and common sense, which instead began to look into Islam. There was also an increase in the number of people turning to Islam). On the other hand, the situation was merely one indication of what a menace the encouragement of hatred based on race or belief could pose.</text:p>
      <text:p text:style-name="P6">Members of the Klan do not agree, however. They are busily preparing for a great war between the races, which they believe will take place in the 21<text:span text:style-name="T39">st</text:span> century.</text:p>
      <text:p text:style-name="P6"/>
      <text:p text:style-name="P16"><text:span text:style-name="T75">The Dimensions of Racism in America</text:span></text:p>
      <text:p text:style-name="P6">The Ku Klux Klan was established in the 1870s, and became very powerful in America in the wake of the First World War. By the 1920s, it had some 3-4 million members.<text:span text:style-name="T39">17</text:span></text:p>
      <text:p text:style-name="P6">Like those of all other racist ideologies, the ideological roots of the teachings of the Klan, which start from the premise that "We will slaughter our enemies when the war to protect the white race begins," is the view that the white race is at the top of the evolutionary scale, while other races are to be located further down, for which reason they merit all kinds of inhuman treatment. A great number of people in America still hold to this view. It is fair to say that these groups, organized under different names, such as the National Alliance, the World Church of the Creator and Arian Nation, actually operate under the umbrella of the Ku Klux Klan.</text:p>
      <text:p text:style-name="P6">The most important common factor between the views of these organizations, some of which we shall be looking at below, is that they have no qualms about using violence to achieve their aims, but rather often regard violence and aggression as necessary.</text:p>
      <text:p text:style-name="P6"/>
      <text:p text:style-name="P16"/>
      <text:p text:style-name="P19"><text:span text:style-name="T75">World Church of the Creator (WCOTC)</text:span></text:p>
      <text:p text:style-name="P6">The WCOTC is one of those active racist organizations in America that is growing stronger by the day. This deviant organization denies the existence of God, the day of judgment, heaven and hell, and also has a large number of followers outside the United States. The idea of the superiority of the white race constitutes the basis of the organization's ideology. On its web site, Ben Klassen, the founder of this racist group, has this to say about their ideology:</text:p>
      <text:p text:style-name="P1"><text:span text:style-name="T54">[The] objective [of our religion] would be: The Survival, Expansion and Advancement of the White Race. It [our religion] is based on love--love for the White Race…. We, therefore, reject …angels and devils and gods…. Our Golden Rule briefly can be summarized as follows: That which is good for the White Race is the highest virtue; that which is bad for the White Race is the ultimate sin… Nature tells us to take care of our own kind and only our own kind. We do not regard any of the mud races to be our own kind… The niggers, undoubtedly, are at the very bottom of the ladder, not far above monkeys and chimpanzees… We have no intention of helping the mud races prosper, multiply, and crowd us off the limited space of this planet.</text:span><text:span text:style-name="T48">18</text:span></text:p>
      <text:p text:style-name="P6">This perverse idea, as we have seen, is treated as a religion by its followers, its members subscribing to it wholly. However, it is totally unfounded, of course, to call this perversity a religion. We would be more correct in calling it a brand of Social Darwinism, the fundamental teaching of which is the future struggle against other races. That notion is actually referred to by the slogan "Rahowa," (Racial Holy War), and is regarded by the group as one of its core values. In another address, Ben Klassen informed his followers what Rahowa actually means, and felt no scruples about calling them to take up arms: </text:p>
      <text:p text:style-name="P1"><text:span text:style-name="T54">RAHOWA! In this one word we sum up the total goal and program of not only the Church of the Creator, but of the total White Race, and it is this: We take up the challenge. We gird for total war against the Jews and the rest of the goddamned mud races of the world—politically, militantly, financially, morally and religiously. In fact we regard it as the heart of our religious creed, and as the most sacred credo of all. We regard it as a holy war to the finish—a racial holy war.</text:span><text:span text:style-name="T48">19</text:span></text:p>
      <text:p text:style-name="P6">The expected war between the races is one of the major aims of Klan organizations. The subject is stressed at just about every meeting. During speeches, Klan members are filled with enthusiasm for the war, and many references to it are made in their writings. Incitement towards this war, which has now assumed mythical status among them, is frequently to be seen in Klan publications. For instance, the journal <text:span text:style-name="T74">Knight-Ridder</text:span>, which covered a national rally held in Columbia, included the following lines: </text:p>
      <text:p text:style-name="P1"><text:span text:style-name="T54">King is the leader of the Christian Knights, who dreams of a resurgent Ku Klux Klan... He points down the street where both he and a neighbor decorate their front yards with robed Klansmen yard statues. He says: "A race war is coming. The Klan is the only hope for the white race."</text:span><text:span text:style-name="T48">20</text:span></text:p>
      <text:p text:style-name="P6"><text:soft-page-break/><text:span text:style-name="T77">As is the case with many racist organizations, Rahowa is founded fundamentally on the belief in evolution. Such a degree of hostility towards other races, and the lack of any compunction over the using of violence as a means, are all the result of the belief in the theory of evolution. Nothing can prevent anyone who regards somebody else as an animal from abusing, attacking and, if necessary, killing that individual.</text:span></text:p>
      <text:p text:style-name="P6">The following words of Matt Hale, who became leader of the organization after Ben Klassen, are just one example of the close connection between the idea which they treat as a religion and belief in evolution: </text:p>
      <text:p text:style-name="P1"><text:span text:style-name="T54">But we </text:span><text:span text:style-name="T64">are</text:span><text:span text:style-name="T54"> animals. That's the thing. We don't accept this idea that just because we can think and speak and walk on two legs that we are not bound by nature's laws. We are.</text:span><text:span text:style-name="T48">21</text:span></text:p>
      <text:p text:style-name="P6">These words are an indication of the organization's peculiar, unique view of religion. Naturally, that religion has absolutely nothing to do with Christianity, which promotes humility, love and tolerance. And, the leaders of the organization do not hesitate to admit the fact. The following extract from an interview with Matt Hale nicely sums up their view of religion: </text:p>
      <text:p text:style-name="P1"><text:span text:style-name="T54">Rather than a religion such as Christianity, which tells them to love their enemies, love the meek and the inferior. We need a religion, which exalts our own people and our own people alone… So we need to recognize this and do away with the idea that all men are created equal and idiotic notions of that kind… what we believe in doing is ending all aid to all non-white races. We believe that without this aid the non-white races would very quickly shrink their own numbers. They could not feed themselves… We believe that a perfect world is much more possible by having only white people, white racial comrades around the world. And we believe that once the non-white races are gone, and the white race is united with a pro living, a pro-life creed such as Creativity, there will be peace and prosperity for our white people.</text:span><text:span text:style-name="T48">22</text:span></text:p>
      <text:p text:style-name="P6">Yet those who maintain the superiority of one race, and believe that their characteristics make them superior to others, are ignoring one very important truth. None of these values are permanent. Every human being, be he a believer or an unbeliever, will sooner or later die, leaving behind everything that he possessed in this world, and render account for himself to our Lord. On that day, nobody will be able to help anyone else, nobody's race, color or ancestry will be of the slightest importance, nothing he possessed in this world will be of the slightest advantage to him, and nobody will be able to put forward any excuses to justify his actions. God describes this in a verse: </text:p>
      <text:p text:style-name="P10"/>
      <text:p text:style-name="P13"><text:span text:style-name="T54">Then when the Trumpet is blown, no ties of kinship will exist between them on that day, nor may they question one another. (Qur'an, 23: 101)</text:span></text:p>
      <text:p text:style-name="P15"/>
      <text:p text:style-name="P16"><text:span text:style-name="T75">Klan Teachings</text:span></text:p>
      <text:p text:style-name="P6"><text:soft-page-break/>The following articles were taken from a speech by Matt Hale at a Klan rally on January 14, 2001:</text:p>
      <text:p text:style-name="P6">Saying the races are equal is an insult to our race.</text:p>
      <text:p text:style-name="P6">We despise and abhor integration, interracial marriage and the flooding of this country with non-White hoards.</text:p>
      <text:p text:style-name="P6">Interracial marriage is a sin against our people.</text:p>
      <text:p text:style-name="P6">The Civil Rights movement was wrong for us. It was wrong for our interests.</text:p>
      <text:p text:style-name="P6">The white race is intellectually superior to all other races.</text:p>
      <text:p text:style-name="P6">When we have our day, when we are in power in this world as we wish to be, as we will be, certainly we will subsidize the best of our race, the most intelligent of our race to have the most children.</text:p>
      <text:p text:style-name="P6">The future is going to be one in which we have a land that is White and we will repatriate the other races.</text:p>
      <text:p text:style-name="P6">They would be pushed on the boats by force—within the law! That's going to be the law.</text:p>
      <text:p text:style-name="P6">Non-Whites are absolutely irrelevant. If they were lying in a pool of blood, it would be absolutely irrelevant. It simply means nothing to me. What I care about is my own racial family. </text:p>
      <text:p text:style-name="P6">The brain makes the races different. The races have different shapes and sizes of brains.</text:p>
      <text:p text:style-name="P6">On why most serial killers have been White … White people plan what they do. White people actually think. Most of the crimes that Blacks commit are impulsive. White people think about the crime they are going to commit. White people are involved in this type of crime because it takes a lot of planning.<text:span text:style-name="T39">23</text:span></text:p>
      <text:p text:style-name="P6">These words strikingly reveal the thinking of a Klan member. This mentality is of such a kind that even the acts of a serial murder can become the cause for boasting, and savagery justified in the name of racial superiority.</text:p>
      <text:p text:style-name="P6"/>
      <text:p text:style-name="P16"><text:span text:style-name="T75">The National Alliance</text:span></text:p>
      <text:p text:style-name="P6">One of the fascist organizations enjoying increasing support from young people in America is the National Alliance. The organization was first founded in 1970 by Dr. William Pierce, a young professor of physics at Oregon State University, as the National Youth Alliance. Its outstanding characteristic was the way it targeted colleges and universities. Age of membership was restricted to 30 and under. Later, however, that age barrier was lifted and a new organization was created called the National Alliance. One of the principle objectives of this organization attaches great importance to the rearing up of young people with racist ideas. That, it is believed, will enable future generations to emerge in the awareness of racial superiority. Like all other racist groups, the National Alliance aims to defend the superiority of the white race under all circumstances. Dr. Pierce summed up this objective during an interview he gave in 1997: </text:p>
      <text:p text:style-name="P1"><text:soft-page-break/><text:span text:style-name="T54">Ultimately, we must separate ourselves from the Blacks and other non-Whites and keep ourselves separate, no matter what it takes to accomplish this… Eventually we must hunt them down and get rid of them.</text:span><text:span text:style-name="T48">24</text:span></text:p>
      <text:p text:style-name="P6">That, of course, is not the only similarity between the National Alliance and other fascist organizations. As with others who believe in the theory of evolution, it is also prominent in the National Alliance. No matter how much organization members may claim to be religious, their statements reveal their beliefs to be totally opposed to religion. In general, they will state the following: </text:p>
      <text:p text:style-name="P1"><text:span text:style-name="T54">We see ourselves as integral with a unitary world around us, which evolves according to natural law. In the simplest words: There is only one reality, which we call Nature: …We are part of Nature and subject to Nature's laws. Within the scope of these laws we are able to determine our own destiny… In other words, we ourselves are responsible for everything over which we have the power of choice: in particular, for the state of our environment and for the destiny of our race. This view may be contrasted with the Semitic view.</text:span><text:span text:style-name="T48">25</text:span></text:p>
      <text:p text:style-name="P6">As we have seen, the use of religious principles in speeches by fascist and racist groups, and their efforts to portray themselves as people who live by the morality of religion, are nothing more than a sham tactic. Studies and researches by sociologists and academics have emphasized this fact. One of these academics is Jack Levin, director for the study of Violence and Social Conflict at Boston's Northeastern University. Levin states that the reason the groups use biblical references is to "lend an air of religious credibility" to their message of hate.<text:span text:style-name="T39">26</text:span> </text:p>
      <text:p text:style-name="P45"/>
      <text:p text:style-name="P27"/>
      <text:p text:style-name="P28"><text:span text:style-name="T71">NEO-NAZISM: AN IDEOLOGY BASED ON </text:span></text:p>
      <text:p text:style-name="P17"><text:span text:style-name="T71">VIOLENCE AND TERROR</text:span></text:p>
      <text:p text:style-name="P6"/>
      <text:p text:style-name="P6">While racist groups that represent racism and xenophobia come together under the umbrella of the Ku Klux Klan in America, the neo-Nazis perform the same role in Europe. European racism began with the skinheads in Great Britain, and turned into a neo-Nazi movement in the 1990s. The main characteristics of these groups which define themselves as neo-Nazis are the way that, just like the Ku Klux Klan, they maintain the superiority of the white race and attack foreigners and those living in poorer areas. </text:p>
      <text:p text:style-name="P6">Neo-Nazi movements have grown increasingly powerful over the last 10 years, and their sphere of influence has widened considerably. Their members now number around 70,000. The neo-Nazis have set themselves various targets in different countries. According to one study, Turks in Germany, Gypsies in Hungary, Slovakia and the Czech Republic, Asians in Great Britain, North Africans in France and Northeasterners in Brazil, are among their slated victims. The neo-Nazis' distinguishing characteristics are violence, hatred, intimidation, the use of threat and destruction.</text:p>
      <text:p text:style-name="P6">According to official German figures, in 1997 alone there were 10,037 incidents linked to racism and xenophobia. The figure for 2000 was more than 10,000. In Britain, there were 10,982 racism-linked incidents between April and September alone. More than half of these crimes consisted of threats, menaces and intimidation. The rest were made up of murders, assaults, vandalism of homes and businesses, etc.</text:p>
      <text:p text:style-name="P6">Louis Beam and William Pierce, extreme right-wing American ideologues, share a very important place in the neo-Nazi movement that developed during the 1990s. The concepts of "leaderless resistance" and "white revolution" put forward by these men have now come to dominate the thought of the neo-Nazi movement. At the root of various acts of terror, such as bombings, looting, and the destruction of workplaces in numerous countries of the world, can continually be found their concept of "leaderless resistance." According to their idea, neo-Nazi actions aught to be carried out on either an individual basis or else by very small gangs.</text:p>
      <text:p text:style-name="P6">The books <text:span text:style-name="T74">Hunter </text:span>and<text:span text:style-name="T74"> The Turner Diaries</text:span> by William Pierce are regarded as the principle inspiration behind neo-Nazi terror. The pamphlet <text:span text:style-name="T74">A Practical Guide to Aryan Revolution</text:span> by the French Nationalist Socialist Movement, which took those books as its theoretical basis, contains all the information a neo-Nazi would require. The pamphlet is a detailed, practical terrorist handbook, divided into such chapter headings as <text:span text:style-name="T74">Methods of Covert Direct Action, Escape and Evasion, Assasination, Terror Bombing, Sabotage, Racial War, How To Create A Revolutionary Situation, and Rules of Engagement – Regulations Concerning the Conduct of Soldiers of the Aryan Liberation Army.</text:span> <text:span text:style-name="T39">27</text:span></text:p>
      <text:p text:style-name="P6">Even if they do not play an active role within these groups, many people nevertheless support fascism and are influenced by these books. <text:span text:style-name="T74">The Turner Diaries</text:span>, for instance, describe how one underground group organized against the state and what <text:soft-page-break/>kind of activities it engaged in. In his defense, a man by the name of John William King, who killed a Black man named James Byrd Jr. in 1998 by tying him and dragging him behind his pick-up truck, was reported to having said, "We're going to start The Turner Diaries early."<text:span text:style-name="T39">28</text:span></text:p>
      <text:p text:style-name="P6"><text:span text:style-name="T77">Following the 1993 Oklahoma bombing by Timothy McVeigh, attention turned to William Pierce's book </text:span><text:span text:style-name="T78">Hunter</text:span><text:span text:style-name="T77">, in which Pierce described the actions of a bomber who acted alone. The hero of the book was not supported by any group or organization, but consciously carried out a terrorist attack single-handedly, just as Timothy McVeigh did. </text:span><text:span text:style-name="T50">29</text:span></text:p>
      <text:p text:style-name="P6"/>
      <text:p text:style-name="P8"><text:span text:style-name="T76">The Oklahoma Bomber Was a Neo-Nazi</text:span></text:p>
      <text:p text:style-name="P6">Up until September 11, 2001, the worst terrorist attack the American people had witnessed was that of on federal building in Oklahoma by Timothy McVeigh, as a result of which 168 people lost their lives, including a number of children. What is interesting about that bombing is that Timothy McVeigh was both the member of a deviant cult as well as a neo-Nazi.</text:p>
      <text:p text:style-name="P6">McVeigh claimed to have carried out that bombing in revenge for David Koresh and his followers who burned to death on a farm in 1993. According to McVeigh, Koresh and the cult members did not kill themselves, but were actually murdered by the American state. He therefore decided to take revenge on that state, and planned to bomb the people working in its name in the Federal Building. Exactly two years after the deaths of Koresh and his cult followers, on the second anniversary in fact, McVeigh cold-bloodedly parked a lorry full of explosives in front of the Federal Building and the rest is history. After the attack, McVeigh was helped by another neo-Nazi, Terry Nichols. The most important fact to recognize about those who supported Nichols and McVeigh before the attack, who helped locate the explosives and knew what McVeigh was up to, is that they were all neo-Nazis.</text:p>
      <text:p text:style-name="P6">Shortly before his execution, McVeigh sent a letter to <text:span text:style-name="T74">The Buffalo News</text:span> in which he said he was not sorry about the bombing, which he saw as a "legit tactic," in his solitary war against the federal government. That attack, the product of a disturbed mind, is once again an appalling indication of what terrible destruction the movements we are presently discussing can wreak on people and society.<text:span text:style-name="T39">30</text:span></text:p>
      <text:p text:style-name="P6">As we should now be able to recognize from these numerous examples, those who are caught up in the system of the Antichrist believe it is entirely justified to discriminate between people on the grounds of race, language and gender, and to exercise brutality against them. What is more, that discrimination between communities can turn into the type of hysteria that leads to war and destruction. People are attacked solely because of their language, religion or race, and needlessly suffer all sorts of abuse. One of the reasons for this, as is made clear in the Qur'an, is that the Devil portrays "fanatical rage" as right and honorable. Most of the groups who at the present are encouraging terrorism, or who carry such acts, are caught up by this temptation, and base their attacks on racist statements. It is clear from the following verse exactly to what extent such racist provocation violates the principles of Islam: </text:p>
      <text:p text:style-name="P10"/>
      <text:p text:style-name="P13"><text:span text:style-name="T54">Those who disbelieve filled their hearts with fanatical rage—the fanatical rage of the Time of Ignorance—and God sent down serenity to His Messenger and to the believers, and obliged them to respect the formula of heedfulness which they had most right to and were most entitled to. God has knowledge of all things. (Qur'an, 48:26)</text:span></text:p>
      <text:p text:style-name="P6"/>
      <text:p text:style-name="P6"><text:soft-page-break/>The different peoples of the world have been created in order for human beings to come to know each other, to have good relations with each other, not to be enemies of one another. In the Qur'an, God has revealed that the ideology of the "master race," which foments the climate of terror desired by the Antichrist, is utterly false. Only better morality proffers societies, cultures or individuals with superiority. It is of absolutely no importance what race people belong to, what language they speak, or what color their skins are. Trying to ascribe superiority on the basis of such values, and harboring feelings of hatred towards other societies, are products of the ideology of the Antichrist. This is how God has revealed that the differences between races are a means by which friendship and cultural exchange can be brought about, and that superiority depends solely on piety, in other words, on faith and morality: </text:p>
      <text:p text:style-name="P10"/>
      <text:p text:style-name="P13"><text:span text:style-name="T54">Mankind! We created you from a male and female, and made you into peoples and tribes so that you might come to know each other.The noblest among you in God's sight is the one who best performs his duty. God is All-Knowing, All-Aware. (Qur'an, 49: 13)</text:span></text:p>
      <text:p text:style-name="P15"/>
      <text:p text:style-name="P15"/>
      <text:p text:style-name="P16"><text:span text:style-name="T71">SATANISM; THE TERROR OF THE DEVIL</text:span></text:p>
      <text:p text:style-name="P6"/>
      <text:p text:style-name="P6">Satanism is a perverted ideology that makes violence and savagery a ritual in its creed. Satanists, who describe themselves as such, make deeds of inhumanity and brutality into acts of worship.</text:p>
      <text:p text:style-name="P6">When the word Satanism is mentioned most people think merely of its widespread psychological influence on young people, and regard it as a kind of insignificant mystical movement. Also, due to the influence of the media, they may think of Satanists as performing strange rituals, much unlike what ordinary and well-balanced people would otherwise do. It is true that Satanists are part of a culture of violence and perform strange and horrible rites, yet, what most people fail to see is that Satanism is a materialist and atheist ideology that supports violence and which dates back to the 1800s. Furthermore, the ideology has a large number of followers throughout the world.</text:p>
      <text:p text:style-name="P6">The fundamental principle of Satanism is that it rejects all religious values, takes the Devil as its deity, and claims that hell is a kind of salvation. According to the belief of Satanism, people have no responsibilities, apart from that of following their own desires. If his desires lead a person to anger, hatred, revenge, deceit, theft, the harming others or even murder, then that is acceptable. The basic logic that Satanism relies on, in support of that belief, is the claim that the avoidance of evil is a kind of insincerity. In other words, this perverted belief maintains that if his desires impel someone to kill another, and if he acts according to that impulse, then he has behaved sincerely.</text:p>
      <text:p text:style-name="P6"><text:soft-page-break/>Virtues such as love, tolerance, patience and forgiveness, which are highly esteemed by most people, and are elements of the true morality, are loathed by Satanists. This deviant ideology maintains that there should be no restrictions on evil and such feelings as hatred, anger and vengeance. Article 5 of <text:span text:style-name="T74">The Satanic Bible, </text:span>widely regarded as the fundamental textbook of Satanism, states, instead of the biblical principle that says "To him who strikes you on the cheek, offer the other also." that "Satan represents vengeance, instead of turning the other cheek." Elsewhere in that same book appears the commandment: </text:p>
      <text:p text:style-name="P1"><text:span text:style-name="T54">Hate your enemies with a whole heart, and if a man smite you on one cheek, SMASH him on the other!</text:span><text:span text:style-name="T48">31</text:span></text:p>
      <text:p text:style-name="P6">It is obvious that according to such thinking it will be impossible to prevent any kind wickedness. Such an atmosphere will inevitably lead to chaos and strife. It is impossible to speak of order, peace, stability, security, forgiveness or tolerance in any society in which people do not listen to the voice of their consciences, and are thus unable to distinguish between good and bad, and to use their will and judgment to act for good. In an environment of that sort, anyone who feels anger towards somebody else will be unable to restrain that anger and behave with moderation, and will inevitably seek his revenge. Alternatively, instead of being patient in times of need and poverty, and attempting to address those needs in a sensible manner, these people will resort to theft and other sorts of crime. Satanism is their justification for doing so.</text:p>
      <text:p text:style-name="P6">The kind of society proposed by the ideology of Satanism recognizes no rules and no bounds. Its aim is the free expression of selfish desires and evil. In his book <text:span text:style-name="T74">The Satanic Bible</text:span>, Anton LaVey, regarded as the founder of modern Satanism, recommends to his followers that they live by and promote wickedness as they so please. In an interview, LaVey even said: "I feel laws are, obviously, made to be broken ... I see nothing wrong with robbing somebody on the street.<text:span text:style-name="T39">32</text:span></text:p>
      <text:p text:style-name="P6">Satanism's refusal to recognize any bounds does not stop there, of course. People would not only harm themselves and those around them, but would direct their hostility and anger at all. That refusal to recognize any limits, moreover, leads to the regard of violence as an intrinsic part of life. According to Satanism, violence is a fact of nature, and thus inescapable. Therefore, this distorted view maintains that it is perfectly permissible for people to resort to violence. Since any attempt to prevent or minimize violence is a violation of what is natural, any attempt to do so is futile, and it is therefore illogical to do so. </text:p>
      <text:p text:style-name="P6">As we have seen, Satanism holds utterly perverse beliefs, which encourage people to be aggressive, to commit murder, and even mass slaughter. In America in particular, academics have established that Satanism lies at the root of national terror, and that serious steps need to be taken in order to deal with it. One of these academics is Carl Roschke, a professor at Denver University, who has stressed the importance of the subject in the words, "We're really dealing with the way satanic ideology has become a <text:soft-page-break/>basis for domestic terrorism."<text:span text:style-name="T39">33</text:span> Roschke says that the most important step in the war to be waged against Satanism is to make it clear that its followers are not just "harmless wackoes," but that when their crimes are examined, one can understand just how harmful someone claiming to be a Satanist can be. <text:span text:style-name="T39">34</text:span></text:p>
      <text:p text:style-name="P6">There is no doubt that the most important fight against a movement of this sort must be ideological. That being the case, we must establish which ideologies Satanism is founded on.</text:p>
      <text:p text:style-name="P45"/>
      <text:p text:style-name="P16"><text:span text:style-name="T75">Darwinism is the Ideological Basis of Satanism</text:span></text:p>
      <text:p text:style-name="P6">One of the most common ways Satanists use to describe themselves, in their books, magazines and publications, as well as their websites, is to regard man as a "kind of developed animal," and to maintain that "only the fittest can survive." This is the most important piece of evidence to corroborate that Darwinism lies at the very root of the Satanists' beliefs. In fact, many Satanists do not hesitate to admit the fact. In <text:span text:style-name="T74">A Description of Satanism</text:span>, a Satanist writer describes the ideology in these terms: </text:p>
      <text:p text:style-name="P1"><text:span text:style-name="T54">…First of all, Humans are social animals... all people and animals share a common source in mere biology. Satanism is the belief that Humans are nothing more than higher animals—we have no special place in creation other than being lucky to have evolved and survived…</text:span><text:span text:style-name="T48">35</text:span></text:p>
      <text:p text:style-name="P6">Another Satanist publication, <text:span text:style-name="T74">The Church of Satan,</text:span> describes how they believe that human beings are a kind of developed animal: </text:p>
      <text:p text:style-name="P1"><text:span text:style-name="T54">Since Satanism stands for acceptance of Man as an animal, there have often been creators in many past cultures who embraced this insight and explored it in the context of their society, thus we seek out these artistic philosophical expressions and see them to be the roots of our current awareness.</text:span><text:span text:style-name="T48">36</text:span></text:p>
      <text:p text:style-name="P6">It is clear from the preceding that Satanism regards Darwin's theory, that human beings evolved from animals, as the source of its own ideological "awareness." The introduction to an interview with Anton LaVey, carried in the music journal <text:span text:style-name="T74">MF Magazine</text:span>, describes the relationship between Satanism and Darwinism: </text:p>
      <text:p text:style-name="P1"><text:span text:style-name="T54">In the late 1960s, Anton LaVey brought forth an easily understandable doctrine of social Darwinism, and strong positive thinking (magic) to the growing mass of individuals sick of both hippieism and the stagnant morals of Christianity.</text:span><text:span text:style-name="T48">37</text:span></text:p>
      <text:p text:style-name="P6">Magister Peter H. Gilmore, a priest of the Church of Satan, describes this perverted religion in the following terms: </text:p>
      <text:p text:style-name="P1"><text:span text:style-name="T54">… Let us instead look at contemporary Satanism for what it really is: a brutal religion of elitism and social Darwinism that seeks to re-establish the reign of the able over the idiotic, of swift justice over injustice, and for a wholesale rejection of egalitarianism as a myth that has crippled the advancement of the human species for the last two thousand years.</text:span><text:span text:style-name="T48">38</text:span></text:p>
      <text:p text:style-name="P6"><text:soft-page-break/>Of course, the idea of justice, as set out above, has absolutely no resemblance to the notion of justice as we know it should be, that is, established on the principle of equality. The above version is a Satanist idea of justice, and as will be seen from what follows, it is a version that endows anyone who regards himself as superior to others to usurp all such powers and rights.</text:p>
      <text:p text:style-name="P6">The way Satanism shares so many parallels with Social Darwinism, which regards Western society as superior to others, has led to cooperation between it and a number of other racist and chauvinistic movements, especially fascism. One can find many individuals who believed in Satanism among the ranks of Hitler's National Socialists and Mussolini's Blackshirts. Anton LaVey makes this reference to that collaboration: </text:p>
      <text:p text:style-name="P1"><text:span text:style-name="T60">It's an unholy alliance. Many different types of such people have made contact with us in the past. The anti-Christian strength of National Socialist Germany is part of the appeal to Satanists—the drama, the lighting, the choreography with which they moved millions of people.</text:span><text:span text:style-name="T49">39</text:span></text:p>
      <text:p text:style-name="P6">Darwinism is the primary ground shared between these tendencies and Satanism. Social Darwinism, which lies at the heart of all these deviant ideologies, is defended by Satanists as follows: </text:p>
      <text:p text:style-name="P1"><text:span text:style-name="T54">The principle of the survival of the strong is advocated on all levels of society, from allowing an individual to stand or fall, to even letting those nations that cannot handle themselves take the consequences of this inability… There would be a concomitant reduction in the world's population as the weak are allowed to experience the consequences of social Darwinism. Thus has nature always acted to cleanse and strengthen her children… We embrace reality and do not try to transform it into some utopia that is contrary to the very fabric of existence.</text:span><text:span text:style-name="T48">40</text:span></text:p>
      <text:p text:style-name="P6">Another expression of the Satanists' attachment to Social Darwinism is their fierce support for the theory of eugenics, itself the product of fascism. The theory of eugenics maintained that the sick and the crippled ought to be eliminated from society, and the number of healthy individuals increased through breeding. The theory was most prominently implemented in Nazi Germany. According to the theory of eugenics, in the same way that healthy animal stock is bred by mating healthy species, by this way a race of humans also be improved. Those elements obstructing such improvement (the sick, crippled, mentally handicapped etc.) need to be eradicated. When this line of thinking was adopted in Nazi Germany, tens of thousands of people with genetic and mental diseases were slaughtered ruthlessly. </text:p>
      <text:p text:style-name="P6">Satanism is also in favor of the same terrible mercilessness. Their own publications reveal their view on eugenics: </text:p>
      <text:p text:style-name="P1"><text:span text:style-name="T54">Satanists also seek to enhance the laws of nature by concentrating on fostering the practice of eugenics… It is the practice of encouraging people of talent and ability to reproduce, to enrich the gene pool from which our species can grow. This was commonly </text:span><text:soft-page-break/><text:span text:style-name="T54">practiced throughout the world… Until the genetic code is cracked and we can choose the character of our offspring at will, Satanists seek to mate the best with the best. </text:span><text:span text:style-name="T48">41</text:span></text:p>
      <text:p text:style-name="P45"/>
      <text:p text:style-name="P16"><text:span text:style-name="T75">The Perverse Rites of Satanism</text:span></text:p>
      <text:p text:style-name="P6">Black masses, and the terrible things that are conducted during them, is what most often comes to peoples' minds whenever Satanism is mentioned. Yet, many people believe that it is make-believe only portrayed in films, and that nothing of the sort actually takes place in real life. However, the terrible scenes we are used to watching in films are really parts and aspects of Satanist masses and rituals.</text:p>
      <text:p text:style-name="P6">The real purpose behind these rituals is to make contact with the Devil and learn his so-called teachings. In order to see just how important these devilish rites are in Satanism, a brief look at their own books and websites is more than sufficient. The common feature of these publications is the way they devote considerable space to gloomy subjects and insist on the importance of the black mass. In a well-known Satanist website, which carries various Satanist messages for the under-18s, these so-called masses are emphasized as being one of the fundamental elements of Satanism, and that young people who cannot attend group ceremonies should nevertheless hold such services on their own. The details of the services these young people are instructed to hold are then given: </text:p>
      <text:p text:style-name="P1"><text:span text:style-name="T54">Don't be disturbed or frightened or think you're crazy when you feel contacted by the Dark Ones… Approach the Dark Masters with the proper degree of respect and decorum—that's what rituals are for, to establish a relationship… You don't need everything mentioned in Dr. LaVey's books to do an effective ritual. Maybe you don't have the money to obtain, or the private space to store, items such as swords, chalices, black robes, gongs and elaborate altars. Here is a powerful ritual you can perform… Light the candle and set it before you… As you gaze at the flame, say in your mind or out loud, "I am ready, oh, Dark Lord. I feel your strength within me and wish to honor you in my life. I am one of the Devil's Own. Hail Satan!"… This is a simple way of conjuring Satan into your life. </text:span><text:span text:style-name="T48">42</text:span></text:p>
      <text:p text:style-name="P6">One can recognize such perversion, immorality and savagery in any society that takes Satan as its guide. For Satanists, these things are inspired by the Devil himself, and must be adhered to. Satanists, who do adhere to them, fall into forms of sexual perversions, torture humans as well as animals, and even perform such disgusting things as the drinking of the blood of the creatures or people they kill. In many countries of the world, young people who describe themselves as Satanists hold drug-parties at which all kinds of immorality and perversion take place, and which frequently end in the killing of one of their number in the Devil's name. </text:p>
      <text:p text:style-name="P6">The way Satanists attach such importance to the shedding of blood at their rituals is a small-scale example of the plan Satan has for mankind. Satan hates mankind, and wants to inflict as much suffering on it as possible. It is therefore his aim to fill the world <text:soft-page-break/>with bloodshed. The ideologies of the Antichrist we discussed earlier, such as fascism, racism and communism, all serve his purpose. All the wars, massacres, killings, and acts of terrorism, linked to these and similar atheistic ideologies, are all "Satanic masses" aimed at satisfying the Devil's lust for blood.</text:p>
      <text:p text:style-name="P6">Those who openly describe themselves as Satanists carry out the shedding of blood as an act of worship. Those who incite terror and anarchy in the world are actually performing the same rite, in a more secret but with far wider ramifications. In short, the Devil, and the system of the Antichrist established by him for the world are using those they have managed to take in and are trying to turn the world into a brutal battleground.</text:p>
      <text:p text:style-name="P6"/>
      <text:p text:style-name="P25"><text:span text:style-name="T75">Satanism is an Ideology That Has </text:span></text:p>
      <text:p text:style-name="P16"><text:span text:style-name="T75">Already Been Defeated</text:span></text:p>
      <text:p text:style-name="P6">We need to bear in mind the Satanists' own views when considering the threat posed by it. When Satanists are asked how many of them there are, they claim to have large numbers of followers, because there are many people who actually live by the tenets of Satanism without being aware of the fact. In a way, that is actually the case. Many people, consciously or unconsciously, share the views of the Satanists. That is because, refusing to listen to the voice of one's conscience, or to live by proper morality, therefore following one's own desires, is the same as obeying the commands of the Devil. When one considers all the destruction caused by Satanists up to the present day, it is quite clear in what a terrible state a society consisting of such people is going to end up to be. </text:p>
      <text:p text:style-name="P6">The claim that man is a species of animal, on which Satanism is founded, is utter nonsense. Mankind did not come into being as the result of blind chance. The Creator of mankind, and of the order and splendor of the entire universe, is the infinitely powerful, superior and All-Wise God, who has no weaknesses of any kind. He created man with the ability to think and reason, to distinguish between right and wrong, and also with a responsibility towards his Creator. Just as each individual's ego direct him towards evil, so his conscience protects him from it, and commands him to turn away from it. It is man's duty to listen to the voice of his conscience, not to his ego and adopt the kind of morality that is pleasing to God. That morality will not only allow the individual concerned, and the society in which he lives, to enjoy a peaceful and secure existence, but will also, by the will of God, lead to the sublimest reward in the hereafter.</text:p>
      <text:p text:style-name="P6">One important fact that must not be lost sight of is that the life Satan offers, which he dresses up to appear so very attractive, is mere deception. Satan may make all kinds of promises about the possibilities of the life of this world, and may try to turn people away form the true path, yet, it must not be forgotten that the road he beckons man to follow will only lead to ultimate destruction for those who take it. That is because Satan and his followers have already been defeated. As God explains in a verse: </text:p>
      <text:p text:style-name="P10"/>
      <text:p text:style-name="P13"><text:soft-page-break/><text:span text:style-name="T54">… What they call on is an arrogant Satan whom God has cursed. He said, "I will take a certain fixed proportion of Your servants. I will lead them astray and fill them with false hopes. I will command them and they will cut off cattle's ears. I will command them and they will change God's creation." Anyone who takes the Devil as his protector in place of God has clearly lost everything. (Qur'an, 4: 117-119)</text:span></text:p>
      <text:p text:style-name="P45"/>
      <text:p text:style-name="P15"/>
      <text:p text:style-name="P16"/>
      <text:p text:style-name="P19"><text:span text:style-name="T71">DEVIANT SECTS OFFER OTHER </text:span></text:p>
      <text:p text:style-name="P16"><text:span text:style-name="T71">FORMS OF VIOLENCE</text:span></text:p>
      <text:p text:style-name="P6"/>
      <text:p text:style-name="P6">We have already discussed in earlier chapters the existence in a number of countries of the world, and especially the United States, of superstitious cults that adhere to deviant belief-systems, and how such groups engage in acts of terror. These mystical groups destroy the order of society, encourage nations towards violence, and lead to killings and even suicides. Some of the best-known of these are: David Koresh and his followers who committed mass suicide, the Heaven's Gate cult who did the same, and the Aum Shinrikyo cult who harmed hundreds of people by releasing poison gas into the Japanese underground transit system.</text:p>
      <text:p text:style-name="P6">In addition to these, however, every day in America are attacks perpetrated by unknown groups as well as mass suicide. The worst mass suicide so far was that of "The People's Temple" cult.</text:p>
      <text:p text:style-name="P6">Established at the end of the 1970s, under the leadership of Jim Jones, this cult lived isolated from the rest of the world in a forest area in Southern America. Following a number of complaints, in 1978, US Congressman Leo Ryan visited the Jonestown area on a fact-finding mission. As Ryan was leaving Jonestown, 18 temple members who wanted to leave the cult tried to accompany him, at which point violence erupted. Cult members opened fire on those who attempted to leave it. Congressman Ryan, three journalists, and one of the departing members were killed. Eleven people were injured. A few hours after that incident, the leader of the cult ordered their members to commit mass suicide by drinking potassium cyanide. Children died first; babies were killed by poison squirted into their mouths with a syringe. Then more than 900 people, children included, poisoned themselves.<text:span text:style-name="T39">43</text:span></text:p>
      <text:p text:style-name="P6">By the 1990s, however, the group that attracted the most attention through mass death was the cult of David Koresh. When security units wished to inspect a farm in Texas on February 28, 1993, cult members opened fire on them. A siege that would last 51 days then ensued. When one member of the security forces tried to get into the farm on the 51st day, smoke suddenly began rising. The security forces announced that David Koresh had set fire to the farm, and that booby traps installed in various parts of it had turned the place into an inferno, in which some 90 people burned to death.</text:p>
      <text:p text:style-name="P6">Deviant cults again hit the headlines in 1997, when some 40 people wearing black T-shirts and sports-shoes committed mass suicide in the north of San Diego. Aged between 26 and 72, they had killed themselves out of a belief that the Hale-Bopp comet, which was then passing by the earth, would carry them to a higher level of evolution. This is how their ideas were expressed on their website: </text:p>
      <text:p text:style-name="P1"><text:span text:style-name="T54">The joy is that our Older Member in the Evolutionary Level above human has made it clear to us that Hale-Bopp's approach is the "marker" we've been waiting for. … Our 22 years of classroom here on planet Earth is finally coming to conclusion "graduation" from </text:span><text:soft-page-break/><text:span text:style-name="T54">the Human Evolutionary Level. We are happily prepared to leave "this world" and go with Ti's crew. (Ti refers to Bonnie Lu Trusdale a cofounder of the cult who died of cancer in 1985)</text:span><text:span text:style-name="T48">44</text:span></text:p>
      <text:p text:style-name="P6">These accounts may seem to have very little to do with the lives of most people who are reading this book. Yet, nobody should be deceived by that fact as we have only considered three examples in detail. A large number of deviant cults and organizations are influencing young people in many countries of the world. The fact that some people regard these movements as being far removed from themselves does not mean that they are not causing terrible harm to individuals and to society as a whole. On the contrary, they reveal the different forms the strife of the Antichrist can take and how widespread it actually is.</text:p>
      <text:p text:style-name="P6"/>
      <text:p text:style-name="P16"><text:span text:style-name="T75">The Japanese Cult's Underground Attack</text:span></text:p>
      <text:p text:style-name="P6">The harm that such cults cause for the lives and property of their members is by no means the only threat they pose. The deviant ideas and lifestyles promoted by these cults also damage the very fabric of society. From time to time, some of them organize attacks directly aimed at the civilian population. One recent example of this was the Japanese cult Aum Shinrikyo, and its release of poison gas into a Tokyo metro station. The cult was also held responsible for a similar gas attack in Matsumoto near Tokyo, in which seven people died and 144 were injured.</text:p>
      <text:p text:style-name="P6">According to the teachings of the leader of the cult, Shoko Asahara, a person can only cleanse his soul by killing. World domination is only possible by implementing the violence that he teaches his followers. Acts that normal people would regard as cold-blooded, are for the members of the cult true examples of morality.</text:p>
      <text:p text:style-name="P6">The first target of the attacks, which began in 1994, were the judges who had filed charges against the cult and lived in accommodations provided by the Ministry of Justice . The first attack resulted in seven deaths. At the same time, the cult had begun the construction of a 70-ton capacity sarin gas production facility, on the orders of Asahara, who also instructed that 1,000 automatic rifles and a million bullets be manufactured. With the help of Russian experts hired by the cult, there were also efforts being made to construct a kind of nuclear weapon. Also within Asahara's sphere of activities were kidnappings and murder, especially of lawyers and public prosecutors opposed to the cult's activities.</text:p>
      <text:p text:style-name="P6">The attack on the underground system resulted in a much more severe reaction against the cult. Thousands of commuters on their way to work were affected. Twelve people died and more than 5,000 received treatment in hospital, and the attack became a terrifying example of the threat such groups now pose to the public.</text:p>
      <text:p text:style-name="P6">As we have seen from the above examples, any kind of immorality is to be expected from groups that develop their own beliefs far removed from the morality of religion. The members of such organizations are wholly capable of any kind of deviance, from drug <text:soft-page-break/>abuse to theft, and from kidnapping to torture, though they often only end up in bringing an end to their own lives.</text:p>
      <text:p text:style-name="P6">One must never forget that it should come as no surprise that people who do not believe in God, have no fear of Him, and refuse to recognize true morality, engage in such acts of violence. That is because, they do not believe they will have to account for their deeds, nor that they will receive their just due in the Hereafter. In addition, they would probably adopt entirely inappropriate or false beliefs on the subject of life after death, all in accordance with their desires. The only true path however, is that revealed by God to His servants. Anyone who knows of the religion of God, and lives by it, is moderate and well-balanced. Furthermore, in the Qur'an, God has commanded man to think and use his reason. It is thus impossible for true believers to get caught-up in any belief system without listening to their consciences and employing their powers of reasoning. The faithful act in accordance with the dictates of their conscience at every moment in their lives, and behave reasonably. That, in turn, protects them from all forms of immorality and perversion. True believers are those who stay firmly rooted on the path revealed by God. It is clear, however, that such cults and organizations have long since turned away from that path.</text:p>
      <text:p text:style-name="P6">There is no question that the acts of violence and terror we have been considering are not the only manifestations of terror in the world today. Very many terrorist organizations in a great many countries have for many years been spreading fear, terror, as well as leading to the deaths of many innocent people. These include the IRA, which for many years has been a major thorn in the side of the government of Great Britain; ETA in the Basque region of Spain, ASALA, the Armenian terrorist organization which for many years attacked Turkish diplomats serving abroad, and the Kurdistan Workers' Party (PKK). Although they all have different ideological motives, all terrorist groups and people who support the use of violence, whether listed here or not, and whether they are aware of the fact or not, agree on one thing. That is, the rejection of religion. Whatever their ideology and world-view may be, the true reason why anyone turns to anarchy and violence is that they lack any beliefs and conscience to prevent them from doing so.</text:p>
      <text:p text:style-name="P53"/>
      <text:p text:style-name="P58"><text:span text:style-name="T35">Conclusion</text:span></text:p>
      <text:p text:style-name="P6"/>
      <text:p text:style-name="P6"/>
      <text:p text:style-name="P6">As we have stressed right through this book, it is peoples' refusal to listen to the voice of their consciences that turns them in the direction of violence and savagery. They totally ignore the fact that they are responsible to God and that they will have to account for all their actions in the hereafter. The most effective means of turning such people away from violence and terrorism, therefore, is in addressing the ignorance that directs them down that road in the first place. While most nations turn to law-enforcement agencies, and political and economic strategies when dealing with terrorism, none of these are sufficient to resolve the problem on their own. What really needs to be done is to destroy the ideological foundation of terrorism. That requires a war on the level of ideas against all ideologies that promote hatred and anger, and their replacement with the moral virtues taught by religion.</text:p>
      <text:p text:style-name="P6">As we have seen throughout the course of this book, Darwinism is the principle foundation of such ideologies. The only reason why that theory, which has today lost all scientific credibility, and has been shown to be devoid of all reason and logic, is still being artificially kept alive, is an ideological attachment to it. When that foundation is eventually done away with, therefore, the ideologies built on it will necessarily collapse. For that reason, the war of ideas against Darwinism is essential for bringing peace and security to mankind.</text:p>
      <text:p text:style-name="P6">One important strategy of that war consists of revealing the true source of the ideologies in question, together with all their errors and deceptions. Another important stage is explaining the morality of religion, which will bring with it true peace and security. Since most people today have little idea of what the true religion is, they fall under the influence of atheism. That is why explaining the true religion, and the presentation of the morality commanded by God to the entire world, is the duty of every person who knows and lives by it.</text:p>
      <text:p text:style-name="P6">Today, in the world as a whole, the system of the Antichrist prevails, in other words, anarchy, strife and chaos are rife. Throughout history, God has destroyed a great many evil and corrupt communities. All societies and movements founded on cruelty and ruthlessness, which resort to violence and terrorism and oppress others, face the same inevitable end. All anarchists and terrorist are doomed to destruction. All nations that support anarchy and terror will be eliminated. Cruelty can never endure. This is how the end of a wrongdoing society is described in the Qur'an, </text:p>
      <text:p text:style-name="P10"/>
      <text:p text:style-name="P13"><text:span text:style-name="T54">So the last remnant of the people who did wrong was cut off. Praise belongs to God, the Lord of all the worlds! (Qur'an, 6: 45)</text:span></text:p>
      <text:p text:style-name="P6"/>
      <text:p text:style-name="P6"><text:soft-page-break/>The Antichrist will also come to the same end. Of that there is no doubt. Those who resort to violence and terrorism must therefore turn away from them for fear of suffering the same fate. God reveals that He will forgive those who repent for their sins and turn towards that which is good. God will not hold them responsible for actions they committed out of ignorance or because they did not know the morality of religion. God is merciful and compassionate. So those who promote anarchy and harm other people must not think that it is "too late to turn back." It is never too late to turn away from anarchy and terror. All they need do is to repent to God, with a sincere heart, and stop what they are doing. The following verse reveals how God promises to forgive those who commit evil out of ignorance and then seek forgiveness: </text:p>
      <text:p text:style-name="P13"><text:span text:style-name="T54">When those who believe in Our Signs come to you, say, "Peace be upon you!' God has made mercy incumbent on Himself. If anyone among you does evil out of ignorance and then afterwards repents and puts things right, He is Ever-Forgiving, Most Merciful. (Qur'an, 6: 54)</text:span></text:p>
      <text:p text:style-name="P41"/>
      <text:p text:style-name="P57"><text:span text:style-name="T35">The Evolution Deception</text:span></text:p>
      <text:p text:style-name="P10"/>
      <text:p text:style-name="P11"/>
      <text:p text:style-name="P13"><text:span text:style-name="T65">Every detail in this universe points to a superior creation. By contrast, materialism, which seeks to deny the fact of creation in the universe, is nothing but an unscientific fallacy. </text:span></text:p>
      <text:p text:style-name="P6">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God. American astrophysicist Hugh Ross explains this as follows: </text:p>
      <text:p text:style-name="P70"><text:span text:style-name="T54">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text:span><text:span text:style-name="T48">45</text:span></text:p>
      <text:p text:style-name="P6">It is God Who created the universe and Who designed it down to its smallest detail. Therefore, it is impossible for the theory of evolution, which holds that living beings are not created by God, but are products of coincidences, to be true.</text:p>
      <text:p text:style-name="P6">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p>
      <text:p text:style-name="P6">This extraordinary design in life invalidated Darwinism at the end of the 20th century. </text:p>
      <text:p text:style-name="P6">We have dealt with this subject in great detail in some of our other studies, and shall continue to do so. However, we think that, considering its importance, it will be helpful to make a short summary here as well. </text:p>
      <text:p text:style-name="P6"/>
      <text:p text:style-name="P16"><text:span text:style-name="T75">The Scientific Collapse of Darwinism </text:span></text:p>
      <text:p text:style-name="P6">Although a doctrine going back as far as ancient Greece, the theory of evolution was advanced extensively in the 19th century. The most important development that made the theory the top topic of the world of science was the book by Charles Darwin titled <text:span text:style-name="T74">The Origin of Species</text:span> published in 1859. In this book, Darwin denied that different living species on the earth were created separately by God. According to Darwin, all living beings had a common ancestor and they diversified over time through small changes. </text:p>
      <text:p text:style-name="P6"><text:soft-page-break/><text:span text:style-name="T77">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6">Darwin invested all his hopes in new scientific discoveries, which he expected to solve the "Difficulties of the Theory." However, contrary to his expectations, scientific findings expanded the dimensions of these difficulties. </text:p>
      <text:p text:style-name="P6">The defeat of Darwinism against science can be reviewed under three basic topics:</text:p>
      <text:p text:style-name="P6">1) The theory can by no means explain how life originated on the earth. </text:p>
      <text:p text:style-name="P6">2) There is no scientific finding showing that the "evolutionary mechanisms" proposed by the theory have any power to evolve at all. </text:p>
      <text:p text:style-name="P6">3) The fossil record proves completely the contrary of the suggestions of the theory of evolution.</text:p>
      <text:p text:style-name="P6">In this section, we will examine these three basic points in general outlines:</text:p>
      <text:p text:style-name="P26"/>
      <text:p text:style-name="P25"><text:span text:style-name="T75">The First Insurmountable Step: </text:span></text:p>
      <text:p text:style-name="P23"><text:span text:style-name="T75">The Origin of Life</text:span></text:p>
      <text:p text:style-name="P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p>
      <text:p text:style-name="P6">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p>
      <text:p text:style-name="P6"/>
      <text:p text:style-name="P16"><text:span text:style-name="T75">"Life Comes from Life"</text:span></text:p>
      <text:p text:style-name="P6">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Similarly, worms developing in meat was assumed to be evidence of spontaneous generation. However, only some time later was it understood that worms did not appear <text:soft-page-break/>on meat spontaneously, but were carried there by flies in the form of larvae, invisible to the naked eye. </text:p>
      <text:p text:style-name="P6">Even in the period when Darwin wrote <text:span text:style-name="T74">The Origin of Species</text:span>, the belief that bacteria could come into existence from non-living matter was widely accepted in the world of science. </text:p>
      <text:p text:style-name="P6">However, five years after the publication of Darwin's book, Louis Pasteur announced his results after long studies and experiments, which disproved spontaneous generation, a cornerstone of Darwin's theory. In his triumphal lecture at the Sorbonne in 1864, Pasteur said, <text:span text:style-name="T74">"Never will the doctrine of spontaneous generation recover from the mortal blow struck by this simple experiment."</text:span><text:span text:style-name="T39">46</text:span></text:p>
      <text:p text:style-name="P6">Advocates of the theory of evolution resisted the findings of Pasteur for a long time. However, as the development of science unraveled the complex structure of the cell of a living being, the idea that life could come into being coincidentally faced an even greater impasse. </text:p>
      <text:p text:style-name="P6"/>
      <text:p text:style-name="P16"><text:span text:style-name="T75">Inconclusive Efforts in the 20th Century</text:span></text:p>
      <text:p text:style-name="P6">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text:span text:style-name="T74">"Unfortunately, however, the problem of the origin of the cell is perhaps the most obscure point in the whole study of the evolution of organisms."</text:span><text:span text:style-name="T39">47</text:span></text:p>
      <text:p text:style-name="P6">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Barely a few years had passed before it was revealed that this experiment, which was then presented as an important step in the name of evolution, was invalid, the atmosphere used in the experiment having been very different from real earth conditions.<text:span text:style-name="T39">48</text:span></text:p>
      <text:p text:style-name="P6">After a long silence, Miller confessed that the atmosphere medium he used was unrealistic.<text:span text:style-name="T39">49</text:span></text:p>
      <text:p text:style-name="P6">All the evolutionist efforts put forth throughout the 20th century to explain the origin of life ended with failure. The geochemist Jeffrey Bada from San Diego Scripps Institute accepts this fact in an article published in <text:span text:style-name="T74">Earth</text:span> Magazine in 1998:</text:p>
      <text:p text:style-name="P70"><text:span text:style-name="T54">Today as we leave the twentieth century, we still face the biggest unsolved problem that we had when we entered the twentieth century: How did life originate on Earth?</text:span><text:span text:style-name="T48">50</text:span></text:p>
      <text:p text:style-name="P6"/>
      <text:p text:style-name="P16"><text:soft-page-break/><text:span text:style-name="T75">The Complex Structure of Life</text:span></text:p>
      <text:p text:style-name="P6">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p>
      <text:p text:style-name="P6">The conditions required for the formation of a cell are too great in quantity to be explained away by coincidences. The probability of proteins, the building blocks of cell, being synthesized coincidentally, is 1 in 10<text:span text:style-name="T39">950</text:span> for an average protein made up of 500 amino acids. In mathematics, a probability smaller than 1 over 10<text:span text:style-name="T39">50</text:span> is practically considered to be impossible.</text:p>
      <text:p text:style-name="P6">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p>
      <text:p text:style-name="P6">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74">Scientific American</text:span> magazine:</text:p>
      <text:p text:style-name="P70"><text:span text:style-name="T5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48">51</text:span></text:p>
      <text:p text:style-name="P6">No doubt, if it is impossible for life to have originated from natural causes, then it has to be accepted that life was "created" in a supernatural way. This fact explicitly invalidates the theory of evolution, whose main purpose is to deny creation. </text:p>
      <text:p text:style-name="P6"/>
      <text:p text:style-name="P16"><text:span text:style-name="T75">Imaginary Mechanisms of Evolution</text:span></text:p>
      <text:p text:style-name="P6">The second important point that negates Darwin's theory is that both concepts put forward by the theory as "evolutionary mechanisms" were understood to have, in reality, no evolutionary power. </text:p>
      <text:p text:style-name="P6">Darwin based his evolution allegation entirely on the mechanism of "natural selection". The importance he placed on this mechanism was evident in the name of his book: <text:span text:style-name="T74">The Origin of Species, By Means Of Natural Selection…</text:span></text:p>
      <text:p text:style-name="P6">Natural selection holds that those living things that are stronger and more suited to the natural conditions of their habitats will survive in the struggle for life. For example, in a deer herd under the threat of attack by wild animals, those that can run faster will <text:soft-page-break/>survive. Therefore, the deer herd will be comprised of faster and stronger individuals. However, unquestionably, this mechanism will not cause deer to evolve and transform themselves into another living species, for instance, horses. </text:p>
      <text:p text:style-name="P6">Therefore, the mechanism of natural selection has no evolutionary power. Darwin was also aware of this fact and had to state this in his book <text:span text:style-name="T74">The Origin of Species:</text:span></text:p>
      <text:p text:style-name="P70"><text:span text:style-name="T54">Natural selection can do nothing until favourable individual differences or variations occur.</text:span><text:span text:style-name="T48">52</text:span></text:p>
      <text:p text:style-name="P20"/>
      <text:p text:style-name="P21"><text:span text:style-name="T75">Lamarck's Impact</text:span></text:p>
      <text:p text:style-name="P6">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p>
      <text:p text:style-name="P6">Darwin also gave similar examples, and in his book <text:span text:style-name="T74">The Origin of Species</text:span>, for instance, said that some bears going into water to find food transformed themselves into whales over time.<text:span text:style-name="T39">53</text:span></text:p>
      <text:p text:style-name="P6">However, the laws of inheritance discovered by Mendel and verified by the science of genetics that flourished in the 20th century, utterly demolished the legend that acquired traits were passed on to subsequent generations. Thus, natural selection fell out of favour as an evolutionary mechanism. </text:p>
      <text:p text:style-name="P6"/>
      <text:p text:style-name="P16"><text:span text:style-name="T75">Neo-Darwinism and Mutations</text:span></text:p>
      <text:p text:style-name="P6">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p>
      <text:p text:style-name="P6">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p>
      <text:p text:style-name="P6">The reason for this is very simple: the DNA has a very complex structure and random effects can only cause harm to it. American geneticist B.G. Ranganathan explains this as follows:</text:p>
      <text:p text:style-name="P25"><text:soft-page-break/><text:span text:style-name="T5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48">54</text:span></text:p>
      <text:p text:style-name="P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p>
      <text:p text:style-name="P26"/>
      <text:p text:style-name="P25"><text:span text:style-name="T75">The Fossil Record: No Sign of </text:span></text:p>
      <text:p text:style-name="P23"><text:span text:style-name="T75">Intermediate Forms</text:span></text:p>
      <text:p text:style-name="P6">The clearest evidence that the scenario suggested by the theory of evolution did not take place is the fossil record. </text:p>
      <text:p text:style-name="P6">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p>
      <text:p text:style-name="P6"><text:span text:style-name="T77">Had this been the case, then numerous intermediary species should have existed and lived within this long transformation period. </text:span></text:p>
      <text:p text:style-name="P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If such animals had really existed, there should be millions and even billions of them in number and variety. More importantly, the remains of these strange creatures should be present in the fossil record. In <text:span text:style-name="T74">The Origin of Species</text:span>, Darwin explained:</text:p>
      <text:p text:style-name="P70"><text:span text:style-name="T54">If my theory be true, numberless intermediate varieties, linking most closely all of the species of the same group together must assuredly have existed... Consequently, evidence of their former existence could be found only amongst fossil remains.</text:span><text:span text:style-name="T48">55</text:span></text:p>
      <text:p text:style-name="P6"><text:soft-page-break/></text:p>
      <text:p text:style-name="P16"/>
      <text:p text:style-name="P19"><text:span text:style-name="T75">Darwin's Hopes Shattered</text:span></text:p>
      <text:p text:style-name="P6"><text:span text:style-name="T77">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6">A famous British paleontologist, Derek V. Ager, admits this fact, even though he is an evolutionist:</text:p>
      <text:p text:style-name="P70"><text:span text:style-name="T60">The point emerges that if we examine the fossil rec,ord in detail, whether at the level of orders or of species, we find - over and over again - not gradual evolution, but the sudden explosion of one group at the expense of another.</text:span><text:span text:style-name="T49">56</text:span></text:p>
      <text:p text:style-name="P6">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p>
      <text:p text:style-name="P70"><text:span text:style-name="T5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T48">57</text:span></text:p>
      <text:p text:style-name="P6">Fossils show that living beings emerged fully developed and in a perfect state on the earth. That means that "the origin of species" is, contrary to Darwin's supposition, not evolution but creation. </text:p>
      <text:p text:style-name="P6"/>
      <text:p text:style-name="P16"><text:span text:style-name="T75">The Tale of Human Evolution</text:span></text:p>
      <text:p text:style-name="P6">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p>
      <text:p text:style-name="P6">1. Australopithecus </text:p>
      <text:p text:style-name="P6">2. Homo habilis</text:p>
      <text:p text:style-name="P6">3. Homo erectus</text:p>
      <text:p text:style-name="P6">4. Homo sapiens</text:p>
      <text:p text:style-name="P6">Evolutionists call the so-called first ape-like ancestors of men "<text:span text:style-name="T74">Australopithecus</text:span>" which means "South African ape." These living beings are actually nothing but an old ape species that has become extinct. Extensive research done on various <text:span text:style-name="T74">Australopithecus</text:span> specimens by two world famous anatomists from England and the USA, namely, Lord <text:soft-page-break/>Solly Zuckerman and Prof. Charles Oxnard, has shown that these belonged to an ordinary ape species that became extinct and bore no resemblance to humans.<text:span text:style-name="T39">58</text:span></text:p>
      <text:p text:style-name="P6">Evolutionists classify the next stage of human evolution as "homo," that is "man." According to the evolutionist claim, the living beings in the <text:span text:style-name="T74">Homo</text:span>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most important proponents of the theory of evolution in the 20th century, contends in his book <text:span text:style-name="T74">One Long Argument</text:span> that <text:span text:style-name="T74">"particularly historical [puzzles] such as the origin of life or of Homo sapiens, are extremely difficult and may even resist a final, satisfying explanation."</text:span><text:span text:style-name="T39">59</text:span></text:p>
      <text:p text:style-name="P6"><text:span text:style-name="T77">By outlining the link chain as "</text:span><text:span text:style-name="T78">Australopithecus</text:span><text:span text:style-name="T77"> &gt; </text:span><text:span text:style-name="T78">Homo habilis</text:span><text:span text:style-name="T77"> &gt; </text:span><text:span text:style-name="T78">Homo erectus</text:span><text:span text:style-name="T77"> &gt; </text:span><text:span text:style-name="T78">Homo sapiens</text:span><text:span text:style-name="T77">," evolutionists imply that each of these species is one another's ancestor. However, recent findings of paleoanthropologists have revealed that </text:span><text:span text:style-name="T78">Australopithecus</text:span><text:span text:style-name="T77">, </text:span><text:span text:style-name="T78">Homo habilis</text:span><text:span text:style-name="T77"> and </text:span><text:span text:style-name="T78">Homo erectus</text:span><text:span text:style-name="T77"> lived at different parts of the world at the same time.</text:span><text:span text:style-name="T50">60</text:span></text:p>
      <text:p text:style-name="P6">Moreover, a certain segment of humans classified as <text:span text:style-name="T74">Homo erectus</text:span> have lived up until very modern times. <text:span text:style-name="T74">Homo sapiens neandarthalensis</text:span> and <text:span text:style-name="T74">Homo sapiens sapiens</text:span> (modern man) co-existed in the same region.<text:span text:style-name="T39">61</text:span></text:p>
      <text:p text:style-name="P6">This situation apparently indicates the invalidity of the claim that they are ancestors of one another. A paleontologist from Harvard University, Stephen Jay Gould, explains this deadlock of the theory of evolution although he is an evolutionist himself:</text:p>
      <text:p text:style-name="P70"><text:span text:style-name="T5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48">62</text:span></text:p>
      <text:p text:style-name="P6">Put briefly, the scenario of human evolution, which is sought to be upheld with the help of various drawings of some "half ape, half human" creatures appearing in the media and course books, that is, frankly, by means of propaganda, is nothing but a tale with no scientific ground. </text:p>
      <text:p text:style-name="P6"><text:span text:style-name="T77">Lord Solly Zuckerman, one of the most famous and respected scientists in the U.K., who carried out research on this subject for years, and particularly studied </text:span><text:span text:style-name="T78">Australopithecus</text:span><text:span text:style-name="T77"> fossils for 15 years, finally concluded, despite being an evolutionist himself, that there is, in fact, no such family tree branching out from ape-like creatures to man. </text:span></text:p>
      <text:p text:style-name="P6">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text:soft-page-break/>perception"—concepts such as telepathy and sixth sense–and finally "human evolution." Zuckerman explains his reasoning:</text:p>
      <text:p text:style-name="P70"><text:span text:style-name="T5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48">63</text:span></text:p>
      <text:p text:style-name="P6">The tale of human evolution boils down to nothing but the prejudiced interpretations of some fossils unearthed by certain people, who blindly adhere to their theory.</text:p>
      <text:p text:style-name="P6"/>
      <text:p text:style-name="P68"><text:span text:style-name="T75">Technology In The Eye and The Ear</text:span></text:p>
      <text:p text:style-name="P14"><text:span text:style-name="T54">Another subject that remains unanswered by evolutionary theory is the excellent quality of perception in the eye and the ear. </text:span></text:p>
      <text:p text:style-name="P6">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p>
      <text:p text:style-name="P6">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p>
      <text:p text:style-name="P6">The image formed in the eye is so sharp and distinct that even the technology of the 20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p>
      <text:p text:style-name="P6">For many years, ten of thousands of engineers have tried to make a three-dimensional TV, and reach the vision quality of the eye. Yes, they have made a three-<text:soft-page-break/>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p>
      <text:p text:style-name="P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p>
      <text:p text:style-name="P6">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p>
      <text:p text:style-name="P6">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p>
      <text:p text:style-name="P6">So far, no visual or recording apparatus produced by man has been as sensitive and successful in perceiving sensory data as are the eye and the ear. </text:p>
      <text:p text:style-name="P6">However, as far as seeing and hearing are concerned, a far greater fact lies beyond all this. </text:p>
      <text:p text:style-name="P26"><text:soft-page-break/></text:p>
      <text:p text:style-name="P25"><text:span text:style-name="T75">To Whom Does the Consciousness that </text:span></text:p>
      <text:p text:style-name="P23"><text:span text:style-name="T75">Sees and Hears Within the Brain Belong?</text:span></text:p>
      <text:p text:style-name="P6"><text:span text:style-name="T77">Who is it that watches an alluring world in its brain, listens to symphonies and the twittering of birds, and smells the rose?</text:span></text:p>
      <text:p text:style-name="P6">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p>
      <text:p text:style-name="P6">For this consciousness is the spirit created by God. The spirit needs neither the eye to watch the images, nor the ear to hear the sounds. Furthermore, nor does it need the brain to think. </text:p>
      <text:p text:style-name="P6">Everyone who reads this explicit and scientific fact should ponder on Almighty God, should fear Him and seek refuge in Him, He Who squeezes the entire universe in a pitch-dark place of a few cubic centimetres in a three-dimensional, coloured, shadowy, and luminous form.</text:p>
      <text:p text:style-name="P6"/>
      <text:p text:style-name="P16"><text:span text:style-name="T75">A Materialist Faith</text:span></text:p>
      <text:p text:style-name="P6">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p>
      <text:p text:style-name="P6">However, the theory of evolution is pressingly kept on the agenda of science. Some people even try to represent criticisms directed against the theory as an "attack on science." Why?</text:p>
      <text:p text:style-name="P6">The reason is that the theory of evolution is an indispensable dogmatic belief for some circles. These circles are blindly devoted to materialist philosophy and adopt Darwinism because it is the only materialist explanation that can be put forward for the workings of nature.</text:p>
      <text:p text:style-name="P6"><text:soft-page-break/>Interestingly enough, they also confess this fact from time to time. A well known geneticist and an outspoken evolutionist, Richard C. Lewontin from Harvard University, confesses that he is "first and foremost a materialist and then a scientist":</text:p>
      <text:p text:style-name="P70"><text:span text:style-name="T5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span text:style-name="T48">64</text:span></text:p>
      <text:p text:style-name="P6">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p>
      <text:p text:style-name="P6">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 </text:p>
      <text:p text:style-name="P26"/>
      <text:p text:style-name="P27"><text:span text:style-name="T75">The Theory of Evolution is the Most Potent Spell </text:span></text:p>
      <text:p text:style-name="P24"><text:span text:style-name="T75">in the World</text:span></text:p>
      <text:p text:style-name="P6">It needs to be made clear that anyone free of prejudice and the influence of any particular ideology, who uses only his reason and logic, will clearly understand that belief in the theory of evolution, which brings to mind the superstitions of societies with no knowledge of science or civilization, is quite impossible.</text:p>
      <text:p text:style-name="P6">As has been explained above, those who believe in the theory of evolution think that a few atoms and molecules thrown into a huge vat could produce thinking, reasoning professors, university students, scientists such as Einstein and Galileo, artists such as Humphrey Bogart, Frank Sinatra and Pavarotti, as well as antelopes, lemon trees and carnations. Moreover, the scientists and professors who believe in this nonsense are educated people. That is why it is quite justifiable to speak of the theory of evolution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the <text:soft-page-break/>Prophet Ibrahim worshipping idols they had made with their own hands or the people of the Prophet Musa worshipping the Golden Calf.</text:p>
      <text:p text:style-name="P6">In fact, this situation is a lack of reason pointed to by God in the Qur'an. He reveals in many verses that some peoples' minds will be closed and that they will be powerless to see the truth. Some of these verses are as follows:</text:p>
      <text:p text:style-name="P69"/>
      <text:p text:style-name="P68"><text:span text:style-name="T54">As for those who disbelieve, it makes no difference to them whether you warn them or do not warn them, they will not believe. God has sealed up their hearts and hearing and over their eyes is a blindfold. They will have a terrible punishment. (Surat al-Baqara: 6-7)</text:span></text:p>
      <text:p text:style-name="P66"/>
      <text:p text:style-name="P67"><text:span text:style-name="T54">…They have hearts they do not understand with. They have eyes they do not see with. They have ears they do not hear with. Such people are like cattle. No, they are even further astray! They are the unaware. (Surat al-A'raf: 179)</text:span></text:p>
      <text:p text:style-name="P64"/>
      <text:p text:style-name="P65"><text:span text:style-name="T54">Even if We opened up to them a door into heaven, and they spent the day ascending through it, they would only say, "Our eyesight is befuddled! Or rather we have been put under a spell!" (Surat al-Hijr: 14-15) </text:span></text:p>
      <text:p text:style-name="P6"/>
      <text:p text:style-name="P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the planet Earth with all its features so perfectly suited to life, and living things full of countless complex systems. </text:p>
      <text:p text:style-name="P6">In fact, God reveals in the Qur'an in the incident of the Prophet Musa and Pharaoh that some people who support atheistic philosophies actually influence others by magic. When Pharaoh was told about the true religion, he told the Prophet Musa to meet with his own magicians. When the Prophet Musa did so, he told them to demonstrate their abilities first. The verses continue:</text:p>
      <text:p text:style-name="P10"/>
      <text:p text:style-name="P13"><text:span text:style-name="T54">He said, "You throw." And when they threw, they cast a spell on the people's eyes and caused them to feel great fear of them. They produced an extremely powerful magic. (Surat al-A'raf: 116)</text:span></text:p>
      <text:p text:style-name="P6"/>
      <text:p text:style-name="P6">As we have seen, Pharaoh's magicians were able to deceive everyone, apart from the Prophet Musa and those who believed in him. However, the evidence put forward by <text:soft-page-break/>the Prophet Musa broke that spell, or "swallowed up what they had forged" as the verse puts it.</text:p>
      <text:p text:style-name="P10"/>
      <text:p text:style-name="P13"><text:span text:style-name="T54">We revealed to Musa, "Throw down your staff." And it immediately swallowed up what they had forged. So the Truth took place and what they did was shown to be false. (Surat al-A'raf: 117-119)</text:span></text:p>
      <text:p text:style-name="P6"/>
      <text:p text:style-name="P6">As we can see from that verse, when it was realized that what these people who had first cast a spell over others had done was just an illusion, they lost all credibility. In the present day too, unless those who under the influence of a similar spell believe in these ridiculous claims under their scientific disguise and spend their lives defending them abandon them, they too will be humiliated when the full truth emerges and the spell is broken. In fact, Malcolm Muggeridge, an atheist philosopher and supporter of evolution admitted he was worried by just that prospect:</text:p>
      <text:p text:style-name="P70"><text:span text:style-name="T5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48">65</text:span></text:p>
      <text:p text:style-name="P6">That future is not far off: On the contrary, people will soon see that "chance" is not a god, and will look back on the theory of evolution as the worst deceit and the most terrible spell in the world. That spell is already rapidly beginning to be lifted from the shoulders of people all over the world. Many people who see the true face of the theory of evolution are wondering with amazement how it was that they were ever taken in by it.</text:p>
      <text:p text:style-name="P6"/>
      <text:p text:style-name="P60"/>
      <text:p text:style-name="P63"><text:span text:style-name="T38">Notes</text:span></text:p>
      <text:p text:style-name="P61"/>
      <text:p text:style-name="P61"/>
      <text:p text:style-name="P62"><text:span text:style-name="T57">1. </text:span><text:span text:style-name="T59">Lisan al-'Arab</text:span><text:span text:style-name="T57">.</text:span></text:p>
      <text:p text:style-name="P62"><text:span text:style-name="T57">2. </text:span><text:span text:style-name="T59">Sahih Al-Bukhari</text:span><text:span text:style-name="T57">.</text:span></text:p>
      <text:p text:style-name="P62"><text:span text:style-name="T57">3. </text:span><text:span text:style-name="T59">Sahih Muslim</text:span><text:span text:style-name="T57">.</text:span></text:p>
      <text:p text:style-name="P62"><text:span text:style-name="T54">4. Bediuzzaman Said Nursi, Risale-i Nur Collection, </text:span><text:span text:style-name="T64">Letters</text:span><text:span text:style-name="T54">, Fifteenth Letter, The Fourth Question, The Second Current.</text:span></text:p>
      <text:p text:style-name="P62"><text:span text:style-name="T54">5. </text:span><text:span text:style-name="T64">Teysir-al Wusul ila Jami-al Usu</text:span><text:span text:style-name="T54">l, pp. 457-458.</text:span></text:p>
      <text:p text:style-name="P62"><text:span text:style-name="T54">6. </text:span><text:span text:style-name="T64">Sahih Muslim</text:span><text:span text:style-name="T54">.</text:span></text:p>
      <text:p text:style-name="P62"><text:span text:style-name="T54">7. Saban Dogen, </text:span><text:span text:style-name="T64">Mehdi ve Deccal (Mahdi and Dajjal)</text:span><text:span text:style-name="T54">, Gençlik Yayincilik, 2nd edition, Istanbul, 1998, p.59.</text:span></text:p>
      <text:p text:style-name="P62"><text:span text:style-name="T54">8. V.I. Lenin, "On the Question of Dialectics,"</text:span><text:span text:style-name="T64"> Collected Works</text:span><text:span text:style-name="T54">, 4th English Edition, Progress Publishers, Moscow, 1972, vol. 38, pp. 358.</text:span></text:p>
      <text:p text:style-name="P62"><text:span text:style-name="T54">9. Suyuti, </text:span><text:span text:style-name="T64">al-Fath al-Kabi</text:span><text:span text:style-name="T54">r, i, 315; ii, 185; iii, 9; </text:span><text:span text:style-name="T64">al-Hawi li'l Fatawa</text:span><text:span text:style-name="T54">, ii, 217; Abu 'Abdullah Daylami, </text:span><text:span text:style-name="T64">Musnad al-Firdaw</text:span><text:span text:style-name="T54">s, i, 266, cited in Bediuzzaman Said Nursi, </text:span><text:span text:style-name="T64">Risale-i Nur Collection</text:span><text:span text:style-name="T54">, The Second Station of the Fifth Ray, Sixth Matter.</text:span></text:p>
      <text:p text:style-name="P62"><text:span text:style-name="T54">10. Bediuzzaman Said Nursi, </text:span><text:span text:style-name="T64">Risale-i Nur Collection</text:span><text:span text:style-name="T54">, The Second Station of the Fifth Ray, Sixth Matter.</text:span></text:p>
      <text:p text:style-name="P62"><text:span text:style-name="T57">11. Musnad, 3: 367.</text:span></text:p>
      <text:p text:style-name="P62"><text:span text:style-name="T57">12. </text:span><text:span text:style-name="T59">Ibn Majah</text:span><text:span text:style-name="T57">, </text:span><text:span text:style-name="T59">Sahih Muslim</text:span><text:span text:style-name="T57">.</text:span></text:p>
      <text:p text:style-name="P62"><text:span text:style-name="T57">13. </text:span><text:span text:style-name="T59">Sahih</text:span><text:span text:style-name="T57"> </text:span><text:span text:style-name="T59">Muslim</text:span><text:span text:style-name="T57">.</text:span></text:p>
      <text:p text:style-name="P62"><text:span text:style-name="T57">14. </text:span><text:span text:style-name="T59">Sahih Al-Bukhari</text:span><text:span text:style-name="T57">.</text:span></text:p>
      <text:p text:style-name="P62"><text:span text:style-name="T54">15. Charles Darwin, </text:span><text:span text:style-name="T64">The Descent of Man</text:span><text:span text:style-name="T54">, 2nd edition, New York, A L. Burt Co., 1874, p. 178.</text:span></text:p>
      <text:p text:style-name="P62"><text:span text:style-name="T54">16. Francis Darwin, </text:span><text:span text:style-name="T64">The Life and Letters of Charles Darwin</text:span><text:span text:style-name="T54">, Vol. I., D. Appleton and Company, New York, 1888.</text:span></text:p>
      <text:p text:style-name="P62"><text:span text:style-name="T54">17. James Ridgeway, </text:span><text:span text:style-name="T64">Blood In The Face</text:span><text:span text:style-name="T54">, Second Edition, Thunder's Mouth Press, New York, 1995, p.52</text:span></text:p>
      <text:p text:style-name="P62"><text:span text:style-name="T54">18. World Church of the Creator, Frequently Asked Questions, (http://www.wcotc.com/faq)</text:span></text:p>
      <text:p text:style-name="P62"><text:span text:style-name="T54">19. http://www.adl.org/special%5Freports/wcotc/wcotc%2Dintro.html</text:span></text:p>
      <text:p text:style-name="P62"><text:span text:style-name="T54">20. S. Hogan-Albach, D. Pardue, "The Word Misread Klan Twists Bible's Message to Back Racist Beliefs," </text:span><text:span text:style-name="T64">Knight Ridder Newspaper</text:span><text:span text:style-name="T54">, June 27, 1996.</text:span></text:p>
      <text:p text:style-name="P62"><text:span text:style-name="T54">21. Matt Sharkey, </text:span><text:span text:style-name="T64">American Dream</text:span><text:span text:style-name="T54">, Generation 21, August 1-8, 1999.</text:span></text:p>
      <text:p text:style-name="P62"><text:span text:style-name="T54">22. http://hatewatch.org/research.php?op=readarticle&amp;lid=15</text:span></text:p>
      <text:p text:style-name="P62"><text:span text:style-name="T54">23. Matt Hale's Speech, Illinois, January 14, 2001, (http://www.stop-the-hate.org/wcotc.html)</text:span></text:p>
      <text:p text:style-name="P62"><text:span text:style-name="T54">24. The Explosion of Hate The Growing Danger of The National Alliance, (http://www.adl.org/explosion_of_hate/intro_venomous_voice.html)</text:span></text:p>
      <text:p text:style-name="P62"><text:soft-page-break/><text:span text:style-name="T54">25. General Principles of National Alliance, (http://www.natvan.com/what-is-na/na1.html#natural)</text:span></text:p>
      <text:p text:style-name="P62"><text:span text:style-name="T54">26. S. Hogan-Albach, D. Pardue, "The Word Misread Klan Twists Bible's Message to Back Racist Beliefs," </text:span><text:span text:style-name="T64">Knight Ridder Newspaper</text:span><text:span text:style-name="T54">, June 27, 1996.</text:span></text:p>
      <text:p text:style-name="P62"><text:span text:style-name="T54">27. David Michaels,</text:span><text:span text:style-name="T64"> Neo Nazi Terrorism</text:span><text:span text:style-name="T54">, International Policy Institute for Counter-Terrorism, April 21, 2000.</text:span></text:p>
      <text:p text:style-name="P62"><text:span text:style-name="T54">28. Paul Duggon, "From Beloved Son to Murder Suspect," </text:span><text:span text:style-name="T64">The Washington Post</text:span><text:span text:style-name="T54">, February 16, 1999.</text:span></text:p>
      <text:p text:style-name="P62"><text:span text:style-name="T54">29. The Explosion of Hate The Growing Danger of The National Alliance, (http://www.adl.org/explosion_of_hate/intro_turner.html)</text:span></text:p>
      <text:p text:style-name="P62"><text:span text:style-name="T54">30. http://www.mayhem.net/Crime/mcveigh.html</text:span></text:p>
      <text:p text:style-name="P62"><text:span text:style-name="T54">30 Announcements of Church of Satan, (http:/www.churchofsatan.com/home.html)</text:span></text:p>
      <text:p text:style-name="P62"><text:span text:style-name="T54">32. Anton LaVey, </text:span><text:span text:style-name="T64">Birth of Tragedy</text:span><text:span text:style-name="T54">, Issue No.4, November 86-January 87.</text:span></text:p>
      <text:p text:style-name="P62"><text:span text:style-name="T54">33. Expert On Satanism Sees Terrorism Dangers Ahead, Online Athensnews, February 28, 1999.</text:span></text:p>
      <text:p text:style-name="P62"><text:span text:style-name="T54">34. Expert On Satanism Sees Terrorism Dangers Ahead, Online Athensnews, February 28, 1999.</text:span></text:p>
      <text:p text:style-name="P62"><text:span text:style-name="T54">35. Vexen Crabtree, A Description of Satanism, (http://simon.crabtree.com/satanism/modern.html)</text:span></text:p>
      <text:p text:style-name="P62"><text:span text:style-name="T54">36. Magister Peter Gilmore, Satanism the Feared Religion, (http://churchofsatan.com/Pages/Feared.html)</text:span></text:p>
      <text:p text:style-name="P62"><text:span text:style-name="T54">37. The Doctor Is In, Shane &amp; Amy Bugbee, (http:www.churchofsatan.com/Pages/MFInterview.html)</text:span></text:p>
      <text:p text:style-name="P62"><text:span text:style-name="T54">38. Magister Peter Gilmore, Satanism the Feared Religion, (http://www.churchofsatan.com/Pages/Feared.html)</text:span></text:p>
      <text:p text:style-name="P62"><text:span text:style-name="T54">39. Vexen Crabtree, A Description of Satanism, (http://simon.crabtree.com/satanism/modern.html)</text:span></text:p>
      <text:p text:style-name="P62"><text:span text:style-name="T54">40. Magister Peter Gilmore, Satanism the Feared Religion, (http://www.churchofsatan.com/Pages/Feared.html)</text:span></text:p>
      <text:p text:style-name="P62"><text:span text:style-name="T54">41. Magister Peter Gilmore, Satanism the Feared Religion, (http://www.churchofsatan.com/Pages/Feared.html)</text:span></text:p>
      <text:p text:style-name="P62"><text:span text:style-name="T54">42. Church of Satan Youth Communique, (http://www.churchofsatan.com/Pages/Youthletter.html)</text:span></text:p>
      <text:p text:style-name="P62"><text:span text:style-name="T54">43. www.mayhem.net/Crime/cults.html</text:span></text:p>
      <text:p text:style-name="P62"><text:span text:style-name="T54">44. www.mayhem.net/Crime/cults.html</text:span></text:p>
      <text:p text:style-name="P62"><text:span text:style-name="T54">45. Hugh Ross, </text:span><text:span text:style-name="T64">The Fingerprint of God</text:span><text:span text:style-name="T54">, p. 50</text:span></text:p>
      <text:p text:style-name="P62"><text:span text:style-name="T54">46. Sidney Fox, Klaus Dose, </text:span><text:span text:style-name="T64">Molecular Evolution and The Origin of Life</text:span><text:span text:style-name="T54">, W.H. Freeman and Company, San Francisco, 1972, p. 4.</text:span></text:p>
      <text:p text:style-name="P62"><text:span text:style-name="T54">47. Alexander I. Oparin, </text:span><text:span text:style-name="T64">Origin of Life</text:span><text:span text:style-name="T54">, Dover Publications, NewYork, 1936, 1953 (reprint), p. 196.</text:span></text:p>
      <text:p text:style-name="P62"><text:soft-page-break/><text:span text:style-name="T54">48. "New Evidence on Evolution of Early Atmosphere and Life", </text:span><text:span text:style-name="T64">Bulletin of the American Meteorological Society</text:span><text:span text:style-name="T54">, vol 63, November 1982, p. 1328-1330. </text:span></text:p>
      <text:p text:style-name="P62"><text:span text:style-name="T54">49. Stanley Miller, </text:span><text:span text:style-name="T64">Molecular Evolution of Life: Current Status of the Prebiotic Synthesis of Small Molecules</text:span><text:span text:style-name="T54">, 1986, p. 7.</text:span></text:p>
      <text:p text:style-name="P62"><text:span text:style-name="T54">50. Jeffrey Bada, </text:span><text:span text:style-name="T64">Earth</text:span><text:span text:style-name="T54">, February 1998, p. 40</text:span></text:p>
      <text:p text:style-name="P62"><text:span text:style-name="T54">51. Leslie E. Orgel, "The Origin of Life on Earth", </text:span><text:span text:style-name="T64">Scientific American</text:span><text:span text:style-name="T54">, vol. 271, October 1994, p. 78.</text:span></text:p>
      <text:p text:style-name="P62"><text:span text:style-name="T54">52. Charles Darwin, </text:span><text:span text:style-name="T64">The Origin of Species by Means of Natural Selection</text:span><text:span text:style-name="T54">, The Modern Library, New York, p. 127.</text:span></text:p>
      <text:p text:style-name="P62"><text:span text:style-name="T54">53. Charles Darwin, </text:span><text:span text:style-name="T64">The Origin of Species: A Facsimile of the First Edition</text:span><text:span text:style-name="T54">, Harvard University Press, 1964, p. 184.</text:span></text:p>
      <text:p text:style-name="P62"><text:span text:style-name="T54">54. B. G. Ranganathan, </text:span><text:span text:style-name="T64">Origins?</text:span><text:span text:style-name="T54">, Pennsylvania: The Banner Of Truth Trust, 1988, p. 7.</text:span></text:p>
      <text:p text:style-name="P62"><text:span text:style-name="T54">55. Charles Darwin, </text:span><text:span text:style-name="T64">The Origin of Species: A Facsimile of the First Edition</text:span><text:span text:style-name="T54">, Harvard University Press, 1964, p. 179.</text:span></text:p>
      <text:p text:style-name="P62"><text:span text:style-name="T54">56. Derek A. Ager, "The Nature of the Fossil Record", </text:span><text:span text:style-name="T64">Proceedings of the British Geological Association</text:span><text:span text:style-name="T54">, vol 87, 1976, p. 133.</text:span></text:p>
      <text:p text:style-name="P62"><text:span text:style-name="T54">57. Douglas J. Futuyma, </text:span><text:span text:style-name="T64">Science on Trial</text:span><text:span text:style-name="T54">, Pantheon Books, New York, 1983. p. 197.</text:span></text:p>
      <text:p text:style-name="P62"><text:span text:style-name="T54">58. Solly Zuckerman, </text:span><text:span text:style-name="T64">Beyond The Ivory Tower</text:span><text:span text:style-name="T54">, Toplinger Publications, New York, 1970, pp. 75-94; Charles E. Oxnard, "The Place of Australopithecines in Human Evolution: Grounds for Doubt", </text:span><text:span text:style-name="T64">Nature</text:span><text:span text:style-name="T54">, vol 258, p. 389.</text:span></text:p>
      <text:p text:style-name="P62"><text:span text:style-name="T54">59. "Could science be brought to an end by scientists' belief that they have final answers or by society's reluctance to pay the bills?" </text:span><text:span text:style-name="T64">Scientific American</text:span><text:span text:style-name="T54">, December 1992, p. 20.</text:span></text:p>
      <text:p text:style-name="P62"><text:span text:style-name="T54">60. Alan Walker, </text:span><text:span text:style-name="T64">Science</text:span><text:span text:style-name="T54">, vol. 207, 7 March 1980, p. 1103; A. J. Kelso, </text:span><text:span text:style-name="T64">Physical Antropology</text:span><text:span text:style-name="T54">, 1st ed., J. B. Lipincott Co., New York, 1970, p. 221; M. D. Leakey, </text:span><text:span text:style-name="T64">Olduvai Gorge</text:span><text:span text:style-name="T54">, vol. 3, Cambridge University Press, Cambridge, 1971, p. 272.</text:span></text:p>
      <text:p text:style-name="P62"><text:span text:style-name="T54">61. Jeffrey Kluger, "Not So Extinct After All: The Primitive Homo Erectus May Have Survived Long Enough To Coexist With Modern Humans," </text:span><text:span text:style-name="T64">Time</text:span><text:span text:style-name="T54">, 23 December 1996.</text:span></text:p>
      <text:p text:style-name="P62"><text:span text:style-name="T54">62.- S. J. Gould, </text:span><text:span text:style-name="T64">Natural History</text:span><text:span text:style-name="T54">, vol. 85, 1976, p. 30.</text:span></text:p>
      <text:p text:style-name="P62"><text:span text:style-name="T54">63. Solly Zuckerman, </text:span><text:span text:style-name="T64">Beyond The Ivory Tower</text:span><text:span text:style-name="T54">, p. 19.</text:span></text:p>
      <text:p text:style-name="P62"><text:span text:style-name="T54">64. Richard Lewontin, "The Demon-Haunted World," </text:span><text:span text:style-name="T64">The New York Review of Books</text:span><text:span text:style-name="T54">, January 9, 1997, p. 28.</text:span></text:p>
      <text:p text:style-name="P62"><text:span text:style-name="T54">65. Malcolm Muggeridge, </text:span><text:span text:style-name="T64">The End of Christendom</text:span><text:span text:style-name="T54">, Grand Rapids:Eerdmans, 1980, p. 43.</text:span></text:p>
      <text:p text:style-name="P9"/>
      <text:p text:style-name="P6"/>
      <text:p text:style-name="P50"/>
      <text:p text:style-name="P51"><text:span text:style-name="T61">Glory be to You! We have no knowledge except what</text:span></text:p>
      <text:p text:style-name="P51"><text:span text:style-name="T61">You have taught us. You are the All-Knowing, the All-Wise.</text:span></text:p>
      <text:p text:style-name="P51"><text:span text:style-name="T61">(Qur'an, 2: 32)</text:span></text:p>
      <text:p text:style-name="P6"/>
      <text:p text:style-name="P6"/>
      <text:h text:style-name="P37" text:outline-level="3"><text:soft-page-break/></text:h>
      <text:h text:style-name="P38" text:outline-level="3"><text:span text:style-name="T68">ALSO BY HARUN YAHYA</text:span></text:h>
      <text:p text:style-name="P49"/>
      <text:p text:style-name="P49"/>
      <text:p text:style-name="P52"><text:span text:style-name="T54">When a person examines his own body or any other living thing in nature, the world or the whole universe, in it he sees a great design, art, plan and intelligence. All this is evidence proving God's being, unit, and eternal power.</text:span></text:p>
      <text:p text:style-name="P52"><text:span text:style-name="T64">For Men of Understanding</text:span><text:span text:style-name="T54"> was written to make the reader see and realise some of the evidence of creation in nature. </text:span><text:span text:style-name="T64">For Men of Understanding</text:span><text:span text:style-name="T54"> is also available in Indonesian, German, French, Urdu and Russian.</text:span></text:p>
      <text:p text:style-name="P52"><text:span text:style-name="T54">Many people think that Darwin's Theory of Evolution is a proven fact. Contrary to this conventional wisdom, recent developments in science completely disprove the theory. The only reason Darwinism is still foisted on people by means of a worldwide propaganda campaign lies in the ideological aspects of the theory. All secular ideologies and philosophies try to provide a basis for themselves by relying on the theory of evolution. </text:span></text:p>
      <text:p text:style-name="P52"><text:span text:style-name="T54">This book clarifies the scientific collapse of the theory of evolution in a way that is detailed but easy to understand. It reveals the frauds and distortions committed by evolutionists to "prove" evolution. Finally it analyzes the powers and motives that strive to keep this theory alive and make people believe in it.</text:span></text:p>
      <text:p text:style-name="P52"><text:span text:style-name="T54">Anyone who wants to learn about the origin of living things, including mankind, needs to read this book. </text:span><text:span text:style-name="T64">The Evolution Deceit</text:span><text:span text:style-name="T54"> is also available in Italian, Albanian, Spanish, Indonesian, Malay, Russian, Arabic, Bulgarian, French, German and (Bosnian).</text:span></text:p>
      <text:p text:style-name="P52"><text:span text:style-name="T54">How was matter and time created from nothingness? What does the Big Bang theory signify about the creation of the universe? What is the parallelism between Einstein's Theory of Relativity and the Qur'anic verses?</text:span></text:p>
      <text:p text:style-name="P52"><text:span text:style-name="T54">All of these questions are answered in this book. If you want to learn the truths about space, matter, time and fate, read this book. </text:span></text:p>
      <text:p text:style-name="P52"><text:span text:style-name="T54">People who are oppressed, who are tortured to death, innocent babies, those who cannot afford even a loaf of bread, who must sleep in tents or even in streets in cold weather, those who are massacred just because they belong to a certain tribe, women, children, and old people who are expelled from their homes because of their religion… Eventually, there is only one solution to the injustice, chaos, terror, massacres, hunger, poverty, and oppression: the values of the Qur'an. </text:span></text:p>
      <text:p text:style-name="P52"><text:span text:style-name="T54">Today, science has proven that the universe was created from nothing with a Big Bang. Moreover, all physical balances of the universe are designed to support human life. Everything from the nuclear reactions in stars to the chemical properties of a carbon atom or a water molecule, is created in a glorious harmony. This is the exalted and flawless creation of God, the Lord of All the Worlds. </text:span><text:span text:style-name="T64">The Creation of the Universe</text:span><text:span text:style-name="T54"> is also available in French, Russian and Indonesian.</text:span></text:p>
      <text:p text:style-name="P52"><text:soft-page-break/><text:span text:style-name="T54">This book deals with how the theory of evolution is invalidated by scientific findings and experiments in a concise and simple language.</text:span></text:p>
      <text:p text:style-name="P52"><text:span text:style-name="T54">Many societies that rebelled against the will of God or regarded His messengers as enemies were wiped off the face of the earth completely... Perished Nations examines these penalties as revealed in the verses of the Quran and in light of archaeological discoveries. This book is also available in German, French, Spanish, Russian, Indonesian and Portuguese. </text:span></text:p>
      <text:p text:style-name="P52"><text:span text:style-name="T54">Fascism and communism, which made humanity suffer dark times, are fed from the same source, on the grounds of which they can attract masses to their side. This source is the materialist philosophy and its adaptation to nature, which is Darwinism. The acknowledgement of the scientific invalidity of this theory will bring about the end of all these detrimental ideologies. This book is also available in French.</text:span></text:p>
      <text:p text:style-name="P52"><text:span text:style-name="T54">This book gets into detail on the issue of origins and makes a comprehensive and technical refutation of Darwinist theory. As it is mentioned in the book, anyone who still defends the theory of evolution has to come into terms with this book and face its challenge. Otherwise, he will de facto accept that his allegiance to the theory of evolution is a non-scientific approach but a materialistic dogma. </text:span></text:p>
      <text:p text:style-name="P52"><text:span text:style-name="T54">The purpose of this book is to warn people against the day on which they will say "If only we did not rebel against God. If only we listened to the messengers…" and therefore feel deep regret. This is a summons to live for the cause of God when there is still time. </text:span><text:span text:style-name="T64">Before You Regret</text:span><text:span text:style-name="T54"> is also available in French and German.</text:span></text:p>
      <text:p text:style-name="P52"><text:span text:style-name="T54">In a body that is made up of atoms, you breathe in air, eat food, and drink liquids that are all composed of atoms. Everything you see is nothing but the result of the collision of electrons of atoms with photons.</text:span></text:p>
      <text:p text:style-name="P52"><text:span text:style-name="T54">In this book, the implausibility of the spontaneous formation of an atom, the building-block of everything, living or non-living, is related and the flawless nature of God's creation is demonstrated. </text:span><text:span text:style-name="T64">The Miracle in the Atom</text:span><text:span text:style-name="T54"> is also available in Indonesian.</text:span></text:p>
      <text:p text:style-name="P52"><text:span text:style-name="T54">A study that examines and seeks to remind us of the basic moral principles of the Qur'an, particularly those that are most likely to be forgotten or neglected at times. This book is also available in Bengoli. </text:span></text:p>
      <text:p text:style-name="P52"><text:span text:style-name="T54">In the Qur'an, there is an explicit reference to the "second coming of the Jesus to the world" which is heralded in a hadith. The realisation of some information revealed in the Qur'an about Jesus can only be possible by Jesus' second coming… This book is also available in German.</text:span></text:p>
      <text:p text:style-name="P52"><text:span text:style-name="T54">Darwin said: "If it could be demonstrated that any complex organ existed, which could not possibly have been formed by numerous, successive, slight modifications, my theory would absolutely break down." When you read this book, you will see that Darwin's theory has absolutely broken down, just as he feared it would. A thorough examination of the feathers of a bird, the sonar system of a bat or the wing structure of a </text:span><text:soft-page-break/><text:span text:style-name="T54">fly reveal amazingly complex designs. And these designs indicate that they are created flawlessly by God. The book is also available in Russian.</text:span></text:p>
      <text:p text:style-name="P52"><text:span text:style-name="T54">Colours, patterns, spots even lines of each living being existing in nature have a meaning. An attentive eye would immediately recognise that not only the living beings, but also everything in nature are just as they should be. Furthermore, he would realise that everything is given to the service of man: the comforting blue colour of the sky, the colourful view of flowers, the bright green trees and meadows, the moon and stars illuminating the world in pitch darkness together with innumerable beauties surrounding man. This book is also available in Arabic and Indonesian. </text:span></text:p>
      <text:p text:style-name="P52"><text:span text:style-name="T54">The plan, design, and delicate balance existing in our bodies and reaching into even the remotest corners of the incredibly vast universe must surely have a superior Creator. Man is unable to see his Creator yet he can nevertheless grasp His existence, strength, and wisdom by means of his intellect. This book is a summons to think. A summons to ponder over the universe and living beings and see how they have been created flawlessly. The book is also available in Urdu, French and Indonesian.</text:span></text:p>
      <text:p text:style-name="P45"/>
      <text:p text:style-name="P52"><text:span text:style-name="T54">In the Qur'an, conscience has a meaning and importance beyond its common and everyday use. This book introduces the real concept of conscience that is related in the Qur'an and draws our attention to the kind of understanding, thought, and wisdom that a truly conscientious person has. This book is also available in German and French.</text:span></text:p>
      <text:p text:style-name="P52"><text:span text:style-name="T54">There are questions about religion that people seek answers to and hope to be enlightened in the best way. However in most cases, people base their opinions on hearsay rather than acquiring them from the real source of religion: the Qur'an. In these booklets, you will find the most accurate answers to all the questions you seek answers for and learn your responsibilities towards your Creator. This book is also available in German. </text:span></text:p>
      <text:p text:style-name="P52"><text:span text:style-name="T54">When the events of "sickness" and "recovering" take place, our bodies become a battleground in which a bitter struggle is taking place. Microbes invisible to our eyes intrude into our body and begin to increase rapidly. The body however has a mechanism that combats them. Known as the "immune system", this mechanism is the most disciplined, most complex and successful army of the world. This system proves that the human body is the outcome of a unique design that has been planned with a great wisdom and skill. In other words, the human body is the evidence of a flawless creation, which is the peerless creation of God. This book is also available in Indonesian.</text:span></text:p>
      <text:p text:style-name="P52"><text:span text:style-name="T54">Man is a being to which God has granted the faculty of thinking. Yet a majority of people fail to employ this faculty as they should… The purpose of this book is to summon people to think in the way they should and to guide them in their efforts to think. This book is also available in Indonesian.</text:span></text:p>
      <text:p text:style-name="P52"><text:span text:style-name="T54">The unprecedented style and the superior wisdom inherent in the Qur'an is conclusive evidence confirming that it is the Word of God. Apart from this, there are a </text:span><text:soft-page-break/><text:span text:style-name="T54">number of miracles verifying the fact that the Qur'an is the revelation of God, one of them being that, 1,400 years ago, it declared a number of scientific facts that have only been established thanks to the technological breakthroughs of the 20th century. In this book, in addition to the scientific miracles of the Qur'an, you will also find messages regarding the future. </text:span><text:span text:style-name="T64">Mracles of the Qur'an</text:span><text:span text:style-name="T54"> is also available in Serbo-Croat (Bosnian), Chinese and Russian. </text:span></text:p>
      <text:p text:style-name="P52"><text:span text:style-name="T54">The world is a temporary place specially created by God to test man. That is why, it is inherently flawed and far from satisfying man's endless needs and desires. Each and every attraction existing in the world eventually wears out, becomes corrupt, decays and finally disappears. This is the never-changing reality of life. This book explains this most important essence of life and leads man to ponder the real place to which he belongs, namely the Hereafter.</text:span></text:p>
      <text:p text:style-name="P52"><text:span text:style-name="T54">The content of this book is an extremely important truth that astounded large numbers of people, and caused their outlook on life to change drastically. We can sum up this reality like this: "All events, people, buildings, cities, cars, places, which are a part of our life in this world, in short, everything we see, hold, touch, smell, taste and hear, are actually illusions and sensations that form in our brain."</text:span></text:p>
      <text:p text:style-name="P52"><text:span text:style-name="T54">The purpose of this book is to display the miraculous features of plants and hence to make people see "the creation miracle" in things -they often encounter in the flow of their daily lives and sidestep. </text:span></text:p>
      <text:p text:style-name="P52"><text:span text:style-name="T54">This book opens new horizons on these issues for people who, throughout their lives, -think only about their own needs and hence fail to see the evidence of God's existence. Reading and understanding this book will be an important step in coming to an understanding of one's Creator. </text:span></text:p>
      <text:p text:style-name="P45"/>
      <text:p text:style-name="P52"><text:span text:style-name="T54">The information hidden inside DNA controls the thousands of different events that take place in the cells of the human body and in the functioning of its systems, as well as all the physical features, from the colour of a person's hair and eyes to his height. In the same way that every book has a writer and owner, so does the information in DNA:and that Creator is our Lord God, the All-Wise.</text:span></text:p>
      <text:p text:style-name="P52"><text:span text:style-name="T54">Just as a tiny key opens a huge door, this book will open new horizons for its readers. And the reality behind that door is the most important reality that one can come across in one's lifetime. Relating the amazing and admirable features of spiders known by few people and asking the questions of "how" and "why" in the process, this book reveals the excellence and perfection inherent in God's creation. </text:span></text:p>
      <text:p text:style-name="P52"><text:span text:style-name="T54">In societies distant from religion, right is often presented as wrong, and vice versa. Unbecoming behaviour which will not please God may be favoured and encouraged. Romanticism is one of those wrong sentiments which is assumed to be "right". This book reveals what a serious threat romanticism – which is imagined to be a simple character </text:span><text:soft-page-break/><text:span text:style-name="T54">trait – poses to societies and individuals, and shows how easy it is to eliminate this danger.</text:span></text:p>
      <text:p text:style-name="P52"><text:span text:style-name="T54">These millimeter-sized animals that we frequently come across but don't care much about have an excellent ability for organization and specialization that is not to be matched by any other being on earth. These aspects of ants create in one a great admiration for God's superior power and unmatched creation. The book is also available inUrdu and Indonesian.</text:span></text:p>
      <text:p text:style-name="P52"><text:span text:style-name="T54">This book maintains that the source of the scourge of terrorism does not come from a divine religion, and that there is no room for terrorism in Islam. It is revealed, in the light of the verses of the Koran and with examples from history, that Islam forbids terrorism and aims to bring peace and security to the world. </text:span><text:span text:style-name="T64">Islam Denounces Terrorism</text:span><text:span text:style-name="T54"> is also available in German.</text:span></text:p>
      <text:p text:style-name="P52"><text:span text:style-name="T54">This book is about the enthusiasm of believers that keeps growing until the end of their lives. The main aim of the book is to increase the enthusiasm of believers showing them what a great blessing enthusiasm is, and how it enhances the power of believers. </text:span></text:p>
      <text:p text:style-name="P52"><text:span text:style-name="T54">That people do not adopt the moral values of the Qur'an and submit to God underlie the personal and social depression, pain, fears and lack of confidence that is widely experienced today. This book explains the detriments that disbelief gives to people and discloses the only way to salvation, which is submission to God.</text:span></text:p>
      <text:p text:style-name="P52"><text:span text:style-name="T54">The plan, design, and delicate balance existing in our bodies and reaching into even the remotest corners of the incredibly vast universe must surely have a superior Creator. Man is unable to see his Creator yet he can nevertheless grasp His existence, strength, and wisdom by means of his intellect. This book is a summons to think. A summons to ponder over the universe and living beings and see how they have been created flawlessly.</text:span></text:p>
      <text:p text:style-name="P52"><text:span text:style-name="T54">Scientific progress makes it clear that living beings have an extremely complex structure and an order that is too perfect to have come into being by accident. Recently, for example, the perfect structure in the human gene became a top issue as a result of the completion of the Human Genome Project. In this book, the unique creation of God is once again disclosed for all to see. </text:span></text:p>
      <text:p text:style-name="P52"><text:span text:style-name="T54">Moses is the prophet whose life is most narrated in the Qur'an. The Qur'an provides a very detailed account of his struggle with Pharaoh, the unfavourable conduct of his people and the way the Prophet Moses summoned them to the way of God. This book provides a thorough examination into the life of the Prophet Moses in the light of the Qur'anic verses. </text:span></text:p>
      <text:p text:style-name="P45"/>
      <text:p text:style-name="P52"><text:span text:style-name="T54">Fascism is an ideology that has brought great disasters to humanity. Not only has it caused millions of people to be killed and tortured simply because of their race, but it has also attempted to abolish all human values. The main purpose of the book is to present various fascist tendencies which appear under different methods and guises, and </text:span><text:soft-page-break/><text:span text:style-name="T54">expose their real origins and objectives. The book also attempts to tear down the mask of fascism, and reveal that fascism is definitely an anti-religionist system. </text:span></text:p>
      <text:p text:style-name="P52"><text:span text:style-name="T54">The Qur'an has been revealed to us so that we may read and ponder. The Basic Concepts of the Qur'an is a useful resource prepared as a guide to thinking. Some basic Islamic concepts like the soul, conscience, wisdom, loyalty, submission to God, brotherhood, modesty, prayer, patience, are discussed in the light of Qur'anic verses. This book is also available in Portuguese. </text:span></text:p>
      <text:p text:style-name="P52"><text:span text:style-name="T54">The way to examine the universe and all the beings therein and to discover God's art of creation and announce it to humanity is "science". Therefore, religion adopts science as a way to reach the details of God's creation and therefore encourages science. Just as religion encourages scientific research, so does scientific research that is guided by the facts communicated by religion yield very repid and definite results. This is because religion is the unique source that provides the most correct and definite answer to the question of how the universe and life came into being. This book is also available in Russian.</text:span></text:p>
      <text:p text:style-name="P52"><text:span text:style-name="T54">One of the principal deceptions that impels people into delinquency and makes them pursue their own desires is their heedlessness of death. Both human beings and the universe they live in are mortal. What awaits the disbelievers in the next world is more dreadful: the eternal wrath of hell. This book, based on the verses of the Qur'an, makes a detailed depiction of the moment of death, the day of judgement, and the penalties in hell, and it sounds a warning about the great danger facing us. </text:span><text:span text:style-name="T64">Death Resurrection Hell</text:span><text:span text:style-name="T54"> is also available in Polish. </text:span></text:p>
      <text:p text:style-name="P52"><text:span text:style-name="T54">The most serious mistake a man makes is not pondering. It is not possible to find the truth unless one thinks about basic questions such as "How and why am I here?", "Who created me?", or "Where am I going?." Failing to do so, one becomes trapped in the vicious circle of daily life and turns into a selfish creature caring only for himself. </text:span><text:span text:style-name="T64">Ever Thought About the Truth?</text:span><text:span text:style-name="T54"> summons people to think on such basic questions and to discover the real meaning of life. This bookis also available in French.</text:span></text:p>
      <text:p text:style-name="P52"><text:span text:style-name="T54">In this book you will find explanations about eternity, timelessness and spacelessness that you will never have encountered anywhere else and you will be confronted by the reality that eternity has already begun. The real answers to many questions people always ponder such as the true nature of death, resurrection after death, the existence of an eternal life, and the time when all these things will happen are to be found here… </text:span></text:p>
      <text:p text:style-name="P52"><text:span text:style-name="T54">Never plead ignorance of God's evident existence, that everything was created by God, that everything you own was given to you by God for your subsistence, that you will not stay so long in this world, of the reality of death, that the Qur'an is the Book of truth, that you will give account for your deeds, of the voice of your conscience that always invites you to righteousness, of the existence of the hereafter and the day of account, that hell is the eternal home of severe punishment, and of the reality of fate. </text:span></text:p>
      <text:p text:style-name="P52"><text:soft-page-break/><text:span text:style-name="T54">One of the principal deceptions that impel people into delinquency is the fact that they constantly forget the basic facts of life. This book summons man to remember facts that his soul prompts him to forget. </text:span></text:p>
      <text:p text:style-name="P52"><text:span text:style-name="T54">While watching television or reading the paper, you see many items which you would not like to see or hear: destitute people, murders, quarrels, ill-treatment, and much more... Certainly, you, too, would like to live in a peaceful and secure society where people live in harmony and friendship. However just waiting for such a world to come about by itself one day is of no use. This book is a summons to those who want goodness to prevail: it calls on them to do goodness and to form an alliance with other good people like themselves.</text:span></text:p>
      <text:p text:style-name="P52"><text:span text:style-name="T54">The Qur'an has been sent down as a book easily understandable to everyone. Everyone who believes in God and follows his conscience can take counsel from the verses of the Qur'an and obey the commands in the verses. However, those who follow their lower self fail to measure God with His true scale, entertain doubts about the hereafter, interpret the verses of the Qur'an wrongly in their own crooked reasoning. In this book, the reasons why those who do not use their intellect misinterpret the Qur'an are examined and some examples of the unwise interpretations and objections they make concerning the verses are reviewed and answered.</text:span></text:p>
      <text:p text:style-name="P52"><text:span text:style-name="T54">In the Qur'an, God tells people many secrets. People who are unaware of these secrets experience the trouble and distress caused by this throughout their lives. For those who learn these secrets of the Qur'an, however, the life of this world is very easy, and full of joy and excitement. This book deals with the subjects God related to people as a secret.</text:span></text:p>
      <text:p text:style-name="P52"><text:span text:style-name="T54">"Everything that constitutes our life is a totality of perceptions received by our soul. The things, people, places and events that make our world and our lives meaningful are like a dream; we perceive them only as images in our brain, and have nothing to do with their truth or reality…"</text:span></text:p>
      <text:p text:style-name="P52"><text:span text:style-name="T54">In the book, which consists of a conversation between four people, the prejudices that prevent people from understanding this great truth are removed, and the misconceptions they have are explained.</text:span></text:p>
      <text:p text:style-name="P52"><text:span text:style-name="T54">Driven by pride and arrogance, man forgets that he is solely a servant of God. The first representative of arrogance is Satan, who rebelled against God. Throughout history, people who out of their pride worshipped themselves, have been mimicking the arrogance of Satan.</text:span></text:p>
      <text:p text:style-name="P52"><text:span text:style-name="T54">Everyone has some knowledge and convictions about Islam. However, the majority of these convictions have their origins in inadequate or incorrect sources. Actually, what one has to do to know Islam is to study the Qur'an, which comprises the origin and basis of Islam. Based on the information conveyed in the Qur'an, this book gives an account of God's attributes, our purpose in this world, what we have to do to fulfill this purpose. </text:span></text:p>
      <text:p text:style-name="P52"><text:soft-page-break/><text:span text:style-name="T54">God, in the Qur'an, calls the culture of people who are not subject to the religion of God "ignorance." Only a comparison of this culture with the honourable thoughts and moral structure of the Qur'an can reveal its primitive and corrupted nature. The purpose of this book is to take this comparison further, displaying the extent of the "crude understanding" of ignorant societies. </text:span></text:p>
      <text:p text:style-name="P52"><text:span text:style-name="T54">God createsevery word one utters, and every event one experiences, from the moment one is born into tis world. For a believer who understands this fact, uninterrupted joy of faith becomes an unchanging quality of life. The fate decreed by God is flawless. In this entity made up of millions of events, there is only goodness, benevolence, and wisdom for everyone who looks at them with an eye for goodness.</text:span></text:p>
      <text:p text:style-name="P52"><text:span text:style-name="T54">In order for justice to reign on the Earth, a morality that will make people leave their own interests aside in favour of justice is needed. This morality is the Qur'anic morality that God teaches and commands us. In Surat an-Nisa, God commands believers to act justly, albeit against themselves. The purpose of this book is to describe the true justice in the Qur'an.</text:span></text:p>
      <text:p text:style-name="P52"><text:span text:style-name="T54">In this book, all ideologies based on disbelief are referred to as "the religions of irreligion." That is simply because these ideologies have in time evolved to become religions with a complete system of beliefs, practices, and rules for conducting one's daily life.</text:span></text:p>
      <text:p text:style-name="P45"/>
      <text:p text:style-name="P52"><text:span text:style-name="T54">A Muslim's life is described as follows in the Qur'an: "Truly, my prayer and my worship, my life and my death, are (all) for God" (The Qur'an, 6:162) A believer who decides to live for the cause of God must abandon all the idols of the society of ignorance </text:span><text:span text:style-name="T64">Devoted to God</text:span><text:span text:style-name="T54"> is a summons to overthrow these idols for good.</text:span></text:p>
      <text:p text:style-name="P45"/>
      <text:p text:style-name="P41"/>
      <text:p text:style-name="P57"><text:span text:style-name="T69">CHILDREN'S BOOKS</text:span></text:p>
      <text:p text:style-name="P49"/>
      <text:p text:style-name="P49"/>
      <text:p text:style-name="P52"><text:span text:style-name="T54">Children! Have you ever asked yourself questions like these: How did our earth come into existence? Where were you before you were born? How did oceans, trees, animals appear on earth? How does a little tiny bee know how to produce delicious honey? How can it build a honeycomb with such astonishingly regular edges? Who was the first human being? In this book you will find the true answers to these questions. This book is also available in Serbian and Indonesian.</text:span></text:p>
      <text:p text:style-name="P52"><text:span text:style-name="T54">As you read this book, you will see that God created the sun, the moon, our world, in short, everything in the universe so that we may live in it in the most peaceful and happy way. This children's book is also available in Russian.</text:span></text:p>
      <text:p text:style-name="P52"><text:span text:style-name="T54">In this book, you will see how God has created all the creatures in the most beautiful way and how every one of them show us His endless beauty, power and knowledge.</text:span></text:p>
      <text:p text:style-name="P52"><text:span text:style-name="T54">Dear kids, while reading this book you will see how God has created all the creatures in the most beautiful way and how every one of them show us His endless beauty, power and knowledge. The World of Animals is also available in French and Russian.</text:span></text:p>
      <text:p text:style-name="P52"><text:span text:style-name="T54">Darwin's theory of evolution maintained that all living beings emerged as a result of chance coincidence and thus denied Creation. Yet, different branches of science like biochemistry, genetics, and palaeontology have demonstrated that the claims that life originated as a result of "coincidences" is foolish. This is a book you will read with pleasure and as it makes explicitly clear why the theory of evolution is the greatest aberration in the history of science. This book is also available in German. </text:span></text:p>
      <text:p text:style-name="P52"><text:span text:style-name="T54">What do you think about ants? Do you know about their abilities and intelligent behaviour? Do you know why Omar is fascinated by the little world of the ants? If you want to learn the answers to these questions, read this book. This book is also available in French and Russian.</text:span></text:p>
      <text:p text:style-name="P52"><text:span text:style-name="T54">Omar meets his friend, honeybee, in a trip to a forest. The honeybee tells him how they build honeycombs, what kind of an order there is in their hive, and many other things. At the end of this visit, Omar learns that it is our Lord, God, Who taught honeybees everything they know. This book is also published in French, German, Russian and Bosnian.</text:span></text:p>
      <text:p text:style-name="P41"/>
      <text:p text:style-name="P57"><text:span text:style-name="T69">AUDIO CASSETTE SERIES</text:span></text:p>
      <text:p text:style-name="P49"/>
      <text:p text:style-name="P49"/>
      <text:p text:style-name="P52"><text:span text:style-name="T61">THE FACT OF CREATION </text:span></text:p>
      <text:p text:style-name="P45"/>
      <text:p text:style-name="P52"><text:span text:style-name="T54">The titles in this series include The Theory of Evolution The Fact of Creation, The Creation of the Universe/The Balances in the Earth, The Miracle in the Cell/The Miracle of Birth, The Miracle in the Eye/The Miracle in the Ear, The Design in Animals/The Design in Plants, The Miracle in the Honeybee/The Miracle in the Ant, The Miracle in the Mosquito/The Miracle in the Spider, Self-Sacrifice in Living Things/Migration and Orientation, The Miracle of Creation in DNA, Miracles of the Qur'an.</text:span></text:p>
      <text:p text:style-name="P45"/>
      <text:p text:style-name="P52"><text:span text:style-name="T61">EVER THOUGHT ABOUT THE TRUTH? I </text:span></text:p>
      <text:p text:style-name="P45"/>
      <text:p text:style-name="P52"><text:span text:style-name="T54">The titles in this series include Ever Thought About the Truth?, Devoted to Allah, The Mature Faith, The Religion of the Ignorant, The Crude Understanding of Disbelief, The Importance of Conscience in the Qur'an, Never Forget, Before You Regret, Death Hereafter Hell, Paradise. </text:span></text:p>
      <text:p text:style-name="P45"/>
      <text:p text:style-name="P52"><text:span text:style-name="T61">EVER THOUGHT ABOUT THE TRUTH? II</text:span></text:p>
      <text:p text:style-name="P45"/>
      <text:p text:style-name="P52"><text:span text:style-name="T54">The titles in this series include The Fear of Allah, The Nightmare of Disbelief, The Struggle of the Religion of Irreligion, Beauties Presented by the Qur'an for Lİfe, The Arrogance of Satan, The Mercy of Believers, The Iniquity Called Mockery, Perished Nations, The Secret Beyond Matter, Timelessness and The Reality of Fate.</text:span></text:p>
      <text:p text:style-name="P45"/>
      <text:p text:style-name="P52"><text:span text:style-name="T54">The works of Harun Yahya are also produced in the form of documentary films and audio cassettes. In addition to English, some of these products are also available in English, Arabic, German, and Russian. </text:span></text:p>
      <text:p text:style-name="P45"/>
      <text:p text:style-name="P52"><text:span text:style-name="T54">The Collapse of Evolution The Fact of Creation audio cassette is also available in Russian. </text:span></text:p>
      <text:p text:style-name="P45"/>
      <text:p text:style-name="P52"><text:span text:style-name="T54">The audio cassettes Perished Nations and The Dark Face of Darwin were inspired by the works of Harun Yahya</text:span></text:p>
      <text:p text:style-name="P45"/>
      <text:p text:style-name="P54"/>
      <text:p text:style-name="P39"><text:span text:style-name="T73">VIDEO FILMS</text:span></text:p>
      <text:p text:style-name="P49"/>
      <text:p text:style-name="P52"><text:soft-page-break/><text:span text:style-name="T54">The works of Harun Yahya are also produced in the form of documentary films and audio cassettes. In addition to English, some of these products are also available in English, Arabic, German, and Russian. </text:span></text:p>
      <text:p text:style-name="P45"/>
      <text:p text:style-name="P45"/>
      <text:p text:style-name="P55"/>
      <text:p text:style-name="P52"><text:span text:style-name="T73">HARUN YAHYA ON THE INTERNET</text:span></text:p>
      <text:p text:style-name="P49"/>
      <text:p text:style-name="P52"><text:span text:style-name="T54">YOU CAN FIND ALL THE WORKS OF HARUN YAHYA ON THE INTERNET</text:span></text:p>
      <text:p text:style-name="P52"><text:span text:style-name="T54">• Scientific refutation of Darwinism, the greatest deception of our age.</text:span></text:p>
      <text:p text:style-name="P52"><text:span text:style-name="T54">• Dozens of books including hundreds of pages of information about the signs of God's creation.</text:span></text:p>
      <text:p text:style-name="P52"><text:span text:style-name="T54">• Extremely valuable works that will guide you to think on the real aspects of life by reading the morals of the Qur'an.</text:span></text:p>
      <text:p text:style-name="P52"><text:span text:style-name="T54">• Harun Yahya's political, scientific and faith-related articles that have appeared in various magazines and newspapers around the world. </text:span></text:p>
      <text:p text:style-name="P52"><text:span text:style-name="T54">• Audio recordings and documentary videos inspired by the works of Harun Yahya. </text:span></text:p>
      <text:p text:style-name="P52"><text:span text:style-name="T54">• And many more attractive presentations...</text:span></text:p>
      <text:p text:style-name="P45"/>
      <text:p text:style-name="P52"><text:span text:style-name="T54">www.harunyahya.com</text:span></text:p>
      <text:p text:style-name="P52"><text:span text:style-name="T54">e-mail: info@harunyahya.com</text:span></text:p>
      <text:p text:style-name="P45"/>
      <text:p text:style-name="P52"><text:span text:style-name="T54">Islam is a religion that means "peace". In the Qur'an, the Holy Book of Islam, Allah commands believers to bring peace and security to the world. Terrorism and all other mischief on Earth are the very acts that Muslims are commanded by Allah to stand against. The Islamic morality is the cure for terrorism, not the source of it. This website is launched to reveal that any kind of terror and barbarism is against Islam, and Muslims share the sorrows of the victims of terrorism.</text:span></text:p>
      <text:p text:style-name="P45"/>
      <text:p text:style-name="P52"><text:span text:style-name="T54">www.islamdenouncesterrorism.com</text:span></text:p>
      <text:p text:style-name="P52"><text:span text:style-name="T54">nfo@islamdenouncesterrorism.com</text:span></text:p>
      <text:p text:style-name="P45"/>
      <text:p text:style-name="P52"><text:span text:style-name="T54">Anti-semitism is a fanatical hatred felt for the Jewish people. This racist ideology has caused millions of Jews to be killed, persecuted, exiled and threatened. The religion of Islam aims to bring justice to the world. Just as it denounces all kinds of racism, so it denounces anti-semitism. Muslims criticize Zionism, but defend the right of Jews to live in peace and security.</text:span></text:p>
      <text:p text:style-name="P45"/>
      <text:p text:style-name="P52"><text:span text:style-name="T54">www.islamdenouncesantisemitism.com</text:span></text:p>
      <text:p text:style-name="P52"><text:span text:style-name="T54">info@islamdenouncesantisemitism.com</text:span></text:p>
      <text:p text:style-name="P45"><text:soft-page-break/></text:p>
      <text:p text:style-name="P52"><text:span text:style-name="T54">This site is part of a chain of sites set up parallel to Harun Yahya's official homepage (www.harunyahya.com). This site is intended to inform the whole world of some important truths. The most important of these truths is the fact of creation: Life and man did not emerge by themselves, as a result of chance, as materialist philosophy claims. In the same way that Allah created the universe from nothing, He also created and gave shape to living things and man. This is a fact backed up by contemporary scientific discoveries. In this site is a documentary that genuinely explains the truth of creation.</text:span></text:p>
      <text:p text:style-name="P45"/>
      <text:p text:style-name="P45"/>
      <text:p text:style-name="P52"><text:span text:style-name="T54">www.evolutiondocumentary.com </text:span></text:p>
      <text:p text:style-name="P52"><text:span text:style-name="T54">info@evolutiondocumentary.com</text:span></text:p>
      <text:p text:style-name="P45"/>
      <text:p text:style-name="P52"><text:span text:style-name="T62">Read about this divine blessing which only a minority of people will enjoy</text:span></text:p>
      <text:p text:style-name="P52"><text:span text:style-name="T54">In the history of mankind, the fact that Jesus (as) will be sent back to Earth for a second time by Allah is surely a divine blessing to all humanity. Only a minority of people will enjoy this occasion. In this site, you will find all the interesting facts about Jesus' return to Earth. </text:span></text:p>
      <text:p text:style-name="P45"/>
      <text:p text:style-name="P52"><text:span text:style-name="T57">www.jesuswillreturn.com </text:span></text:p>
      <text:p text:style-name="P52"><text:span text:style-name="T57">e-mail: info@jesuswillreturn.com</text:span></text:p>
      <text:p text:style-name="P48"/>
      <text:p text:style-name="P52"><text:span text:style-name="T62">The well-known work of Harun Yahya is now on the Internet!</text:span></text:p>
      <text:p text:style-name="P52"><text:span text:style-name="T54">Harun Yahya's The Evolution Deceit, which has been translated into 6 languages so far, is now available on the Internet with additional updates. You will find all the deadlocks of the theory of evolution on this site. </text:span></text:p>
      <text:p text:style-name="P45"/>
      <text:p text:style-name="P52"><text:span text:style-name="T57">www.evolutiondeceit.com </text:span></text:p>
      <text:p text:style-name="P52"><text:span text:style-name="T57">e-mail: info@evolutiondeceit.com</text:span></text:p>
      <text:p text:style-name="P47"/>
      <text:p text:style-name="P52"><text:span text:style-name="T62">Striking examples from the lives of the past nations</text:span></text:p>
      <text:p text:style-name="P52"><text:span text:style-name="T54">This site explores some nations which were destroyed due to their rebellion against Allah and their denial of His Prophets. The purpose of the site is to reveal the manifestations of the Qur'anic verses which give an account of these events and prove once more that the Qur'an is the word of Allah. Besides, it is also intended that all these incidents, each of which is an "example to their own time", can serve as a "warning".</text:span></text:p>
      <text:p text:style-name="P45"/>
      <text:p text:style-name="P52"><text:span text:style-name="T54">www.perishednations.com</text:span></text:p>
      <text:p text:style-name="P52"><text:span text:style-name="T54">e-mail: info@perishednations.com</text:span></text:p>
      <text:p text:style-name="P45"/>
      <text:p text:style-name="P52"><text:soft-page-break/><text:span text:style-name="T62">You will read all the details about the creation of the universe in this site</text:span></text:p>
      <text:p text:style-name="P52"><text:span text:style-name="T54">Today, science shows that the universe was created with a Big Bang from nothing in a single moment. You will read everything you would like to know about the perfect creation of the universe in this site. Besides, you can also find in this site the stages that took place from the Big Bang until our day, illustrated by striking photographs. </text:span></text:p>
      <text:p text:style-name="P45"/>
      <text:p text:style-name="P52"><text:span text:style-name="T54">www.creationofuniverse.com</text:span></text:p>
      <text:p text:style-name="P52"><text:span text:style-name="T54">e-mail: info@creationofuniverse.com</text:span></text:p>
      <text:p text:style-name="P45"/>
      <text:p text:style-name="P52"><text:span text:style-name="T62">An Invitation to Peace Through Interfaith Dialogue</text:span></text:p>
      <text:p text:style-name="P52"><text:span text:style-name="T54">In this site, Jews, Christians and Muslims are called to join in the light of common objectives to wage a joint struggle against atheism, social and moral degeneration, and to spread good morals throughout the world. This call is to all the sincere, scrupulous, benevolent, agreeable, decent, pacifist, and just Jews, Christians and Muslims. </text:span></text:p>
      <text:p text:style-name="P45"/>
      <text:p text:style-name="P52"><text:span text:style-name="T54">www.unionoffaiths.com</text:span></text:p>
      <text:p text:style-name="P52"><text:span text:style-name="T54">e-mail: info@unionoffaiths.com</text:span></text:p>
      <text:p text:style-name="P45"/>
      <text:p text:style-name="P52"><text:span text:style-name="T62">A blessed time when the morality of the Qur’an will come to prevail...</text:span></text:p>
      <text:p text:style-name="P52"><text:span text:style-name="T54">The end times refer to a period very close to the Day of Judgment, when the morality of the Qur'an will come to prevail and people all over the world will come to live by it. When we compare what is happening today with the signs of the end times we can see a great many indications that we are currently living in the end times and that also give the good news of the approach of the Golden Age. The aim of this site is to encourage people to think about this aspect of the end times, and to share that joy and excitement with one another. </text:span></text:p>
      <text:p text:style-name="P45"/>
      <text:p text:style-name="P52"><text:span text:style-name="T54">www.endoftimes.net</text:span></text:p>
      <text:p text:style-name="P52"><text:span text:style-name="T54">e-mail: info@endoftimes.net</text:span></text:p>
      <text:p text:style-name="P45"/>
      <text:p text:style-name="P52"><text:span text:style-name="T54">Kids; what would you like to see in a site that belongs totally to you? Would you be interested in finding out the secrets of the depths of endless space or reading about the sea creatures that produce light to scare off their enemies? Maybe you would like to understand how it is that our hearts never tire and go on beating for years. Or through this site you might like to realise the power of God Who created you, your mother, your father, your friends, everyone, all the animals, all living things, the Earth, the Sun, the Moon and the entire Universe. </text:span></text:p>
      <text:p text:style-name="P45"/>
      <text:p text:style-name="P52"><text:span text:style-name="T54">www.for-children.com</text:span></text:p>
      <text:p text:style-name="P52"><text:span text:style-name="T54">e-mail: info@for-children.com</text:span></text:p>
      <text:p text:style-name="P45"><text:soft-page-break/></text:p>
      <text:p text:style-name="P45"/>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rochure" svg:font-family="Brochure" style:font-family-generic="roman" style:font-pitch="variable"/>
    <style:font-face style:name="GaramondT_rk" svg:font-family="Garamond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rochure1" svg:font-family="Brochure" style:font-family-generic="system" style:font-pitch="variable"/>
    <style:font-face style:name="GaramondT_rk1" svg:font-family="GaramondT_r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GaramondT_rk1" style:font-family-asian="GaramondT_rk" style:font-family-generic-asian="system" style:font-pitch-asian="variable" style:font-size-asian="12pt" style:language-asian="tr" style:country-asian="TR" style:font-name-complex="Brochure1" style:font-family-complex="Brochur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GaramondT_rk" fo:font-family="GaramondT_rk" style:font-family-generic="roman" style:font-pitch="variable" fo:font-size="9pt" fo:font-style="italic" style:font-size-asian="9pt" style:font-style-asian="italic"/>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style:font-name="GaramondT_rk" fo:font-family="GaramondT_rk" style:font-family-generic="roman" style:font-pitch="variable" fo:font-size="14pt" fo:font-style="italic" fo:font-weight="bold" style:font-size-asian="14pt" style:font-style-asian="italic" style:font-weight-asian="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fo:font-size="11pt" fo:font-weight="bold" style:font-size-asian="11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GaramondT_rk1" style:font-family-asian="GaramondT_rk" style:font-family-generic-asian="system" style:font-pitch-asian="variable" style:font-size-asian="10pt" style:language-asian="tr" style:country-asian="TR" style:font-name-complex="Brochure1" style:font-family-complex="Brochure"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style>
    <style:style style:name="ALINTI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YET"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BASLIK" style:family="paragraph" style:parent-style-name="Standard" style:default-outline-level="">
      <style:paragraph-properties fo:margin-top="0cm" fo:margin-bottom="0.3cm" loext:contextual-spacing="false" fo:line-height="0.635cm" fo:text-align="center" style:justify-single-word="false" fo:padding="0cm" fo:border-left="none" fo:border-right="none" fo:border-top="none" fo:border-bottom="0.74pt dotted #000000"/>
      <style:text-properties style:font-name="Brochure" fo:font-family="Brochure" style:font-family-generic="roman" style:font-pitch="variable" fo:letter-spacing="0.062cm" fo:font-weight="bold" style:font-weight-asian="bold"/>
    </style:style>
    <style:style style:name="BASLIK_20_BUYUK_20_ALT" style:display-name="BASLIK BUYUK ALT" style:family="paragraph" style:parent-style-name="Standard" style:default-outline-level="">
      <style:paragraph-properties fo:margin-top="0cm" fo:margin-bottom="0.4cm" loext:contextual-spacing="false" fo:line-height="0.635cm" fo:text-align="center" style:justify-single-word="false" fo:padding="0cm" fo:border-left="none" fo:border-right="none" fo:border-top="none" fo:border-bottom="0.74pt dotted #000000"/>
      <style:text-properties style:font-name="Brochure" fo:font-family="Brochure" style:font-family-generic="roman" style:font-pitch="variable" fo:font-size="13pt" fo:letter-spacing="0.062cm" fo:font-weight="bold" style:font-size-asian="13pt" style:font-weight-asian="bold"/>
    </style:style>
    <style:style style:name="BASLIK_20_İST" style:display-name="BASLIK İST" style:family="paragraph" style:parent-style-name="Standard" style:default-outline-level="">
      <style:paragraph-properties fo:line-height="0.67cm" fo:text-align="center" style:justify-single-word="false"/>
      <style:text-properties style:font-name="Brochure" fo:font-family="Brochure" style:font-family-generic="roman" style:font-pitch="variable" fo:letter-spacing="0.062cm" fo:font-weight="bold" style:font-weight-asian="bold"/>
    </style:style>
    <style:style style:name="BASLIK_20_BİYİK_20_İST" style:display-name="BASLIK BİYİK İST" style:family="paragraph" style:parent-style-name="Standard" style:default-outline-level="">
      <style:paragraph-properties fo:margin-top="0.4cm" fo:margin-bottom="0.101cm" loext:contextual-spacing="false" fo:line-height="0.706cm" fo:text-align="center" style:justify-single-word="false"/>
      <style:text-properties style:font-name="Brochure" fo:font-family="Brochure" style:font-family-generic="roman" style:font-pitch="variable" fo:letter-spacing="0.062cm" fo:font-weight="bold" style:font-weight-asian="bold"/>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GaramondT_rk1" style:font-family-asian="GaramondT_rk" style:font-family-generic-asian="system" style:font-pitch-asian="variable" style:font-size-asian="12pt" style:language-asian="tr" style:country-asian="TR" style:font-name-complex="Brochure1" style:font-family-complex="Brochure" style:font-family-generic-complex="system" style:font-pitch-complex="variable" style:font-size-complex="12pt"/>
    </style:style>
    <style:style style:name="evrim_20_alinti" style:display-name="evrim alinti"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fo:font-size="10pt" style:font-size-asian="10pt"/>
    </style:style>
    <style:style style:name="BASLIK_20_BUYUK" style:display-name="BASLIK BUYUK" style:family="paragraph" style:parent-style-name="Standard" style:default-outline-level="">
      <style:paragraph-properties fo:margin-top="0.4cm" fo:margin-bottom="0.4cm" loext:contextual-spacing="false" fo:line-height="0.67cm" fo:text-align="center" style:justify-single-word="false" fo:padding="0cm" fo:border-left="none" fo:border-right="none" fo:border-top="none" fo:border-bottom="0.74pt dotted #000000"/>
      <style:text-properties style:font-name="Brochure" fo:font-family="Brochure" style:font-family-generic="roman" style:font-pitch="variable" fo:font-size="13pt" fo:letter-spacing="0.062cm" fo:font-weight="bold" style:font-size-asian="13pt" style:font-weight-asian="bold"/>
    </style:style>
    <style:style style:name="ayet_20__b8_st" style:display-name="ayet ¸st" style:family="paragraph" style:parent-style-name="Standard" style:default-outline-level="">
      <style:paragraph-properties fo:margin-left="0.801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B-ANA_20_METIN" style:display-name="B-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ayet_20_orta" style:display-name="ayet orta" style:family="paragraph" style:parent-style-name="Standard" style:default-outline-level="">
      <style:paragraph-properties fo:margin-left="0.801cm" fo:margin-right="0cm"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801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RRORISM: THE RITUAL OF THE DEVIL</dc:title>
    <meta:initial-creator>HARUN YAHYA</meta:initial-creator>
    <meta:creation-date>2002-12-10T22:14:00</meta:creation-date>
    <dc:date>2020-07-05T01:36:04.735463986</dc:date>
    <meta:editing-cycles>14</meta:editing-cycles>
    <meta:editing-duration>PT1M46S</meta:editing-duration>
    <meta:generator>LibreOffice/6.4.4.2$Linux_X86_64 LibreOffice_project/523b8e55cdb4890550c54dc0a0ee2ea29d34e811</meta:generator>
    <meta:keyword>TERRORISM: THE RITUAL OF THE DEVIL</meta:keyword>
    <dc:subject>TERRORISM: THE RITUAL OF THE DEVIL</dc:subject>
    <meta:document-statistic meta:table-count="0" meta:image-count="0" meta:object-count="0" meta:page-count="89" meta:paragraph-count="695" meta:word-count="35503" meta:character-count="210788" meta:non-whitespace-character-count="175800"/>
    <meta:user-defined meta:name="Operator">A A</meta:user-defined>
  </office:meta>
</office:document-meta>
</file>